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liuyc-115_0.05-10000_lowerdiff">
        <table:table-row>
          <table:table-cell office:value-type="string">
            <text:p>SLOPE</text:p>
          </table:table-cell>
          <table:table-cell office:value="0.963748111966" office:value-type="float">
            <text:p>0.963748111966</text:p>
          </table:table-cell>
          <table:table-cell office:value="0.982335722707" office:value-type="float">
            <text:p>0.982335722707</text:p>
          </table:table-cell>
          <table:table-cell office:value="0.613947463485" office:value-type="float">
            <text:p>0.613947463485</text:p>
          </table:table-cell>
          <table:table-cell office:value="0.889061147654" office:value-type="float">
            <text:p>0.889061147654</text:p>
          </table:table-cell>
          <table:table-cell office:value="0.817447136909" office:value-type="float">
            <text:p>0.817447136909</text:p>
          </table:table-cell>
          <table:table-cell office:value="0.754620911427" office:value-type="float">
            <text:p>0.754620911427</text:p>
          </table:table-cell>
          <table:table-cell office:value="0.714074631757" office:value-type="float">
            <text:p>0.714074631757</text:p>
          </table:table-cell>
          <table:table-cell office:value="0.869107099956" office:value-type="float">
            <text:p>0.869107099956</text:p>
          </table:table-cell>
          <table:table-cell office:value="0.747526886878" office:value-type="float">
            <text:p>0.747526886878</text:p>
          </table:table-cell>
          <table:table-cell office:value="0.949288570998" office:value-type="float">
            <text:p>0.949288570998</text:p>
          </table:table-cell>
          <table:table-cell office:value="0.825604025043" office:value-type="float">
            <text:p>0.825604025043</text:p>
          </table:table-cell>
          <table:table-cell office:value="0.753497416074" office:value-type="float">
            <text:p>0.753497416074</text:p>
          </table:table-cell>
          <table:table-cell office:value="0.797971950643" office:value-type="float">
            <text:p>0.797971950643</text:p>
          </table:table-cell>
          <table:table-cell office:value="0.805055186316" office:value-type="float">
            <text:p>0.805055186316</text:p>
          </table:table-cell>
          <table:table-cell office:value="0.899560627418" office:value-type="float">
            <text:p>0.899560627418</text:p>
          </table:table-cell>
          <table:table-cell office:value="0.613612674159" office:value-type="float">
            <text:p>0.613612674159</text:p>
          </table:table-cell>
          <table:table-cell office:value="0.901618185288" office:value-type="float">
            <text:p>0.901618185288</text:p>
          </table:table-cell>
          <table:table-cell office:value="0.975076400418" office:value-type="float">
            <text:p>0.975076400418</text:p>
          </table:table-cell>
          <table:table-cell office:value="0.98594287848" office:value-type="float">
            <text:p>0.98594287848</text:p>
          </table:table-cell>
          <table:table-cell office:value="0.958675387923" office:value-type="float">
            <text:p>0.958675387923</text:p>
          </table:table-cell>
          <table:table-cell office:value="0.929940874185" office:value-type="float">
            <text:p>0.929940874185</text:p>
          </table:table-cell>
          <table:table-cell office:value="0.799938208906" office:value-type="float">
            <text:p>0.799938208906</text:p>
          </table:table-cell>
          <table:table-cell office:value="0.992727601488" office:value-type="float">
            <text:p>0.992727601488</text:p>
          </table:table-cell>
          <table:table-cell office:value="0.77522792348" office:value-type="float">
            <text:p>0.77522792348</text:p>
          </table:table-cell>
          <table:table-cell office:value="0.682576362087" office:value-type="float">
            <text:p>0.682576362087</text:p>
          </table:table-cell>
          <table:table-cell office:value="0.986394918693" office:value-type="float">
            <text:p>0.986394918693</text:p>
          </table:table-cell>
          <table:table-cell office:value="0.804593448904" office:value-type="float">
            <text:p>0.804593448904</text:p>
          </table:table-cell>
          <table:table-cell office:value="0.988623497006" office:value-type="float">
            <text:p>0.988623497006</text:p>
          </table:table-cell>
          <table:table-cell office:value="0.630999015509" office:value-type="float">
            <text:p>0.630999015509</text:p>
          </table:table-cell>
          <table:table-cell office:value="0.834010544635" office:value-type="float">
            <text:p>0.834010544635</text:p>
          </table:table-cell>
          <table:table-cell office:value="0.914326264675" office:value-type="float">
            <text:p>0.914326264675</text:p>
          </table:table-cell>
          <table:table-cell office:value="0.863057953864" office:value-type="float">
            <text:p>0.863057953864</text:p>
          </table:table-cell>
          <table:table-cell office:value="0.862588195438" office:value-type="float">
            <text:p>0.862588195438</text:p>
          </table:table-cell>
          <table:table-cell office:value="0.751789404626" office:value-type="float">
            <text:p>0.751789404626</text:p>
          </table:table-cell>
          <table:table-cell office:value="0.744303232779" office:value-type="float">
            <text:p>0.744303232779</text:p>
          </table:table-cell>
          <table:table-cell office:value="0.676589801735" office:value-type="float">
            <text:p>0.676589801735</text:p>
          </table:table-cell>
          <table:table-cell office:value="0.732993030676" office:value-type="float">
            <text:p>0.732993030676</text:p>
          </table:table-cell>
          <table:table-cell office:value="0.549768533543" office:value-type="float">
            <text:p>0.549768533543</text:p>
          </table:table-cell>
          <table:table-cell office:value="0.492554015128" office:value-type="float">
            <text:p>0.492554015128</text:p>
          </table:table-cell>
          <table:table-cell office:value="0.532078635778" office:value-type="float">
            <text:p>0.532078635778</text:p>
          </table:table-cell>
          <table:table-cell office:value="0.927339139358" office:value-type="float">
            <text:p>0.927339139358</text:p>
          </table:table-cell>
          <table:table-cell office:value="0.962702852363" office:value-type="float">
            <text:p>0.962702852363</text:p>
          </table:table-cell>
          <table:table-cell office:value="0.90462915936" office:value-type="float">
            <text:p>0.90462915936</text:p>
          </table:table-cell>
          <table:table-cell office:value="0.908195633212" office:value-type="float">
            <text:p>0.908195633212</text:p>
          </table:table-cell>
          <table:table-cell office:value="0.961410401007" office:value-type="float">
            <text:p>0.961410401007</text:p>
          </table:table-cell>
          <table:table-cell office:value="0.924193885799" office:value-type="float">
            <text:p>0.924193885799</text:p>
          </table:table-cell>
          <table:table-cell office:value="0.866360204865" office:value-type="float">
            <text:p>0.866360204865</text:p>
          </table:table-cell>
          <table:table-cell office:value="0.979254690802" office:value-type="float">
            <text:p>0.979254690802</text:p>
          </table:table-cell>
          <table:table-cell office:value="0.623035080539" office:value-type="float">
            <text:p>0.623035080539</text:p>
          </table:table-cell>
          <table:table-cell office:value="0.64714183666" office:value-type="float">
            <text:p>0.64714183666</text:p>
          </table:table-cell>
          <table:table-cell office:value="0.757468721671" office:value-type="float">
            <text:p>0.757468721671</text:p>
          </table:table-cell>
          <table:table-cell office:value="0.915610642652" office:value-type="float">
            <text:p>0.915610642652</text:p>
          </table:table-cell>
        </table:table-row>
        <table:table-row>
          <table:table-cell office:value-type="string">
            <text:p>STD</text:p>
          </table:table-cell>
          <table:table-cell office:value="0.0159027345251" office:value-type="float">
            <text:p>0.0159027345251</text:p>
          </table:table-cell>
          <table:table-cell office:value="0.0146549774801" office:value-type="float">
            <text:p>0.0146549774801</text:p>
          </table:table-cell>
          <table:table-cell office:value="0.0380454303484" office:value-type="float">
            <text:p>0.0380454303484</text:p>
          </table:table-cell>
          <table:table-cell office:value="0.0203057991113" office:value-type="float">
            <text:p>0.0203057991113</text:p>
          </table:table-cell>
          <table:table-cell office:value="0.113880918751" office:value-type="float">
            <text:p>0.113880918751</text:p>
          </table:table-cell>
          <table:table-cell office:value="0.0165880812012" office:value-type="float">
            <text:p>0.0165880812012</text:p>
          </table:table-cell>
          <table:table-cell office:value="0.059138124609" office:value-type="float">
            <text:p>0.059138124609</text:p>
          </table:table-cell>
          <table:table-cell office:value="0.0205300869475" office:value-type="float">
            <text:p>0.0205300869475</text:p>
          </table:table-cell>
          <table:table-cell office:value="0.43734414992" office:value-type="float">
            <text:p>0.43734414992</text:p>
          </table:table-cell>
          <table:table-cell office:value="0.46040976509" office:value-type="float">
            <text:p>0.46040976509</text:p>
          </table:table-cell>
          <table:table-cell office:value="0.493200540074" office:value-type="float">
            <text:p>0.493200540074</text:p>
          </table:table-cell>
          <table:table-cell office:value="0.485699531698" office:value-type="float">
            <text:p>0.485699531698</text:p>
          </table:table-cell>
          <table:table-cell office:value="0.441736668546" office:value-type="float">
            <text:p>0.441736668546</text:p>
          </table:table-cell>
          <table:table-cell office:value="0.417026828894" office:value-type="float">
            <text:p>0.417026828894</text:p>
          </table:table-cell>
          <table:table-cell office:value="0.370232710674" office:value-type="float">
            <text:p>0.370232710674</text:p>
          </table:table-cell>
          <table:table-cell office:value="0.39919532073" office:value-type="float">
            <text:p>0.39919532073</text:p>
          </table:table-cell>
          <table:table-cell office:value="0.492742712927" office:value-type="float">
            <text:p>0.492742712927</text:p>
          </table:table-cell>
          <table:table-cell office:value="0.492897287595" office:value-type="float">
            <text:p>0.492897287595</text:p>
          </table:table-cell>
          <table:table-cell office:value="0.4998547846" office:value-type="float">
            <text:p>0.4998547846</text:p>
          </table:table-cell>
          <table:table-cell office:value="0.498575966049" office:value-type="float">
            <text:p>0.498575966049</text:p>
          </table:table-cell>
          <table:table-cell office:value="0.499580149592" office:value-type="float">
            <text:p>0.499580149592</text:p>
          </table:table-cell>
          <table:table-cell office:value="0.471627376328" office:value-type="float">
            <text:p>0.471627376328</text:p>
          </table:table-cell>
          <table:table-cell office:value="0.498462223419" office:value-type="float">
            <text:p>0.498462223419</text:p>
          </table:table-cell>
          <table:table-cell office:value="0.495863155306" office:value-type="float">
            <text:p>0.495863155306</text:p>
          </table:table-cell>
          <table:table-cell office:value="0.0240677920562" office:value-type="float">
            <text:p>0.0240677920562</text:p>
          </table:table-cell>
          <table:table-cell office:value="0.0323596804003" office:value-type="float">
            <text:p>0.0323596804003</text:p>
          </table:table-cell>
          <table:table-cell office:value="0.02071440166" office:value-type="float">
            <text:p>0.02071440166</text:p>
          </table:table-cell>
          <table:table-cell office:value="0.0634065267897" office:value-type="float">
            <text:p>0.0634065267897</text:p>
          </table:table-cell>
          <table:table-cell office:value="0.0308605876527" office:value-type="float">
            <text:p>0.0308605876527</text:p>
          </table:table-cell>
          <table:table-cell office:value="0.0168432571251" office:value-type="float">
            <text:p>0.0168432571251</text:p>
          </table:table-cell>
          <table:table-cell office:value="0.0559686170098" office:value-type="float">
            <text:p>0.0559686170098</text:p>
          </table:table-cell>
          <table:table-cell office:value="0.0246603847607" office:value-type="float">
            <text:p>0.0246603847607</text:p>
          </table:table-cell>
          <table:table-cell office:value="0.490070016798" office:value-type="float">
            <text:p>0.490070016798</text:p>
          </table:table-cell>
          <table:table-cell office:value="0.47679404389" office:value-type="float">
            <text:p>0.47679404389</text:p>
          </table:table-cell>
          <table:table-cell office:value="0.487082488385" office:value-type="float">
            <text:p>0.487082488385</text:p>
          </table:table-cell>
          <table:table-cell office:value="0.491777385298" office:value-type="float">
            <text:p>0.491777385298</text:p>
          </table:table-cell>
          <table:table-cell office:value="0.489291731971" office:value-type="float">
            <text:p>0.489291731971</text:p>
          </table:table-cell>
          <table:table-cell office:value="0.477257994619" office:value-type="float">
            <text:p>0.477257994619</text:p>
          </table:table-cell>
          <table:table-cell office:value="0.477919771275" office:value-type="float">
            <text:p>0.477919771275</text:p>
          </table:table-cell>
          <table:table-cell office:value="0.473831919834" office:value-type="float">
            <text:p>0.473831919834</text:p>
          </table:table-cell>
          <table:table-cell office:value="0.224608778803" office:value-type="float">
            <text:p>0.224608778803</text:p>
          </table:table-cell>
          <table:table-cell office:value="0.248243417476" office:value-type="float">
            <text:p>0.248243417476</text:p>
          </table:table-cell>
          <table:table-cell office:value="0.231106031922" office:value-type="float">
            <text:p>0.231106031922</text:p>
          </table:table-cell>
          <table:table-cell office:value="0.241935723698" office:value-type="float">
            <text:p>0.241935723698</text:p>
          </table:table-cell>
          <table:table-cell office:value="0.0283831018708" office:value-type="float">
            <text:p>0.0283831018708</text:p>
          </table:table-cell>
          <table:table-cell office:value="0.0394519971392" office:value-type="float">
            <text:p>0.0394519971392</text:p>
          </table:table-cell>
          <table:table-cell office:value="0.0597901848467" office:value-type="float">
            <text:p>0.0597901848467</text:p>
          </table:table-cell>
          <table:table-cell office:value="0.0668576049438" office:value-type="float">
            <text:p>0.0668576049438</text:p>
          </table:table-cell>
          <table:table-cell office:value="0.0421237447945" office:value-type="float">
            <text:p>0.0421237447945</text:p>
          </table:table-cell>
          <table:table-cell office:value="0.105026974388" office:value-type="float">
            <text:p>0.105026974388</text:p>
          </table:table-cell>
          <table:table-cell office:value="0.0216383466396" office:value-type="float">
            <text:p>0.0216383466396</text:p>
          </table:table-cell>
          <table:table-cell office:value="0.0698628805988" office:value-type="float">
            <text:p>0.0698628805988</text:p>
          </table:table-cell>
        </table:table-row>
        <table:table-row>
          <table:table-cell office:value-type="string">
            <text:p>A_DEC</text:p>
          </table:table-cell>
          <table:table-cell office:value="1.04057649827" office:value-type="float">
            <text:p>1.04057649827</text:p>
          </table:table-cell>
          <table:table-cell office:value="1.37391917462" office:value-type="float">
            <text:p>1.37391917462</text:p>
          </table:table-cell>
          <table:table-cell office:value="2.07118813617" office:value-type="float">
            <text:p>2.07118813617</text:p>
          </table:table-cell>
          <table:table-cell office:value="3.15729795451" office:value-type="float">
            <text:p>3.15729795451</text:p>
          </table:table-cell>
          <table:table-cell office:value="1.05617389518" office:value-type="float">
            <text:p>1.05617389518</text:p>
          </table:table-cell>
          <table:table-cell office:value="2.20841003022" office:value-type="float">
            <text:p>2.20841003022</text:p>
          </table:table-cell>
          <table:table-cell office:value="1.00246060488" office:value-type="float">
            <text:p>1.00246060488</text:p>
          </table:table-cell>
          <table:table-cell office:value="1.42070290106" office:value-type="float">
            <text:p>1.42070290106</text:p>
          </table:table-cell>
          <table:table-cell office:value="2.88444610466" office:value-type="float">
            <text:p>2.88444610466</text:p>
          </table:table-cell>
          <table:table-cell office:value="4.46952054432" office:value-type="float">
            <text:p>4.46952054432</text:p>
          </table:table-cell>
          <table:table-cell office:value="4.03868570615" office:value-type="float">
            <text:p>4.03868570615</text:p>
          </table:table-cell>
          <table:table-cell office:value="2.93563388386" office:value-type="float">
            <text:p>2.93563388386</text:p>
          </table:table-cell>
          <table:table-cell office:value="3.16128603345" office:value-type="float">
            <text:p>3.16128603345</text:p>
          </table:table-cell>
          <table:table-cell office:value="3.5912844741" office:value-type="float">
            <text:p>3.5912844741</text:p>
          </table:table-cell>
          <table:table-cell office:value="4.46840006662" office:value-type="float">
            <text:p>4.46840006662</text:p>
          </table:table-cell>
          <table:table-cell office:value="2.46812824873" office:value-type="float">
            <text:p>2.46812824873</text:p>
          </table:table-cell>
          <table:table-cell office:value="1.07532261246" office:value-type="float">
            <text:p>1.07532261246</text:p>
          </table:table-cell>
          <table:table-cell office:value="1.49099851369" office:value-type="float">
            <text:p>1.49099851369</text:p>
          </table:table-cell>
          <table:table-cell office:value="2.39715549573" office:value-type="float">
            <text:p>2.39715549573</text:p>
          </table:table-cell>
          <table:table-cell office:value="3.43050011487" office:value-type="float">
            <text:p>3.43050011487</text:p>
          </table:table-cell>
          <table:table-cell office:value="1.00026037811" office:value-type="float">
            <text:p>1.00026037811</text:p>
          </table:table-cell>
          <table:table-cell office:value="1.06589756613" office:value-type="float">
            <text:p>1.06589756613</text:p>
          </table:table-cell>
          <table:table-cell office:value="1.47811813534" office:value-type="float">
            <text:p>1.47811813534</text:p>
          </table:table-cell>
          <table:table-cell office:value="1.17849183984" office:value-type="float">
            <text:p>1.17849183984</text:p>
          </table:table-cell>
          <table:table-cell office:value="1.04921474993" office:value-type="float">
            <text:p>1.04921474993</text:p>
          </table:table-cell>
          <table:table-cell office:value="4.75429162377" office:value-type="float">
            <text:p>4.75429162377</text:p>
          </table:table-cell>
          <table:table-cell office:value="2.84276690138" office:value-type="float">
            <text:p>2.84276690138</text:p>
          </table:table-cell>
          <table:table-cell office:value="1.44617197667" office:value-type="float">
            <text:p>1.44617197667</text:p>
          </table:table-cell>
          <table:table-cell office:value="1.04947780748" office:value-type="float">
            <text:p>1.04947780748</text:p>
          </table:table-cell>
          <table:table-cell office:value="3.56772643143" office:value-type="float">
            <text:p>3.56772643143</text:p>
          </table:table-cell>
          <table:table-cell office:value="1.39510994014" office:value-type="float">
            <text:p>1.39510994014</text:p>
          </table:table-cell>
          <table:table-cell office:value="1.3551986656" office:value-type="float">
            <text:p>1.3551986656</text:p>
          </table:table-cell>
          <table:table-cell office:value="2.51067690686" office:value-type="float">
            <text:p>2.51067690686</text:p>
          </table:table-cell>
          <table:table-cell office:value="1.7603019552" office:value-type="float">
            <text:p>1.7603019552</text:p>
          </table:table-cell>
          <table:table-cell office:value="1.65447314766" office:value-type="float">
            <text:p>1.65447314766</text:p>
          </table:table-cell>
          <table:table-cell office:value="1.62402754631" office:value-type="float">
            <text:p>1.62402754631</text:p>
          </table:table-cell>
          <table:table-cell office:value="1.52419662938" office:value-type="float">
            <text:p>1.52419662938</text:p>
          </table:table-cell>
          <table:table-cell office:value="1.10163450282" office:value-type="float">
            <text:p>1.10163450282</text:p>
          </table:table-cell>
          <table:table-cell office:value="1.1166935717" office:value-type="float">
            <text:p>1.1166935717</text:p>
          </table:table-cell>
          <table:table-cell office:value="1.03934595386" office:value-type="float">
            <text:p>1.03934595386</text:p>
          </table:table-cell>
          <table:table-cell office:value="6.88229942222" office:value-type="float">
            <text:p>6.88229942222</text:p>
          </table:table-cell>
          <table:table-cell office:value="6.8707126759" office:value-type="float">
            <text:p>6.8707126759</text:p>
          </table:table-cell>
          <table:table-cell office:value="6.55217521698" office:value-type="float">
            <text:p>6.55217521698</text:p>
          </table:table-cell>
          <table:table-cell office:value="7.06942131698" office:value-type="float">
            <text:p>7.06942131698</text:p>
          </table:table-cell>
          <table:table-cell office:value="1.62273951622" office:value-type="float">
            <text:p>1.62273951622</text:p>
          </table:table-cell>
          <table:table-cell office:value="1.70612351223" office:value-type="float">
            <text:p>1.70612351223</text:p>
          </table:table-cell>
          <table:table-cell office:value="7.26373803585" office:value-type="float">
            <text:p>7.26373803585</text:p>
          </table:table-cell>
          <table:table-cell office:value="7.2754792448" office:value-type="float">
            <text:p>7.2754792448</text:p>
          </table:table-cell>
          <table:table-cell office:value="1.69912746845" office:value-type="float">
            <text:p>1.69912746845</text:p>
          </table:table-cell>
          <table:table-cell office:value="1.6800562741" office:value-type="float">
            <text:p>1.6800562741</text:p>
          </table:table-cell>
          <table:table-cell office:value="2.0443211314" office:value-type="float">
            <text:p>2.0443211314</text:p>
          </table:table-cell>
          <table:table-cell office:value="6.94980585029" office:value-type="float">
            <text:p>6.94980585029</text:p>
          </table:table-cell>
        </table:table-row>
        <table:table-row>
          <table:table-cell office:value-type="string">
            <text:p>R_MIN</text:p>
          </table:table-cell>
          <table:table-cell office:value="4.31261282535" office:value-type="float">
            <text:p>4.31261282535</text:p>
          </table:table-cell>
          <table:table-cell office:value="4.13667494866" office:value-type="float">
            <text:p>4.13667494866</text:p>
          </table:table-cell>
          <table:table-cell office:value="8.61093987667" office:value-type="float">
            <text:p>8.61093987667</text:p>
          </table:table-cell>
          <table:table-cell office:value="5.73293114965" office:value-type="float">
            <text:p>5.73293114965</text:p>
          </table:table-cell>
          <table:table-cell office:value="9.74675762383" office:value-type="float">
            <text:p>9.74675762383</text:p>
          </table:table-cell>
          <table:table-cell office:value="6.69109330572" office:value-type="float">
            <text:p>6.69109330572</text:p>
          </table:table-cell>
          <table:table-cell office:value="12.5257135021" office:value-type="float">
            <text:p>12.5257135021</text:p>
          </table:table-cell>
          <table:table-cell office:value="10.3101501172" office:value-type="float">
            <text:p>10.3101501172</text:p>
          </table:table-cell>
          <table:table-cell office:value="1.86387855601" office:value-type="float">
            <text:p>1.86387855601</text:p>
          </table:table-cell>
          <table:table-cell office:value="1.45006827593" office:value-type="float">
            <text:p>1.45006827593</text:p>
          </table:table-cell>
          <table:table-cell office:value="2.17821923578" office:value-type="float">
            <text:p>2.17821923578</text:p>
          </table:table-cell>
          <table:table-cell office:value="1.87610625919" office:value-type="float">
            <text:p>1.87610625919</text:p>
          </table:table-cell>
          <table:table-cell office:value="1.71430066917" office:value-type="float">
            <text:p>1.71430066917</text:p>
          </table:table-cell>
          <table:table-cell office:value="1.92654796558" office:value-type="float">
            <text:p>1.92654796558</text:p>
          </table:table-cell>
          <table:table-cell office:value="1.66671641582" office:value-type="float">
            <text:p>1.66671641582</text:p>
          </table:table-cell>
          <table:table-cell office:value="3.01700432539" office:value-type="float">
            <text:p>3.01700432539</text:p>
          </table:table-cell>
          <table:table-cell office:value="7.3025032656" office:value-type="float">
            <text:p>7.3025032656</text:p>
          </table:table-cell>
          <table:table-cell office:value="8.23901291378" office:value-type="float">
            <text:p>8.23901291378</text:p>
          </table:table-cell>
          <table:table-cell office:value="11.6014809838" office:value-type="float">
            <text:p>11.6014809838</text:p>
          </table:table-cell>
          <table:table-cell office:value="13.6289296584" office:value-type="float">
            <text:p>13.6289296584</text:p>
          </table:table-cell>
          <table:table-cell office:value="5.40103982322" office:value-type="float">
            <text:p>5.40103982322</text:p>
          </table:table-cell>
          <table:table-cell office:value="9.77904559075" office:value-type="float">
            <text:p>9.77904559075</text:p>
          </table:table-cell>
          <table:table-cell office:value="8.12140566698" office:value-type="float">
            <text:p>8.12140566698</text:p>
          </table:table-cell>
          <table:table-cell office:value="10.9470468068" office:value-type="float">
            <text:p>10.9470468068</text:p>
          </table:table-cell>
          <table:table-cell office:value="7.53176350597" office:value-type="float">
            <text:p>7.53176350597</text:p>
          </table:table-cell>
          <table:table-cell office:value="5.14710693495" office:value-type="float">
            <text:p>5.14710693495</text:p>
          </table:table-cell>
          <table:table-cell office:value="6.45420689991" office:value-type="float">
            <text:p>6.45420689991</text:p>
          </table:table-cell>
          <table:table-cell office:value="4.45402243538" office:value-type="float">
            <text:p>4.45402243538</text:p>
          </table:table-cell>
          <table:table-cell office:value="7.71479048514" office:value-type="float">
            <text:p>7.71479048514</text:p>
          </table:table-cell>
          <table:table-cell office:value="6.27388045392" office:value-type="float">
            <text:p>6.27388045392</text:p>
          </table:table-cell>
          <table:table-cell office:value="4.88940961276" office:value-type="float">
            <text:p>4.88940961276</text:p>
          </table:table-cell>
          <table:table-cell office:value="5.57310142611" office:value-type="float">
            <text:p>5.57310142611</text:p>
          </table:table-cell>
          <table:table-cell office:value="4.70304729244" office:value-type="float">
            <text:p>4.70304729244</text:p>
          </table:table-cell>
          <table:table-cell office:value="4.6612838224" office:value-type="float">
            <text:p>4.6612838224</text:p>
          </table:table-cell>
          <table:table-cell office:value="5.66171424797" office:value-type="float">
            <text:p>5.66171424797</text:p>
          </table:table-cell>
          <table:table-cell office:value="5.42790735336" office:value-type="float">
            <text:p>5.42790735336</text:p>
          </table:table-cell>
          <table:table-cell office:value="4.57422277913" office:value-type="float">
            <text:p>4.57422277913</text:p>
          </table:table-cell>
          <table:table-cell office:value="6.74960646389" office:value-type="float">
            <text:p>6.74960646389</text:p>
          </table:table-cell>
          <table:table-cell office:value="8.83220624853" office:value-type="float">
            <text:p>8.83220624853</text:p>
          </table:table-cell>
          <table:table-cell office:value="5.64588737639" office:value-type="float">
            <text:p>5.64588737639</text:p>
          </table:table-cell>
          <table:table-cell office:value="13.3222054471" office:value-type="float">
            <text:p>13.3222054471</text:p>
          </table:table-cell>
          <table:table-cell office:value="12.9442670045" office:value-type="float">
            <text:p>12.9442670045</text:p>
          </table:table-cell>
          <table:table-cell office:value="13.7625502205" office:value-type="float">
            <text:p>13.7625502205</text:p>
          </table:table-cell>
          <table:table-cell office:value="13.7855962239" office:value-type="float">
            <text:p>13.7855962239</text:p>
          </table:table-cell>
          <table:table-cell office:value="5.62949190822" office:value-type="float">
            <text:p>5.62949190822</text:p>
          </table:table-cell>
          <table:table-cell office:value="6.41575611735" office:value-type="float">
            <text:p>6.41575611735</text:p>
          </table:table-cell>
          <table:table-cell office:value="13.7959659106" office:value-type="float">
            <text:p>13.7959659106</text:p>
          </table:table-cell>
          <table:table-cell office:value="11.8094270119" office:value-type="float">
            <text:p>11.8094270119</text:p>
          </table:table-cell>
          <table:table-cell office:value="11.0441558172" office:value-type="float">
            <text:p>11.0441558172</text:p>
          </table:table-cell>
          <table:table-cell office:value="10.7361224433" office:value-type="float">
            <text:p>10.7361224433</text:p>
          </table:table-cell>
          <table:table-cell office:value="7.94179057997" office:value-type="float">
            <text:p>7.94179057997</text:p>
          </table:table-cell>
          <table:table-cell office:value="12.7664436852" office:value-type="float">
            <text:p>12.7664436852</text:p>
          </table:table-cell>
        </table:table-row>
        <table:table-row>
          <table:table-cell office:value-type="string">
            <text:p>energy</text:p>
          </table:table-cell>
          <table:table-cell office:value="-69.3924916425" office:value-type="float">
            <text:p>-69.3924916425</text:p>
          </table:table-cell>
          <table:table-cell office:value="-69.0842102968" office:value-type="float">
            <text:p>-69.0842102968</text:p>
          </table:table-cell>
          <table:table-cell office:value="-69.0335194555" office:value-type="float">
            <text:p>-69.0335194555</text:p>
          </table:table-cell>
          <table:table-cell office:value="-69.1284180957" office:value-type="float">
            <text:p>-69.1284180957</text:p>
          </table:table-cell>
          <table:table-cell office:value="-69.0776957587" office:value-type="float">
            <text:p>-69.0776957587</text:p>
          </table:table-cell>
          <table:table-cell office:value="-69.0503548708" office:value-type="float">
            <text:p>-69.0503548708</text:p>
          </table:table-cell>
          <table:table-cell office:value="-69.0812437113" office:value-type="float">
            <text:p>-69.0812437113</text:p>
          </table:table-cell>
          <table:table-cell office:value="-69.1206296163" office:value-type="float">
            <text:p>-69.1206296163</text:p>
          </table:table-cell>
          <table:table-cell office:value="168.26482267" office:value-type="float">
            <text:p>168.26482267</text:p>
          </table:table-cell>
          <table:table-cell office:value="166.380590475" office:value-type="float">
            <text:p>166.380590475</text:p>
          </table:table-cell>
          <table:table-cell office:value="167.282121611" office:value-type="float">
            <text:p>167.282121611</text:p>
          </table:table-cell>
          <table:table-cell office:value="167.577358549" office:value-type="float">
            <text:p>167.577358549</text:p>
          </table:table-cell>
          <table:table-cell office:value="167.735380491" office:value-type="float">
            <text:p>167.735380491</text:p>
          </table:table-cell>
          <table:table-cell office:value="167.769922565" office:value-type="float">
            <text:p>167.769922565</text:p>
          </table:table-cell>
          <table:table-cell office:value="168.051623624" office:value-type="float">
            <text:p>168.051623624</text:p>
          </table:table-cell>
          <table:table-cell office:value="168.661982146" office:value-type="float">
            <text:p>168.661982146</text:p>
          </table:table-cell>
          <table:table-cell office:value="-6.81522894614" office:value-type="float">
            <text:p>-6.81522894614</text:p>
          </table:table-cell>
          <table:table-cell office:value="-6.52025506604" office:value-type="float">
            <text:p>-6.52025506604</text:p>
          </table:table-cell>
          <table:table-cell office:value="-4.69850872273" office:value-type="float">
            <text:p>-4.69850872273</text:p>
          </table:table-cell>
          <table:table-cell office:value="-5.11638497508" office:value-type="float">
            <text:p>-5.11638497508</text:p>
          </table:table-cell>
          <table:table-cell office:value="-5.81962453148" office:value-type="float">
            <text:p>-5.81962453148</text:p>
          </table:table-cell>
          <table:table-cell office:value="-6.14505358407" office:value-type="float">
            <text:p>-6.14505358407</text:p>
          </table:table-cell>
          <table:table-cell office:value="-5.96606499082" office:value-type="float">
            <text:p>-5.96606499082</text:p>
          </table:table-cell>
          <table:table-cell office:value="-6.24070815439" office:value-type="float">
            <text:p>-6.24070815439</text:p>
          </table:table-cell>
          <table:table-cell office:value="-874.288135593" office:value-type="float">
            <text:p>-874.288135593</text:p>
          </table:table-cell>
          <table:table-cell office:value="-874.13559322" office:value-type="float">
            <text:p>-874.13559322</text:p>
          </table:table-cell>
          <table:table-cell office:value="-874.491525424" office:value-type="float">
            <text:p>-874.491525424</text:p>
          </table:table-cell>
          <table:table-cell office:value="-875.033898305" office:value-type="float">
            <text:p>-875.033898305</text:p>
          </table:table-cell>
          <table:table-cell office:value="-873.847457627" office:value-type="float">
            <text:p>-873.847457627</text:p>
          </table:table-cell>
          <table:table-cell office:value="-874.610169492" office:value-type="float">
            <text:p>-874.610169492</text:p>
          </table:table-cell>
          <table:table-cell office:value="-874.796610169" office:value-type="float">
            <text:p>-874.796610169</text:p>
          </table:table-cell>
          <table:table-cell office:value="-874.169491525" office:value-type="float">
            <text:p>-874.169491525</text:p>
          </table:table-cell>
          <table:table-cell office:value="-4.16577840007" office:value-type="float">
            <text:p>-4.16577840007</text:p>
          </table:table-cell>
          <table:table-cell office:value="-4.0036603234" office:value-type="float">
            <text:p>-4.0036603234</text:p>
          </table:table-cell>
          <table:table-cell office:value="-3.96075077421" office:value-type="float">
            <text:p>-3.96075077421</text:p>
          </table:table-cell>
          <table:table-cell office:value="-4.16839682451" office:value-type="float">
            <text:p>-4.16839682451</text:p>
          </table:table-cell>
          <table:table-cell office:value="-4.14161443789" office:value-type="float">
            <text:p>-4.14161443789</text:p>
          </table:table-cell>
          <table:table-cell office:value="-4.13465567321" office:value-type="float">
            <text:p>-4.13465567321</text:p>
          </table:table-cell>
          <table:table-cell office:value="-4.18344642312" office:value-type="float">
            <text:p>-4.18344642312</text:p>
          </table:table-cell>
          <table:table-cell office:value="-4.1449584637" office:value-type="float">
            <text:p>-4.1449584637</text:p>
          </table:table-cell>
          <table:table-cell office:value="-78.5216828514" office:value-type="float">
            <text:p>-78.5216828514</text:p>
          </table:table-cell>
          <table:table-cell office:value="-78.5488909488" office:value-type="float">
            <text:p>-78.5488909488</text:p>
          </table:table-cell>
          <table:table-cell office:value="-78.6049057546" office:value-type="float">
            <text:p>-78.6049057546</text:p>
          </table:table-cell>
          <table:table-cell office:value="-78.6244086194" office:value-type="float">
            <text:p>-78.6244086194</text:p>
          </table:table-cell>
          <table:table-cell office:value="-1388.47457627" office:value-type="float">
            <text:p>-1388.47457627</text:p>
          </table:table-cell>
          <table:table-cell office:value="-1387.72881356" office:value-type="float">
            <text:p>-1387.72881356</text:p>
          </table:table-cell>
          <table:table-cell office:value="-1387.3220339" office:value-type="float">
            <text:p>-1387.3220339</text:p>
          </table:table-cell>
          <table:table-cell office:value="-1386.84745763" office:value-type="float">
            <text:p>-1386.84745763</text:p>
          </table:table-cell>
          <table:table-cell office:value="-1387.52542373" office:value-type="float">
            <text:p>-1387.52542373</text:p>
          </table:table-cell>
          <table:table-cell office:value="-1386.16949153" office:value-type="float">
            <text:p>-1386.16949153</text:p>
          </table:table-cell>
          <table:table-cell office:value="-1389.3559322" office:value-type="float">
            <text:p>-1389.3559322</text:p>
          </table:table-cell>
          <table:table-cell office:value="-1387.05084746" office:value-type="float">
            <text:p>-1387.05084746</text:p>
          </table:table-cell>
        </table:table-row>
      </table:table>
      <table:table table:name="liuyc-115_0.05-250000_lowerdiff">
        <table:table-row>
          <table:table-cell office:value-type="string">
            <text:p>SLOPE</text:p>
          </table:table-cell>
          <table:table-cell office:value="0.936458012609" office:value-type="float">
            <text:p>0.936458012609</text:p>
          </table:table-cell>
          <table:table-cell office:value="0.974377417668" office:value-type="float">
            <text:p>0.974377417668</text:p>
          </table:table-cell>
          <table:table-cell office:value="0.860281019671" office:value-type="float">
            <text:p>0.860281019671</text:p>
          </table:table-cell>
          <table:table-cell office:value="0.886583176718" office:value-type="float">
            <text:p>0.886583176718</text:p>
          </table:table-cell>
          <table:table-cell office:value="0.775354564328" office:value-type="float">
            <text:p>0.775354564328</text:p>
          </table:table-cell>
          <table:table-cell office:value="0.805103079286" office:value-type="float">
            <text:p>0.805103079286</text:p>
          </table:table-cell>
          <table:table-cell office:value="0.928813733883" office:value-type="float">
            <text:p>0.928813733883</text:p>
          </table:table-cell>
          <table:table-cell office:value="0.907945901582" office:value-type="float">
            <text:p>0.907945901582</text:p>
          </table:table-cell>
        </table:table-row>
        <table:table-row>
          <table:table-cell office:value-type="string">
            <text:p>STD</text:p>
          </table:table-cell>
          <table:table-cell office:value="0.0202701238697" office:value-type="float">
            <text:p>0.0202701238697</text:p>
          </table:table-cell>
          <table:table-cell office:value="0.0258205542477" office:value-type="float">
            <text:p>0.0258205542477</text:p>
          </table:table-cell>
          <table:table-cell office:value="0.0479489442134" office:value-type="float">
            <text:p>0.0479489442134</text:p>
          </table:table-cell>
          <table:table-cell office:value="0.0443778940781" office:value-type="float">
            <text:p>0.0443778940781</text:p>
          </table:table-cell>
          <table:table-cell office:value="0.0109103157997" office:value-type="float">
            <text:p>0.0109103157997</text:p>
          </table:table-cell>
          <table:table-cell office:value="0.0135714511673" office:value-type="float">
            <text:p>0.0135714511673</text:p>
          </table:table-cell>
          <table:table-cell office:value="0.0862287070325" office:value-type="float">
            <text:p>0.0862287070325</text:p>
          </table:table-cell>
          <table:table-cell office:value="0.0211634228537" office:value-type="float">
            <text:p>0.0211634228537</text:p>
          </table:table-cell>
        </table:table-row>
        <table:table-row>
          <table:table-cell office:value-type="string">
            <text:p>A_DEC</text:p>
          </table:table-cell>
          <table:table-cell office:value="1.35268960025" office:value-type="float">
            <text:p>1.35268960025</text:p>
          </table:table-cell>
          <table:table-cell office:value="1.44142020408" office:value-type="float">
            <text:p>1.44142020408</text:p>
          </table:table-cell>
          <table:table-cell office:value="1.22967407255" office:value-type="float">
            <text:p>1.22967407255</text:p>
          </table:table-cell>
          <table:table-cell office:value="1.28825210891" office:value-type="float">
            <text:p>1.28825210891</text:p>
          </table:table-cell>
          <table:table-cell office:value="1.00613191603" office:value-type="float">
            <text:p>1.00613191603</text:p>
          </table:table-cell>
          <table:table-cell office:value="1.10828821609" office:value-type="float">
            <text:p>1.10828821609</text:p>
          </table:table-cell>
          <table:table-cell office:value="1.32608647429" office:value-type="float">
            <text:p>1.32608647429</text:p>
          </table:table-cell>
          <table:table-cell office:value="1.32109230776" office:value-type="float">
            <text:p>1.32109230776</text:p>
          </table:table-cell>
        </table:table-row>
        <table:table-row>
          <table:table-cell office:value-type="string">
            <text:p>R_MIN</text:p>
          </table:table-cell>
          <table:table-cell office:value="4.81637019959" office:value-type="float">
            <text:p>4.81637019959</text:p>
          </table:table-cell>
          <table:table-cell office:value="4.47176991383" office:value-type="float">
            <text:p>4.47176991383</text:p>
          </table:table-cell>
          <table:table-cell office:value="5.23249171374" office:value-type="float">
            <text:p>5.23249171374</text:p>
          </table:table-cell>
          <table:table-cell office:value="5.05388673353" office:value-type="float">
            <text:p>5.05388673353</text:p>
          </table:table-cell>
          <table:table-cell office:value="5.5936716096" office:value-type="float">
            <text:p>5.5936716096</text:p>
          </table:table-cell>
          <table:table-cell office:value="5.5000445852" office:value-type="float">
            <text:p>5.5000445852</text:p>
          </table:table-cell>
          <table:table-cell office:value="4.67939282021" office:value-type="float">
            <text:p>4.67939282021</text:p>
          </table:table-cell>
          <table:table-cell office:value="4.81942698418" office:value-type="float">
            <text:p>4.81942698418</text:p>
          </table:table-cell>
        </table:table-row>
        <table:table-row>
          <table:table-cell office:value-type="string">
            <text:p>energy</text:p>
          </table:table-cell>
          <table:table-cell office:value="-78.1443648235" office:value-type="float">
            <text:p>-78.1443648235</text:p>
          </table:table-cell>
          <table:table-cell office:value="-78.2287704686" office:value-type="float">
            <text:p>-78.2287704686</text:p>
          </table:table-cell>
          <table:table-cell office:value="-78.2055466108" office:value-type="float">
            <text:p>-78.2055466108</text:p>
          </table:table-cell>
          <table:table-cell office:value="-78.2143485071" office:value-type="float">
            <text:p>-78.2143485071</text:p>
          </table:table-cell>
          <table:table-cell office:value="-78.2287962357" office:value-type="float">
            <text:p>-78.2287962357</text:p>
          </table:table-cell>
          <table:table-cell office:value="-78.2275248048" office:value-type="float">
            <text:p>-78.2275248048</text:p>
          </table:table-cell>
          <table:table-cell office:value="-78.1345993167" office:value-type="float">
            <text:p>-78.1345993167</text:p>
          </table:table-cell>
          <table:table-cell office:value="-78.2120169984" office:value-type="float">
            <text:p>-78.2120169984</text:p>
          </table:table-cell>
        </table:table-row>
      </table:table>
      <table:table table:name="liuyc-115_0.05-5000_lowerdiff">
        <table:table-row>
          <table:table-cell office:value-type="string">
            <text:p>SLOPE</text:p>
          </table:table-cell>
          <table:table-cell office:value="0.0110230049387" office:value-type="float">
            <text:p>0.0110230049387</text:p>
          </table:table-cell>
          <table:table-cell office:value="0.0130294117234" office:value-type="float">
            <text:p>0.0130294117234</text:p>
          </table:table-cell>
          <table:table-cell office:value="0.0103930058153" office:value-type="float">
            <text:p>0.0103930058153</text:p>
          </table:table-cell>
          <table:table-cell office:value="0.0107423783849" office:value-type="float">
            <text:p>0.0107423783849</text:p>
          </table:table-cell>
          <table:table-cell office:value="0.010018371751" office:value-type="float">
            <text:p>0.010018371751</text:p>
          </table:table-cell>
          <table:table-cell office:value="0.0101547733905" office:value-type="float">
            <text:p>0.0101547733905</text:p>
          </table:table-cell>
          <table:table-cell office:value="0.0104949086462" office:value-type="float">
            <text:p>0.0104949086462</text:p>
          </table:table-cell>
          <table:table-cell office:value="0.0100636420275" office:value-type="float">
            <text:p>0.0100636420275</text:p>
          </table:table-cell>
          <table:table-cell office:value="0.93920388677" office:value-type="float">
            <text:p>0.93920388677</text:p>
          </table:table-cell>
          <table:table-cell office:value="0.626622254632" office:value-type="float">
            <text:p>0.626622254632</text:p>
          </table:table-cell>
          <table:table-cell office:value="0.873299961291" office:value-type="float">
            <text:p>0.873299961291</text:p>
          </table:table-cell>
          <table:table-cell office:value="0.75939330625" office:value-type="float">
            <text:p>0.75939330625</text:p>
          </table:table-cell>
        </table:table-row>
        <table:table-row>
          <table:table-cell office:value-type="string">
            <text:p>STD</text:p>
          </table:table-cell>
          <table:table-cell office:value="0.459673937684" office:value-type="float">
            <text:p>0.459673937684</text:p>
          </table:table-cell>
          <table:table-cell office:value="0.173300954986" office:value-type="float">
            <text:p>0.173300954986</text:p>
          </table:table-cell>
          <table:table-cell office:value="0.122949849534" office:value-type="float">
            <text:p>0.122949849534</text:p>
          </table:table-cell>
          <table:table-cell office:value="0.470610853507" office:value-type="float">
            <text:p>0.470610853507</text:p>
          </table:table-cell>
          <table:table-cell office:value="0.131594071483" office:value-type="float">
            <text:p>0.131594071483</text:p>
          </table:table-cell>
          <table:table-cell office:value="0.0770355113624" office:value-type="float">
            <text:p>0.0770355113624</text:p>
          </table:table-cell>
          <table:table-cell office:value="0.190532008891" office:value-type="float">
            <text:p>0.190532008891</text:p>
          </table:table-cell>
          <table:table-cell office:value="0.0874049424679" office:value-type="float">
            <text:p>0.0874049424679</text:p>
          </table:table-cell>
          <table:table-cell office:value="0.0961050163857" office:value-type="float">
            <text:p>0.0961050163857</text:p>
          </table:table-cell>
          <table:table-cell office:value="0.0870550904051" office:value-type="float">
            <text:p>0.0870550904051</text:p>
          </table:table-cell>
          <table:table-cell office:value="0.14741934409" office:value-type="float">
            <text:p>0.14741934409</text:p>
          </table:table-cell>
          <table:table-cell office:value="0.13898120897" office:value-type="float">
            <text:p>0.13898120897</text:p>
          </table:table-cell>
        </table:table-row>
        <table:table-row>
          <table:table-cell office:value-type="string">
            <text:p>A_DEC</text:p>
          </table:table-cell>
          <table:table-cell office:value="6.51860363477" office:value-type="float">
            <text:p>6.51860363477</text:p>
          </table:table-cell>
          <table:table-cell office:value="7.54222961779" office:value-type="float">
            <text:p>7.54222961779</text:p>
          </table:table-cell>
          <table:table-cell office:value="4.47358983059" office:value-type="float">
            <text:p>4.47358983059</text:p>
          </table:table-cell>
          <table:table-cell office:value="7.51832342655" office:value-type="float">
            <text:p>7.51832342655</text:p>
          </table:table-cell>
          <table:table-cell office:value="4.39476773615" office:value-type="float">
            <text:p>4.39476773615</text:p>
          </table:table-cell>
          <table:table-cell office:value="7.71626023788" office:value-type="float">
            <text:p>7.71626023788</text:p>
          </table:table-cell>
          <table:table-cell office:value="6.95825374377" office:value-type="float">
            <text:p>6.95825374377</text:p>
          </table:table-cell>
          <table:table-cell office:value="6.64605469645" office:value-type="float">
            <text:p>6.64605469645</text:p>
          </table:table-cell>
          <table:table-cell office:value="6.98580355774" office:value-type="float">
            <text:p>6.98580355774</text:p>
          </table:table-cell>
          <table:table-cell office:value="1.12176413193" office:value-type="float">
            <text:p>1.12176413193</text:p>
          </table:table-cell>
          <table:table-cell office:value="4.4801159883" office:value-type="float">
            <text:p>4.4801159883</text:p>
          </table:table-cell>
          <table:table-cell office:value="7.3342420683" office:value-type="float">
            <text:p>7.3342420683</text:p>
          </table:table-cell>
        </table:table-row>
        <table:table-row>
          <table:table-cell office:value-type="string">
            <text:p>R_MIN</text:p>
          </table:table-cell>
          <table:table-cell office:value="2.34521979389" office:value-type="float">
            <text:p>2.34521979389</text:p>
          </table:table-cell>
          <table:table-cell office:value="1.13701661738" office:value-type="float">
            <text:p>1.13701661738</text:p>
          </table:table-cell>
          <table:table-cell office:value="2.78062907891" office:value-type="float">
            <text:p>2.78062907891</text:p>
          </table:table-cell>
          <table:table-cell office:value="4.50699043284" office:value-type="float">
            <text:p>4.50699043284</text:p>
          </table:table-cell>
          <table:table-cell office:value="5.12178315159" office:value-type="float">
            <text:p>5.12178315159</text:p>
          </table:table-cell>
          <table:table-cell office:value="5.01454849162" office:value-type="float">
            <text:p>5.01454849162</text:p>
          </table:table-cell>
          <table:table-cell office:value="5.29329713758" office:value-type="float">
            <text:p>5.29329713758</text:p>
          </table:table-cell>
          <table:table-cell office:value="7.41842744124" office:value-type="float">
            <text:p>7.41842744124</text:p>
          </table:table-cell>
          <table:table-cell office:value="14.3702904415" office:value-type="float">
            <text:p>14.3702904415</text:p>
          </table:table-cell>
          <table:table-cell office:value="10.4725779115" office:value-type="float">
            <text:p>10.4725779115</text:p>
          </table:table-cell>
          <table:table-cell office:value="13.6679876465" office:value-type="float">
            <text:p>13.6679876465</text:p>
          </table:table-cell>
          <table:table-cell office:value="14.3517323117" office:value-type="float">
            <text:p>14.3517323117</text:p>
          </table:table-cell>
        </table:table-row>
        <table:table-row>
          <table:table-cell office:value-type="string">
            <text:p>energy</text:p>
          </table:table-cell>
          <table:table-cell office:value="-63.2177827894" office:value-type="float">
            <text:p>-63.2177827894</text:p>
          </table:table-cell>
          <table:table-cell office:value="-63.287278747" office:value-type="float">
            <text:p>-63.287278747</text:p>
          </table:table-cell>
          <table:table-cell office:value="-63.1277625845" office:value-type="float">
            <text:p>-63.1277625845</text:p>
          </table:table-cell>
          <table:table-cell office:value="-62.7983562192" office:value-type="float">
            <text:p>-62.7983562192</text:p>
          </table:table-cell>
          <table:table-cell office:value="-62.6882832998" office:value-type="float">
            <text:p>-62.6882832998</text:p>
          </table:table-cell>
          <table:table-cell office:value="-62.9357144354" office:value-type="float">
            <text:p>-62.9357144354</text:p>
          </table:table-cell>
          <table:table-cell office:value="-62.7477960076" office:value-type="float">
            <text:p>-62.7477960076</text:p>
          </table:table-cell>
          <table:table-cell office:value="-62.4392586459" office:value-type="float">
            <text:p>-62.4392586459</text:p>
          </table:table-cell>
          <table:table-cell office:value="-1386.91525424" office:value-type="float">
            <text:p>-1386.91525424</text:p>
          </table:table-cell>
          <table:table-cell office:value="-1388.13559322" office:value-type="float">
            <text:p>-1388.13559322</text:p>
          </table:table-cell>
          <table:table-cell office:value="-1385.89830508" office:value-type="float">
            <text:p>-1385.89830508</text:p>
          </table:table-cell>
          <table:table-cell office:value="-1383.72881356" office:value-type="float">
            <text:p>-1383.72881356</text:p>
          </table:table-cell>
        </table:table-row>
      </table:table>
      <table:table table:name="liuyc-115_0.05-50000_lowerdiff">
        <table:table-row>
          <table:table-cell office:value-type="string">
            <text:p>SLOPE</text:p>
          </table:table-cell>
          <table:table-cell office:value="0.0111407599214" office:value-type="float">
            <text:p>0.0111407599214</text:p>
          </table:table-cell>
          <table:table-cell office:value="0.0105677382391" office:value-type="float">
            <text:p>0.0105677382391</text:p>
          </table:table-cell>
          <table:table-cell office:value="0.0101852516267" office:value-type="float">
            <text:p>0.0101852516267</text:p>
          </table:table-cell>
          <table:table-cell office:value="0.0105251386038" office:value-type="float">
            <text:p>0.0105251386038</text:p>
          </table:table-cell>
          <table:table-cell office:value="0.0100303285739" office:value-type="float">
            <text:p>0.0100303285739</text:p>
          </table:table-cell>
          <table:table-cell office:value="0.0109787340706" office:value-type="float">
            <text:p>0.0109787340706</text:p>
          </table:table-cell>
          <table:table-cell office:value="0.0103501782378" office:value-type="float">
            <text:p>0.0103501782378</text:p>
          </table:table-cell>
          <table:table-cell office:value="0.0100641607929" office:value-type="float">
            <text:p>0.0100641607929</text:p>
          </table:table-cell>
        </table:table-row>
        <table:table-row>
          <table:table-cell office:value-type="string">
            <text:p>STD</text:p>
          </table:table-cell>
          <table:table-cell office:value="0.0719818273352" office:value-type="float">
            <text:p>0.0719818273352</text:p>
          </table:table-cell>
          <table:table-cell office:value="0.111766820173" office:value-type="float">
            <text:p>0.111766820173</text:p>
          </table:table-cell>
          <table:table-cell office:value="0.286523010816" office:value-type="float">
            <text:p>0.286523010816</text:p>
          </table:table-cell>
          <table:table-cell office:value="0.0160155576076" office:value-type="float">
            <text:p>0.0160155576076</text:p>
          </table:table-cell>
          <table:table-cell office:value="0.0554864167837" office:value-type="float">
            <text:p>0.0554864167837</text:p>
          </table:table-cell>
          <table:table-cell office:value="0.372367101496" office:value-type="float">
            <text:p>0.372367101496</text:p>
          </table:table-cell>
          <table:table-cell office:value="0.453705727658" office:value-type="float">
            <text:p>0.453705727658</text:p>
          </table:table-cell>
          <table:table-cell office:value="0.0636626505134" office:value-type="float">
            <text:p>0.0636626505134</text:p>
          </table:table-cell>
        </table:table-row>
        <table:table-row>
          <table:table-cell office:value-type="string">
            <text:p>A_DEC</text:p>
          </table:table-cell>
          <table:table-cell office:value="7.45535728581" office:value-type="float">
            <text:p>7.45535728581</text:p>
          </table:table-cell>
          <table:table-cell office:value="5.64383539895" office:value-type="float">
            <text:p>5.64383539895</text:p>
          </table:table-cell>
          <table:table-cell office:value="7.93655327282" office:value-type="float">
            <text:p>7.93655327282</text:p>
          </table:table-cell>
          <table:table-cell office:value="7.1692423294" office:value-type="float">
            <text:p>7.1692423294</text:p>
          </table:table-cell>
          <table:table-cell office:value="7.01651855055" office:value-type="float">
            <text:p>7.01651855055</text:p>
          </table:table-cell>
          <table:table-cell office:value="6.64489246275" office:value-type="float">
            <text:p>6.64489246275</text:p>
          </table:table-cell>
          <table:table-cell office:value="5.88499652247" office:value-type="float">
            <text:p>5.88499652247</text:p>
          </table:table-cell>
          <table:table-cell office:value="7.78712902141" office:value-type="float">
            <text:p>7.78712902141</text:p>
          </table:table-cell>
        </table:table-row>
        <table:table-row>
          <table:table-cell office:value-type="string">
            <text:p>R_MIN</text:p>
          </table:table-cell>
          <table:table-cell office:value="4.691812681" office:value-type="float">
            <text:p>4.691812681</text:p>
          </table:table-cell>
          <table:table-cell office:value="4.85828456912" office:value-type="float">
            <text:p>4.85828456912</text:p>
          </table:table-cell>
          <table:table-cell office:value="4.53510193975" office:value-type="float">
            <text:p>4.53510193975</text:p>
          </table:table-cell>
          <table:table-cell office:value="5.03015005099" office:value-type="float">
            <text:p>5.03015005099</text:p>
          </table:table-cell>
          <table:table-cell office:value="4.78213463558" office:value-type="float">
            <text:p>4.78213463558</text:p>
          </table:table-cell>
          <table:table-cell office:value="5.05857011226" office:value-type="float">
            <text:p>5.05857011226</text:p>
          </table:table-cell>
          <table:table-cell office:value="4.58899393873" office:value-type="float">
            <text:p>4.58899393873</text:p>
          </table:table-cell>
          <table:table-cell office:value="5.36372105312" office:value-type="float">
            <text:p>5.36372105312</text:p>
          </table:table-cell>
        </table:table-row>
        <table:table-row>
          <table:table-cell office:value-type="string">
            <text:p>energy</text:p>
          </table:table-cell>
          <table:table-cell office:value="-62.7818286623" office:value-type="float">
            <text:p>-62.7818286623</text:p>
          </table:table-cell>
          <table:table-cell office:value="-62.7429432888" office:value-type="float">
            <text:p>-62.7429432888</text:p>
          </table:table-cell>
          <table:table-cell office:value="-62.9393612556" office:value-type="float">
            <text:p>-62.9393612556</text:p>
          </table:table-cell>
          <table:table-cell office:value="-62.8252585691" office:value-type="float">
            <text:p>-62.8252585691</text:p>
          </table:table-cell>
          <table:table-cell office:value="-62.9521952718" office:value-type="float">
            <text:p>-62.9521952718</text:p>
          </table:table-cell>
          <table:table-cell office:value="-62.6946861601" office:value-type="float">
            <text:p>-62.6946861601</text:p>
          </table:table-cell>
          <table:table-cell office:value="-62.7746540403" office:value-type="float">
            <text:p>-62.7746540403</text:p>
          </table:table-cell>
          <table:table-cell office:value="-62.8891879468" office:value-type="float">
            <text:p>-62.8891879468</text:p>
          </table:table-cell>
        </table:table-row>
      </table:table>
      <table:table table:name="liuyc-115_0.05-100000_lowerdiff">
        <table:table-row>
          <table:table-cell office:value-type="string">
            <text:p>SLOPE</text:p>
          </table:table-cell>
          <table:table-cell office:value="0.976855134777" office:value-type="float">
            <text:p>0.976855134777</text:p>
          </table:table-cell>
          <table:table-cell office:value="0.958978697659" office:value-type="float">
            <text:p>0.958978697659</text:p>
          </table:table-cell>
          <table:table-cell office:value="0.996340722217" office:value-type="float">
            <text:p>0.996340722217</text:p>
          </table:table-cell>
          <table:table-cell office:value="0.997504021063" office:value-type="float">
            <text:p>0.997504021063</text:p>
          </table:table-cell>
        </table:table-row>
        <table:table-row>
          <table:table-cell office:value-type="string">
            <text:p>STD</text:p>
          </table:table-cell>
          <table:table-cell office:value="0.33765954719" office:value-type="float">
            <text:p>0.33765954719</text:p>
          </table:table-cell>
          <table:table-cell office:value="0.376443600537" office:value-type="float">
            <text:p>0.376443600537</text:p>
          </table:table-cell>
          <table:table-cell office:value="0.363125234497" office:value-type="float">
            <text:p>0.363125234497</text:p>
          </table:table-cell>
          <table:table-cell office:value="0.36982901676" office:value-type="float">
            <text:p>0.36982901676</text:p>
          </table:table-cell>
        </table:table-row>
        <table:table-row>
          <table:table-cell office:value-type="string">
            <text:p>A_DEC</text:p>
          </table:table-cell>
          <table:table-cell office:value="7.2353462008" office:value-type="float">
            <text:p>7.2353462008</text:p>
          </table:table-cell>
          <table:table-cell office:value="6.76048899451" office:value-type="float">
            <text:p>6.76048899451</text:p>
          </table:table-cell>
          <table:table-cell office:value="7.36533137447" office:value-type="float">
            <text:p>7.36533137447</text:p>
          </table:table-cell>
          <table:table-cell office:value="6.96641552104" office:value-type="float">
            <text:p>6.96641552104</text:p>
          </table:table-cell>
        </table:table-row>
        <table:table-row>
          <table:table-cell office:value-type="string">
            <text:p>R_MIN</text:p>
          </table:table-cell>
          <table:table-cell office:value="14.9891731287" office:value-type="float">
            <text:p>14.9891731287</text:p>
          </table:table-cell>
          <table:table-cell office:value="14.6931240669" office:value-type="float">
            <text:p>14.6931240669</text:p>
          </table:table-cell>
          <table:table-cell office:value="14.6003466" office:value-type="float">
            <text:p>14.6003466</text:p>
          </table:table-cell>
          <table:table-cell office:value="14.4925288629" office:value-type="float">
            <text:p>14.4925288629</text:p>
          </table:table-cell>
        </table:table-row>
        <table:table-row>
          <table:table-cell office:value-type="string">
            <text:p>energy</text:p>
          </table:table-cell>
          <table:table-cell office:value="-59.8695158539" office:value-type="float">
            <text:p>-59.8695158539</text:p>
          </table:table-cell>
          <table:table-cell office:value="-59.8414428833" office:value-type="float">
            <text:p>-59.8414428833</text:p>
          </table:table-cell>
          <table:table-cell office:value="-59.8001408761" office:value-type="float">
            <text:p>-59.8001408761</text:p>
          </table:table-cell>
          <table:table-cell office:value="-59.7656301716" office:value-type="float">
            <text:p>-59.7656301716</text:p>
          </table:table-cell>
        </table:table-row>
      </table:table>
      <table:table table:name="liuyc-115_0.05-20000_lowerdiff">
        <table:table-row>
          <table:table-cell office:value-type="string">
            <text:p>SLOPE</text:p>
          </table:table-cell>
          <table:table-cell office:value="0.893998708653" office:value-type="float">
            <text:p>0.893998708653</text:p>
          </table:table-cell>
          <table:table-cell office:value="0.838820960402" office:value-type="float">
            <text:p>0.838820960402</text:p>
          </table:table-cell>
          <table:table-cell office:value="0.894667482535" office:value-type="float">
            <text:p>0.894667482535</text:p>
          </table:table-cell>
          <table:table-cell office:value="0.896459085399" office:value-type="float">
            <text:p>0.896459085399</text:p>
          </table:table-cell>
        </table:table-row>
        <table:table-row>
          <table:table-cell office:value-type="string">
            <text:p>STD</text:p>
          </table:table-cell>
          <table:table-cell office:value="0.0482061302083" office:value-type="float">
            <text:p>0.0482061302083</text:p>
          </table:table-cell>
          <table:table-cell office:value="0.0802194486136" office:value-type="float">
            <text:p>0.0802194486136</text:p>
          </table:table-cell>
          <table:table-cell office:value="0.0229850009002" office:value-type="float">
            <text:p>0.0229850009002</text:p>
          </table:table-cell>
          <table:table-cell office:value="0.0278889690416" office:value-type="float">
            <text:p>0.0278889690416</text:p>
          </table:table-cell>
        </table:table-row>
        <table:table-row>
          <table:table-cell office:value-type="string">
            <text:p>A_DEC</text:p>
          </table:table-cell>
          <table:table-cell office:value="7.81838510769" office:value-type="float">
            <text:p>7.81838510769</text:p>
          </table:table-cell>
          <table:table-cell office:value="6.72105763886" office:value-type="float">
            <text:p>6.72105763886</text:p>
          </table:table-cell>
          <table:table-cell office:value="1.71288958805" office:value-type="float">
            <text:p>1.71288958805</text:p>
          </table:table-cell>
          <table:table-cell office:value="1.48779634491" office:value-type="float">
            <text:p>1.48779634491</text:p>
          </table:table-cell>
        </table:table-row>
        <table:table-row>
          <table:table-cell office:value-type="string">
            <text:p>R_MIN</text:p>
          </table:table-cell>
          <table:table-cell office:value="13.436208158" office:value-type="float">
            <text:p>13.436208158</text:p>
          </table:table-cell>
          <table:table-cell office:value="14.2862866619" office:value-type="float">
            <text:p>14.2862866619</text:p>
          </table:table-cell>
          <table:table-cell office:value="6.74274184444" office:value-type="float">
            <text:p>6.74274184444</text:p>
          </table:table-cell>
          <table:table-cell office:value="6.0419825982" office:value-type="float">
            <text:p>6.0419825982</text:p>
          </table:table-cell>
        </table:table-row>
        <table:table-row>
          <table:table-cell office:value-type="string">
            <text:p>energy</text:p>
          </table:table-cell>
          <table:table-cell office:value="-1387.05084746" office:value-type="float">
            <text:p>-1387.05084746</text:p>
          </table:table-cell>
          <table:table-cell office:value="-1387.11864407" office:value-type="float">
            <text:p>-1387.11864407</text:p>
          </table:table-cell>
          <table:table-cell office:value="-1387.45762712" office:value-type="float">
            <text:p>-1387.45762712</text:p>
          </table:table-cell>
          <table:table-cell office:value="-1388.13559322" office:value-type="float">
            <text:p>-1388.13559322</text:p>
          </table:table-cell>
        </table:table-row>
      </table:table>
      <table:table table:name="liuyc-115_0.05-30000_lowerdiff">
        <table:table-row>
          <table:table-cell office:value-type="string">
            <text:p>SLOPE</text:p>
          </table:table-cell>
          <table:table-cell office:value="0.857825823067" office:value-type="float">
            <text:p>0.857825823067</text:p>
          </table:table-cell>
          <table:table-cell office:value="0.988857165222" office:value-type="float">
            <text:p>0.988857165222</text:p>
          </table:table-cell>
          <table:table-cell office:value="0.955442263088" office:value-type="float">
            <text:p>0.955442263088</text:p>
          </table:table-cell>
          <table:table-cell office:value="0.740916863783" office:value-type="float">
            <text:p>0.740916863783</text:p>
          </table:table-cell>
          <table:table-cell office:value="0.847172915737" office:value-type="float">
            <text:p>0.847172915737</text:p>
          </table:table-cell>
          <table:table-cell office:value="0.991709287837" office:value-type="float">
            <text:p>0.991709287837</text:p>
          </table:table-cell>
          <table:table-cell office:value="0.960521701712" office:value-type="float">
            <text:p>0.960521701712</text:p>
          </table:table-cell>
          <table:table-cell office:value="0.85029426611" office:value-type="float">
            <text:p>0.85029426611</text:p>
          </table:table-cell>
        </table:table-row>
        <table:table-row>
          <table:table-cell office:value-type="string">
            <text:p>STD</text:p>
          </table:table-cell>
          <table:table-cell office:value="0.0198745416694" office:value-type="float">
            <text:p>0.0198745416694</text:p>
          </table:table-cell>
          <table:table-cell office:value="0.0111700442561" office:value-type="float">
            <text:p>0.0111700442561</text:p>
          </table:table-cell>
          <table:table-cell office:value="0.0182776073517" office:value-type="float">
            <text:p>0.0182776073517</text:p>
          </table:table-cell>
          <table:table-cell office:value="0.0165845728279" office:value-type="float">
            <text:p>0.0165845728279</text:p>
          </table:table-cell>
          <table:table-cell office:value="0.0671516037104" office:value-type="float">
            <text:p>0.0671516037104</text:p>
          </table:table-cell>
          <table:table-cell office:value="0.0215640582674" office:value-type="float">
            <text:p>0.0215640582674</text:p>
          </table:table-cell>
          <table:table-cell office:value="0.0942560238996" office:value-type="float">
            <text:p>0.0942560238996</text:p>
          </table:table-cell>
          <table:table-cell office:value="0.0136612346253" office:value-type="float">
            <text:p>0.0136612346253</text:p>
          </table:table-cell>
        </table:table-row>
        <table:table-row>
          <table:table-cell office:value-type="string">
            <text:p>A_DEC</text:p>
          </table:table-cell>
          <table:table-cell office:value="1.58717120313" office:value-type="float">
            <text:p>1.58717120313</text:p>
          </table:table-cell>
          <table:table-cell office:value="1.83742828822" office:value-type="float">
            <text:p>1.83742828822</text:p>
          </table:table-cell>
          <table:table-cell office:value="1.9156565674" office:value-type="float">
            <text:p>1.9156565674</text:p>
          </table:table-cell>
          <table:table-cell office:value="1.30491163527" office:value-type="float">
            <text:p>1.30491163527</text:p>
          </table:table-cell>
          <table:table-cell office:value="7.2651380479" office:value-type="float">
            <text:p>7.2651380479</text:p>
          </table:table-cell>
          <table:table-cell office:value="1.79775871644" office:value-type="float">
            <text:p>1.79775871644</text:p>
          </table:table-cell>
          <table:table-cell office:value="7.14029414763" office:value-type="float">
            <text:p>7.14029414763</text:p>
          </table:table-cell>
          <table:table-cell office:value="1.57567334235" office:value-type="float">
            <text:p>1.57567334235</text:p>
          </table:table-cell>
        </table:table-row>
        <table:table-row>
          <table:table-cell office:value-type="string">
            <text:p>R_MIN</text:p>
          </table:table-cell>
          <table:table-cell office:value="6.62257716226" office:value-type="float">
            <text:p>6.62257716226</text:p>
          </table:table-cell>
          <table:table-cell office:value="5.71923987196" office:value-type="float">
            <text:p>5.71923987196</text:p>
          </table:table-cell>
          <table:table-cell office:value="5.74208516867" office:value-type="float">
            <text:p>5.74208516867</text:p>
          </table:table-cell>
          <table:table-cell office:value="7.74043226688" office:value-type="float">
            <text:p>7.74043226688</text:p>
          </table:table-cell>
          <table:table-cell office:value="14.2464980697" office:value-type="float">
            <text:p>14.2464980697</text:p>
          </table:table-cell>
          <table:table-cell office:value="5.37873243673" office:value-type="float">
            <text:p>5.37873243673</text:p>
          </table:table-cell>
          <table:table-cell office:value="13.9991761183" office:value-type="float">
            <text:p>13.9991761183</text:p>
          </table:table-cell>
          <table:table-cell office:value="6.69251112522" office:value-type="float">
            <text:p>6.69251112522</text:p>
          </table:table-cell>
        </table:table-row>
        <table:table-row>
          <table:table-cell office:value-type="string">
            <text:p>energy</text:p>
          </table:table-cell>
          <table:table-cell office:value="-1388.54237288" office:value-type="float">
            <text:p>-1388.54237288</text:p>
          </table:table-cell>
          <table:table-cell office:value="-1388.54237288" office:value-type="float">
            <text:p>-1388.54237288</text:p>
          </table:table-cell>
          <table:table-cell office:value="-1387.38983051" office:value-type="float">
            <text:p>-1387.38983051</text:p>
          </table:table-cell>
          <table:table-cell office:value="-1388.06779661" office:value-type="float">
            <text:p>-1388.06779661</text:p>
          </table:table-cell>
          <table:table-cell office:value="-1387.59322034" office:value-type="float">
            <text:p>-1387.59322034</text:p>
          </table:table-cell>
          <table:table-cell office:value="-1388.20338983" office:value-type="float">
            <text:p>-1388.20338983</text:p>
          </table:table-cell>
          <table:table-cell office:value="-1387.05084746" office:value-type="float">
            <text:p>-1387.05084746</text:p>
          </table:table-cell>
          <table:table-cell office:value="-1388.47457627" office:value-type="float">
            <text:p>-1388.47457627</text:p>
          </table:table-cell>
        </table:table-row>
      </table:table>
      <table:table table:name="lukc-115_0.05-10000_lowerdiff">
        <table:table-row>
          <table:table-cell office:value-type="string">
            <text:p>SLOPE</text:p>
          </table:table-cell>
          <table:table-cell office:value="0.0616943232535" office:value-type="float">
            <text:p>0.0616943232535</text:p>
          </table:table-cell>
          <table:table-cell office:value="0.0220959018513" office:value-type="float">
            <text:p>0.0220959018513</text:p>
          </table:table-cell>
          <table:table-cell office:value="0.0160123805432" office:value-type="float">
            <text:p>0.0160123805432</text:p>
          </table:table-cell>
          <table:table-cell office:value="0.0424103603548" office:value-type="float">
            <text:p>0.0424103603548</text:p>
          </table:table-cell>
        </table:table-row>
        <table:table-row>
          <table:table-cell office:value-type="string">
            <text:p>STD</text:p>
          </table:table-cell>
          <table:table-cell office:value="0.272298636244" office:value-type="float">
            <text:p>0.272298636244</text:p>
          </table:table-cell>
          <table:table-cell office:value="0.044413840294" office:value-type="float">
            <text:p>0.044413840294</text:p>
          </table:table-cell>
          <table:table-cell office:value="0.0841569607832" office:value-type="float">
            <text:p>0.0841569607832</text:p>
          </table:table-cell>
          <table:table-cell office:value="0.200481712148" office:value-type="float">
            <text:p>0.200481712148</text:p>
          </table:table-cell>
        </table:table-row>
        <table:table-row>
          <table:table-cell office:value-type="string">
            <text:p>A_DEC</text:p>
          </table:table-cell>
          <table:table-cell office:value="7.11568907073" office:value-type="float">
            <text:p>7.11568907073</text:p>
          </table:table-cell>
          <table:table-cell office:value="4.28584664074" office:value-type="float">
            <text:p>4.28584664074</text:p>
          </table:table-cell>
          <table:table-cell office:value="4.49857860838" office:value-type="float">
            <text:p>4.49857860838</text:p>
          </table:table-cell>
          <table:table-cell office:value="3.54469309959" office:value-type="float">
            <text:p>3.54469309959</text:p>
          </table:table-cell>
        </table:table-row>
        <table:table-row>
          <table:table-cell office:value-type="string">
            <text:p>R_MIN</text:p>
          </table:table-cell>
          <table:table-cell office:value="4.57322085506" office:value-type="float">
            <text:p>4.57322085506</text:p>
          </table:table-cell>
          <table:table-cell office:value="6.41986354983" office:value-type="float">
            <text:p>6.41986354983</text:p>
          </table:table-cell>
          <table:table-cell office:value="9.69728064672" office:value-type="float">
            <text:p>9.69728064672</text:p>
          </table:table-cell>
          <table:table-cell office:value="6.72313622438" office:value-type="float">
            <text:p>6.72313622438</text:p>
          </table:table-cell>
        </table:table-row>
        <table:table-row>
          <table:table-cell office:value-type="string">
            <text:p>energy</text:p>
          </table:table-cell>
          <table:table-cell office:value="-1044.7" office:value-type="float">
            <text:p>-1044.7</text:p>
          </table:table-cell>
          <table:table-cell office:value="-1044.8" office:value-type="float">
            <text:p>-1044.8</text:p>
          </table:table-cell>
          <table:table-cell office:value="-1044.5" office:value-type="float">
            <text:p>-1044.5</text:p>
          </table:table-cell>
          <table:table-cell office:value="-1044.5" office:value-type="float">
            <text:p>-1044.5</text:p>
          </table:table-cell>
        </table:table-row>
      </table:table>
      <table:table table:name="lukc-115_0.05-200000_lowerdiff">
        <table:table-row>
          <table:table-cell office:value-type="string">
            <text:p>SLOPE</text:p>
          </table:table-cell>
          <table:table-cell office:value="0.987161631556" office:value-type="float">
            <text:p>0.987161631556</text:p>
          </table:table-cell>
          <table:table-cell office:value="0.902750023337" office:value-type="float">
            <text:p>0.902750023337</text:p>
          </table:table-cell>
          <table:table-cell office:value="0.973811117934" office:value-type="float">
            <text:p>0.973811117934</text:p>
          </table:table-cell>
          <table:table-cell office:value="0.788454892602" office:value-type="float">
            <text:p>0.788454892602</text:p>
          </table:table-cell>
        </table:table-row>
        <table:table-row>
          <table:table-cell office:value-type="string">
            <text:p>STD</text:p>
          </table:table-cell>
          <table:table-cell office:value="0.0213064602126" office:value-type="float">
            <text:p>0.0213064602126</text:p>
          </table:table-cell>
          <table:table-cell office:value="0.060525712459" office:value-type="float">
            <text:p>0.060525712459</text:p>
          </table:table-cell>
          <table:table-cell office:value="0.19673890539" office:value-type="float">
            <text:p>0.19673890539</text:p>
          </table:table-cell>
          <table:table-cell office:value="0.179514108353" office:value-type="float">
            <text:p>0.179514108353</text:p>
          </table:table-cell>
        </table:table-row>
        <table:table-row>
          <table:table-cell office:value-type="string">
            <text:p>A_DEC</text:p>
          </table:table-cell>
          <table:table-cell office:value="7.0072832195" office:value-type="float">
            <text:p>7.0072832195</text:p>
          </table:table-cell>
          <table:table-cell office:value="2.12342026604" office:value-type="float">
            <text:p>2.12342026604</text:p>
          </table:table-cell>
          <table:table-cell office:value="5.34947531205" office:value-type="float">
            <text:p>5.34947531205</text:p>
          </table:table-cell>
          <table:table-cell office:value="1.18491563451" office:value-type="float">
            <text:p>1.18491563451</text:p>
          </table:table-cell>
        </table:table-row>
        <table:table-row>
          <table:table-cell office:value-type="string">
            <text:p>R_MIN</text:p>
          </table:table-cell>
          <table:table-cell office:value="9.22305699902" office:value-type="float">
            <text:p>9.22305699902</text:p>
          </table:table-cell>
          <table:table-cell office:value="11.130491986" office:value-type="float">
            <text:p>11.130491986</text:p>
          </table:table-cell>
          <table:table-cell office:value="12.5555175963" office:value-type="float">
            <text:p>12.5555175963</text:p>
          </table:table-cell>
          <table:table-cell office:value="8.27975111822" office:value-type="float">
            <text:p>8.27975111822</text:p>
          </table:table-cell>
        </table:table-row>
        <table:table-row>
          <table:table-cell office:value-type="string">
            <text:p>GAMMA</text:p>
          </table:table-cell>
          <table:table-cell office:value="-1083.6" office:value-type="float">
            <text:p>-1083.6</text:p>
          </table:table-cell>
          <table:table-cell office:value="-1111.8" office:value-type="float">
            <text:p>-1111.8</text:p>
          </table:table-cell>
          <table:table-cell office:value="-1101.8" office:value-type="float">
            <text:p>-1101.8</text:p>
          </table:table-cell>
          <table:table-cell office:value="-1143.1" office:value-type="float">
            <text:p>-1143.1</text:p>
          </table:table-cell>
        </table:table-row>
      </table:table>
      <table:table table:name="Sheet10">
        <table:table-row>
          <table:table-cell office:value-type="string">
            <text:p>SLOPE</text:p>
          </table:table-cell>
          <table:table-cell office:value="0.673069468378" office:value-type="float">
            <text:p>0.673069468378</text:p>
          </table:table-cell>
          <table:table-cell office:value="0.70684149189" office:value-type="float">
            <text:p>0.70684149189</text:p>
          </table:table-cell>
          <table:table-cell office:value="0.689343822651" office:value-type="float">
            <text:p>0.689343822651</text:p>
          </table:table-cell>
          <table:table-cell office:value="0.759149276206" office:value-type="float">
            <text:p>0.759149276206</text:p>
          </table:table-cell>
          <table:table-cell office:value="0.925787143709" office:value-type="float">
            <text:p>0.925787143709</text:p>
          </table:table-cell>
          <table:table-cell office:value="0.96719824518" office:value-type="float">
            <text:p>0.96719824518</text:p>
          </table:table-cell>
          <table:table-cell office:value="0.900465705601" office:value-type="float">
            <text:p>0.900465705601</text:p>
          </table:table-cell>
          <table:table-cell office:value="0.714846379968" office:value-type="float">
            <text:p>0.714846379968</text:p>
          </table:table-cell>
          <table:table-cell office:value="0.412183271824" office:value-type="float">
            <text:p>0.412183271824</text:p>
          </table:table-cell>
        </table:table-row>
        <table:table-row>
          <table:table-cell office:value-type="string">
            <text:p>STD</text:p>
          </table:table-cell>
          <table:table-cell office:value="0.0716052232234" office:value-type="float">
            <text:p>0.0716052232234</text:p>
          </table:table-cell>
          <table:table-cell office:value="0.022629426232" office:value-type="float">
            <text:p>0.022629426232</text:p>
          </table:table-cell>
          <table:table-cell office:value="0.0556972966064" office:value-type="float">
            <text:p>0.0556972966064</text:p>
          </table:table-cell>
          <table:table-cell office:value="0.0212287349385" office:value-type="float">
            <text:p>0.0212287349385</text:p>
          </table:table-cell>
          <table:table-cell office:value="0.114740804383" office:value-type="float">
            <text:p>0.114740804383</text:p>
          </table:table-cell>
          <table:table-cell office:value="0.218887786245" office:value-type="float">
            <text:p>0.218887786245</text:p>
          </table:table-cell>
          <table:table-cell office:value="0.234395015767" office:value-type="float">
            <text:p>0.234395015767</text:p>
          </table:table-cell>
          <table:table-cell office:value="0.0437123064934" office:value-type="float">
            <text:p>0.0437123064934</text:p>
          </table:table-cell>
          <table:table-cell office:value="0.0974577074435" office:value-type="float">
            <text:p>0.0974577074435</text:p>
          </table:table-cell>
        </table:table-row>
        <table:table-row>
          <table:table-cell office:value-type="string">
            <text:p>A_DEC</text:p>
          </table:table-cell>
          <table:table-cell office:value="3.63742185083" office:value-type="float">
            <text:p>3.63742185083</text:p>
          </table:table-cell>
          <table:table-cell office:value="4.81723254939" office:value-type="float">
            <text:p>4.81723254939</text:p>
          </table:table-cell>
          <table:table-cell office:value="3.24773616693" office:value-type="float">
            <text:p>3.24773616693</text:p>
          </table:table-cell>
          <table:table-cell office:value="6.83194720771" office:value-type="float">
            <text:p>6.83194720771</text:p>
          </table:table-cell>
          <table:table-cell office:value="7.76092906574" office:value-type="float">
            <text:p>7.76092906574</text:p>
          </table:table-cell>
          <table:table-cell office:value="7.34375268113" office:value-type="float">
            <text:p>7.34375268113</text:p>
          </table:table-cell>
          <table:table-cell office:value="6.38911786882" office:value-type="float">
            <text:p>6.38911786882</text:p>
          </table:table-cell>
          <table:table-cell office:value="6.21054029187" office:value-type="float">
            <text:p>6.21054029187</text:p>
          </table:table-cell>
          <table:table-cell office:value="7.19370535971" office:value-type="float">
            <text:p>7.19370535971</text:p>
          </table:table-cell>
        </table:table-row>
        <table:table-row>
          <table:table-cell office:value-type="string">
            <text:p>R_MIN</text:p>
          </table:table-cell>
          <table:table-cell office:value="13.9939980573" office:value-type="float">
            <text:p>13.9939980573</text:p>
          </table:table-cell>
          <table:table-cell office:value="13.6567868904" office:value-type="float">
            <text:p>13.6567868904</text:p>
          </table:table-cell>
          <table:table-cell office:value="13.5937278942" office:value-type="float">
            <text:p>13.5937278942</text:p>
          </table:table-cell>
          <table:table-cell office:value="12.4678152629" office:value-type="float">
            <text:p>12.4678152629</text:p>
          </table:table-cell>
          <table:table-cell office:value="10.8870853517" office:value-type="float">
            <text:p>10.8870853517</text:p>
          </table:table-cell>
          <table:table-cell office:value="9.9539080751" office:value-type="float">
            <text:p>9.9539080751</text:p>
          </table:table-cell>
          <table:table-cell office:value="12.0597379155" office:value-type="float">
            <text:p>12.0597379155</text:p>
          </table:table-cell>
          <table:table-cell office:value="14.4318837285" office:value-type="float">
            <text:p>14.4318837285</text:p>
          </table:table-cell>
          <table:table-cell office:value="8.35184253289" office:value-type="float">
            <text:p>8.35184253289</text:p>
          </table:table-cell>
        </table:table-row>
        <table:table-row>
          <table:table-cell office:value-type="string">
            <text:p>GAMMA</text:p>
          </table:table-cell>
          <table:table-cell office:value="0.14457265113" office:value-type="float">
            <text:p>0.14457265113</text:p>
          </table:table-cell>
          <table:table-cell office:value="0.211733684611" office:value-type="float">
            <text:p>0.211733684611</text:p>
          </table:table-cell>
          <table:table-cell office:value="0.151910998316" office:value-type="float">
            <text:p>0.151910998316</text:p>
          </table:table-cell>
          <table:table-cell office:value="0.176815246327" office:value-type="float">
            <text:p>0.176815246327</text:p>
          </table:table-cell>
          <table:table-cell office:value="0.201112190061" office:value-type="float">
            <text:p>0.201112190061</text:p>
          </table:table-cell>
          <table:table-cell office:value="0.00236010519078" office:value-type="float">
            <text:p>0.00236010519078</text:p>
          </table:table-cell>
          <table:table-cell office:value="0.19354332182" office:value-type="float">
            <text:p>0.19354332182</text:p>
          </table:table-cell>
          <table:table-cell office:value="0.172051852234" office:value-type="float">
            <text:p>0.172051852234</text:p>
          </table:table-cell>
          <table:table-cell office:value="4.46197362282" office:value-type="float">
            <text:p>4.46197362282</text:p>
          </table:table-cell>
        </table:table-row>
        <table:table-row>
          <table:table-cell office:value-type="string">
            <text:p>DELAT</text:p>
          </table:table-cell>
          <table:table-cell office:value="4.39152303333" office:value-type="float">
            <text:p>4.39152303333</text:p>
          </table:table-cell>
          <table:table-cell office:value="2.36356737985" office:value-type="float">
            <text:p>2.36356737985</text:p>
          </table:table-cell>
          <table:table-cell office:value="3.99670793532" office:value-type="float">
            <text:p>3.99670793532</text:p>
          </table:table-cell>
          <table:table-cell office:value="2.58668486672" office:value-type="float">
            <text:p>2.58668486672</text:p>
          </table:table-cell>
          <table:table-cell office:value="0.252185201522" office:value-type="float">
            <text:p>0.252185201522</text:p>
          </table:table-cell>
          <table:table-cell office:value="2.90250131726" office:value-type="float">
            <text:p>2.90250131726</text:p>
          </table:table-cell>
          <table:table-cell office:value="0.637586568268" office:value-type="float">
            <text:p>0.637586568268</text:p>
          </table:table-cell>
          <table:table-cell office:value="0.476600119995" office:value-type="float">
            <text:p>0.476600119995</text:p>
          </table:table-cell>
          <table:table-cell office:value="0.858436541253" office:value-type="float">
            <text:p>0.858436541253</text:p>
          </table:table-cell>
        </table:table-row>
        <table:table-row>
          <table:table-cell office:value-type="string">
            <text:p>energy</text:p>
          </table:table-cell>
          <table:table-cell office:value="-1385.76271186" office:value-type="float">
            <text:p>-1385.76271186</text:p>
          </table:table-cell>
          <table:table-cell office:value="-1385.01694915" office:value-type="float">
            <text:p>-1385.01694915</text:p>
          </table:table-cell>
          <table:table-cell office:value="-1389.49152542" office:value-type="float">
            <text:p>-1389.49152542</text:p>
          </table:table-cell>
          <table:table-cell office:value="-1388.27118644" office:value-type="float">
            <text:p>-1388.27118644</text:p>
          </table:table-cell>
          <table:table-cell office:value="-1388.6779661" office:value-type="float">
            <text:p>-1388.6779661</text:p>
          </table:table-cell>
          <table:table-cell office:value="-1372.27118644" office:value-type="float">
            <text:p>-1372.27118644</text:p>
          </table:table-cell>
          <table:table-cell office:value="-1381.55932203" office:value-type="float">
            <text:p>-1381.55932203</text:p>
          </table:table-cell>
          <table:table-cell office:value="-1377.3559322" office:value-type="float">
            <text:p>-1377.3559322</text:p>
          </table:table-cell>
          <table:table-cell office:value="-1342.30508475" office:value-type="float">
            <text:p>-1342.30508475</text:p>
          </table:table-cell>
        </table:table-row>
      </table:table>
      <table:table table:name="Sheet11">
        <table:table-row>
          <table:table-cell office:value-type="string">
            <text:p>SLOPE</text:p>
          </table:table-cell>
          <table:table-cell office:value="0.902632800383" office:value-type="float">
            <text:p>0.902632800383</text:p>
          </table:table-cell>
          <table:table-cell office:value="0.954013853296" office:value-type="float">
            <text:p>0.954013853296</text:p>
          </table:table-cell>
          <table:table-cell office:value="0.888444302943" office:value-type="float">
            <text:p>0.888444302943</text:p>
          </table:table-cell>
          <table:table-cell office:value="0.961416847704" office:value-type="float">
            <text:p>0.961416847704</text:p>
          </table:table-cell>
          <table:table-cell office:value="0.947144605108" office:value-type="float">
            <text:p>0.947144605108</text:p>
          </table:table-cell>
          <table:table-cell office:value="0.921892501585" office:value-type="float">
            <text:p>0.921892501585</text:p>
          </table:table-cell>
          <table:table-cell office:value="0.869607883719" office:value-type="float">
            <text:p>0.869607883719</text:p>
          </table:table-cell>
          <table:table-cell office:value="0.889514399371" office:value-type="float">
            <text:p>0.889514399371</text:p>
          </table:table-cell>
        </table:table-row>
        <table:table-row>
          <table:table-cell office:value-type="string">
            <text:p>STD</text:p>
          </table:table-cell>
          <table:table-cell office:value="0.0701547544031" office:value-type="float">
            <text:p>0.0701547544031</text:p>
          </table:table-cell>
          <table:table-cell office:value="0.0264176236224" office:value-type="float">
            <text:p>0.0264176236224</text:p>
          </table:table-cell>
          <table:table-cell office:value="0.206045157105" office:value-type="float">
            <text:p>0.206045157105</text:p>
          </table:table-cell>
          <table:table-cell office:value="0.0201681383991" office:value-type="float">
            <text:p>0.0201681383991</text:p>
          </table:table-cell>
          <table:table-cell office:value="0.128035872956" office:value-type="float">
            <text:p>0.128035872956</text:p>
          </table:table-cell>
          <table:table-cell office:value="0.020686229113" office:value-type="float">
            <text:p>0.020686229113</text:p>
          </table:table-cell>
          <table:table-cell office:value="0.138164539016" office:value-type="float">
            <text:p>0.138164539016</text:p>
          </table:table-cell>
          <table:table-cell office:value="0.0221461453391" office:value-type="float">
            <text:p>0.0221461453391</text:p>
          </table:table-cell>
        </table:table-row>
        <table:table-row>
          <table:table-cell office:value-type="string">
            <text:p>A_DEC</text:p>
          </table:table-cell>
          <table:table-cell office:value="2.21189749267" office:value-type="float">
            <text:p>2.21189749267</text:p>
          </table:table-cell>
          <table:table-cell office:value="3.17698654619" office:value-type="float">
            <text:p>3.17698654619</text:p>
          </table:table-cell>
          <table:table-cell office:value="6.62261278872" office:value-type="float">
            <text:p>6.62261278872</text:p>
          </table:table-cell>
          <table:table-cell office:value="4.9445307133" office:value-type="float">
            <text:p>4.9445307133</text:p>
          </table:table-cell>
          <table:table-cell office:value="5.91237978414" office:value-type="float">
            <text:p>5.91237978414</text:p>
          </table:table-cell>
          <table:table-cell office:value="1.92601861032" office:value-type="float">
            <text:p>1.92601861032</text:p>
          </table:table-cell>
          <table:table-cell office:value="6.60436937426" office:value-type="float">
            <text:p>6.60436937426</text:p>
          </table:table-cell>
          <table:table-cell office:value="2.67552589895" office:value-type="float">
            <text:p>2.67552589895</text:p>
          </table:table-cell>
        </table:table-row>
        <table:table-row>
          <table:table-cell office:value-type="string">
            <text:p>R_MIN</text:p>
          </table:table-cell>
          <table:table-cell office:value="12.5911938992" office:value-type="float">
            <text:p>12.5911938992</text:p>
          </table:table-cell>
          <table:table-cell office:value="13.345821986" office:value-type="float">
            <text:p>13.345821986</text:p>
          </table:table-cell>
          <table:table-cell office:value="12.8944895043" office:value-type="float">
            <text:p>12.8944895043</text:p>
          </table:table-cell>
          <table:table-cell office:value="13.9434810683" office:value-type="float">
            <text:p>13.9434810683</text:p>
          </table:table-cell>
          <table:table-cell office:value="12.9913263739" office:value-type="float">
            <text:p>12.9913263739</text:p>
          </table:table-cell>
          <table:table-cell office:value="6.14166130895" office:value-type="float">
            <text:p>6.14166130895</text:p>
          </table:table-cell>
          <table:table-cell office:value="14.3772550151" office:value-type="float">
            <text:p>14.3772550151</text:p>
          </table:table-cell>
          <table:table-cell office:value="7.55666979695" office:value-type="float">
            <text:p>7.55666979695</text:p>
          </table:table-cell>
        </table:table-row>
        <table:table-row>
          <table:table-cell office:value-type="string">
            <text:p>GAMMA</text:p>
          </table:table-cell>
          <table:table-cell office:value="0.986446701798" office:value-type="float">
            <text:p>0.986446701798</text:p>
          </table:table-cell>
          <table:table-cell office:value="1.69605362308" office:value-type="float">
            <text:p>1.69605362308</text:p>
          </table:table-cell>
          <table:table-cell office:value="1.56005792427" office:value-type="float">
            <text:p>1.56005792427</text:p>
          </table:table-cell>
          <table:table-cell office:value="0.570549416366" office:value-type="float">
            <text:p>0.570549416366</text:p>
          </table:table-cell>
          <table:table-cell office:value="1.42471541716" office:value-type="float">
            <text:p>1.42471541716</text:p>
          </table:table-cell>
          <table:table-cell office:value="1.24568501122" office:value-type="float">
            <text:p>1.24568501122</text:p>
          </table:table-cell>
          <table:table-cell office:value="0.993801109847" office:value-type="float">
            <text:p>0.993801109847</text:p>
          </table:table-cell>
          <table:table-cell office:value="1.34050697554" office:value-type="float">
            <text:p>1.34050697554</text:p>
          </table:table-cell>
        </table:table-row>
        <table:table-row>
          <table:table-cell office:value-type="string">
            <text:p>DELAT</text:p>
          </table:table-cell>
          <table:table-cell office:value="1.29888498511" office:value-type="float">
            <text:p>1.29888498511</text:p>
          </table:table-cell>
          <table:table-cell office:value="2.02021687855" office:value-type="float">
            <text:p>2.02021687855</text:p>
          </table:table-cell>
          <table:table-cell office:value="1.45742385374" office:value-type="float">
            <text:p>1.45742385374</text:p>
          </table:table-cell>
          <table:table-cell office:value="0.784044422497" office:value-type="float">
            <text:p>0.784044422497</text:p>
          </table:table-cell>
          <table:table-cell office:value="1.46456203935" office:value-type="float">
            <text:p>1.46456203935</text:p>
          </table:table-cell>
          <table:table-cell office:value="7.31313046258" office:value-type="float">
            <text:p>7.31313046258</text:p>
          </table:table-cell>
          <table:table-cell office:value="8.94287859554" office:value-type="float">
            <text:p>8.94287859554</text:p>
          </table:table-cell>
          <table:table-cell office:value="3.33648938609" office:value-type="float">
            <text:p>3.33648938609</text:p>
          </table:table-cell>
        </table:table-row>
        <table:table-row>
          <table:table-cell office:value-type="string">
            <text:p>energy</text:p>
          </table:table-cell>
          <table:table-cell office:value="-1366.23728814" office:value-type="float">
            <text:p>-1366.23728814</text:p>
          </table:table-cell>
          <table:table-cell office:value="-1374.77966102" office:value-type="float">
            <text:p>-1374.77966102</text:p>
          </table:table-cell>
          <table:table-cell office:value="-1382.23728814" office:value-type="float">
            <text:p>-1382.23728814</text:p>
          </table:table-cell>
          <table:table-cell office:value="-1384.94915254" office:value-type="float">
            <text:p>-1384.94915254</text:p>
          </table:table-cell>
          <table:table-cell office:value="-1387.59322034" office:value-type="float">
            <text:p>-1387.59322034</text:p>
          </table:table-cell>
          <table:table-cell office:value="-1389.42372881" office:value-type="float">
            <text:p>-1389.42372881</text:p>
          </table:table-cell>
          <table:table-cell office:value="-1386.50847458" office:value-type="float">
            <text:p>-1386.50847458</text:p>
          </table:table-cell>
          <table:table-cell office:value="-1384.88135593" office:value-type="float">
            <text:p>-1384.88135593</text:p>
          </table:table-cell>
        </table:table-row>
      </table:table>
      <table:table table:name="liuyc-115_0.05-10000_lowerdiff(6params)">
        <table:table-row>
          <table:table-cell office:value-type="string">
            <text:p>SLOPE</text:p>
          </table:table-cell>
          <table:table-cell office:value="0.791156210843" office:value-type="float">
            <text:p>0.791156210843</text:p>
          </table:table-cell>
          <table:table-cell office:value="0.984247156491" office:value-type="float">
            <text:p>0.984247156491</text:p>
          </table:table-cell>
          <table:table-cell office:value="0.841376845081" office:value-type="float">
            <text:p>0.841376845081</text:p>
          </table:table-cell>
          <table:table-cell office:value="0.926887892095" office:value-type="float">
            <text:p>0.926887892095</text:p>
          </table:table-cell>
          <table:table-cell office:value="0.872682711377" office:value-type="float">
            <text:p>0.872682711377</text:p>
          </table:table-cell>
          <table:table-cell office:value="0.986725154462" office:value-type="float">
            <text:p>0.986725154462</text:p>
          </table:table-cell>
          <table:table-cell office:value="0.79784694358" office:value-type="float">
            <text:p>0.79784694358</text:p>
          </table:table-cell>
          <table:table-cell office:value="0.641783705187" office:value-type="float">
            <text:p>0.641783705187</text:p>
          </table:table-cell>
        </table:table-row>
        <table:table-row>
          <table:table-cell office:value-type="string">
            <text:p>STD</text:p>
          </table:table-cell>
          <table:table-cell office:value="0.0406461422992" office:value-type="float">
            <text:p>0.0406461422992</text:p>
          </table:table-cell>
          <table:table-cell office:value="0.0103742755563" office:value-type="float">
            <text:p>0.0103742755563</text:p>
          </table:table-cell>
          <table:table-cell office:value="0.0928809538867" office:value-type="float">
            <text:p>0.0928809538867</text:p>
          </table:table-cell>
          <table:table-cell office:value="0.122680684145" office:value-type="float">
            <text:p>0.122680684145</text:p>
          </table:table-cell>
          <table:table-cell office:value="0.104981907088" office:value-type="float">
            <text:p>0.104981907088</text:p>
          </table:table-cell>
          <table:table-cell office:value="0.0332687941473" office:value-type="float">
            <text:p>0.0332687941473</text:p>
          </table:table-cell>
          <table:table-cell office:value="0.0685604278304" office:value-type="float">
            <text:p>0.0685604278304</text:p>
          </table:table-cell>
          <table:table-cell office:value="0.0906124210582" office:value-type="float">
            <text:p>0.0906124210582</text:p>
          </table:table-cell>
        </table:table-row>
        <table:table-row>
          <table:table-cell office:value-type="string">
            <text:p>A_DEC</text:p>
          </table:table-cell>
          <table:table-cell office:value="1.28234399492" office:value-type="float">
            <text:p>1.28234399492</text:p>
          </table:table-cell>
          <table:table-cell office:value="3.31799761654" office:value-type="float">
            <text:p>3.31799761654</text:p>
          </table:table-cell>
          <table:table-cell office:value="7.75186301721" office:value-type="float">
            <text:p>7.75186301721</text:p>
          </table:table-cell>
          <table:table-cell office:value="7.82140426533" office:value-type="float">
            <text:p>7.82140426533</text:p>
          </table:table-cell>
          <table:table-cell office:value="4.95798440232" office:value-type="float">
            <text:p>4.95798440232</text:p>
          </table:table-cell>
          <table:table-cell office:value="4.37673051799" office:value-type="float">
            <text:p>4.37673051799</text:p>
          </table:table-cell>
          <table:table-cell office:value="3.89598900353" office:value-type="float">
            <text:p>3.89598900353</text:p>
          </table:table-cell>
          <table:table-cell office:value="5.70025086749" office:value-type="float">
            <text:p>5.70025086749</text:p>
          </table:table-cell>
        </table:table-row>
        <table:table-row>
          <table:table-cell office:value-type="string">
            <text:p>R_MIN</text:p>
          </table:table-cell>
          <table:table-cell office:value="7.14494286423" office:value-type="float">
            <text:p>7.14494286423</text:p>
          </table:table-cell>
          <table:table-cell office:value="6.53514517386" office:value-type="float">
            <text:p>6.53514517386</text:p>
          </table:table-cell>
          <table:table-cell office:value="14.9538797964" office:value-type="float">
            <text:p>14.9538797964</text:p>
          </table:table-cell>
          <table:table-cell office:value="13.2487399521" office:value-type="float">
            <text:p>13.2487399521</text:p>
          </table:table-cell>
          <table:table-cell office:value="13.4255222846" office:value-type="float">
            <text:p>13.4255222846</text:p>
          </table:table-cell>
          <table:table-cell office:value="14.9946254837" office:value-type="float">
            <text:p>14.9946254837</text:p>
          </table:table-cell>
          <table:table-cell office:value="14.179241856" office:value-type="float">
            <text:p>14.179241856</text:p>
          </table:table-cell>
          <table:table-cell office:value="11.2564456532" office:value-type="float">
            <text:p>11.2564456532</text:p>
          </table:table-cell>
        </table:table-row>
        <table:table-row>
          <table:table-cell office:value-type="string">
            <text:p>GAMMA</text:p>
          </table:table-cell>
          <table:table-cell office:value="1.18449595496" office:value-type="float">
            <text:p>1.18449595496</text:p>
          </table:table-cell>
          <table:table-cell office:value="1.11456448938" office:value-type="float">
            <text:p>1.11456448938</text:p>
          </table:table-cell>
          <table:table-cell office:value="1.2930287464" office:value-type="float">
            <text:p>1.2930287464</text:p>
          </table:table-cell>
          <table:table-cell office:value="1.16130195626" office:value-type="float">
            <text:p>1.16130195626</text:p>
          </table:table-cell>
          <table:table-cell office:value="1.27582925733" office:value-type="float">
            <text:p>1.27582925733</text:p>
          </table:table-cell>
          <table:table-cell office:value="0.944702471552" office:value-type="float">
            <text:p>0.944702471552</text:p>
          </table:table-cell>
          <table:table-cell office:value="0.980324118825" office:value-type="float">
            <text:p>0.980324118825</text:p>
          </table:table-cell>
          <table:table-cell office:value="1.60420115458" office:value-type="float">
            <text:p>1.60420115458</text:p>
          </table:table-cell>
        </table:table-row>
        <table:table-row>
          <table:table-cell office:value-type="string">
            <text:p>energy</text:p>
          </table:table-cell>
          <table:table-cell office:value="-1386.6440678" office:value-type="float">
            <text:p>-1386.6440678</text:p>
          </table:table-cell>
          <table:table-cell office:value="-1387.05084746" office:value-type="float">
            <text:p>-1387.05084746</text:p>
          </table:table-cell>
          <table:table-cell office:value="-1386.03389831" office:value-type="float">
            <text:p>-1386.03389831</text:p>
          </table:table-cell>
          <table:table-cell office:value="-1386.98305085" office:value-type="float">
            <text:p>-1386.98305085</text:p>
          </table:table-cell>
          <table:table-cell office:value="-1387.3220339" office:value-type="float">
            <text:p>-1387.3220339</text:p>
          </table:table-cell>
          <table:table-cell office:value="-1384.27118644" office:value-type="float">
            <text:p>-1384.27118644</text:p>
          </table:table-cell>
          <table:table-cell office:value="-1385.62711864" office:value-type="float">
            <text:p>-1385.62711864</text:p>
          </table:table-cell>
          <table:table-cell office:value="-1384.06779661" office:value-type="float">
            <text:p>-1384.06779661</text:p>
          </table:table-cell>
        </table:table-row>
      </table:table>
      <table:table table:name="liuyc-115_0.05-20000_lowerdiff(6params)">
        <table:table-row>
          <table:table-cell office:value-type="string">
            <text:p>SLOPE</text:p>
          </table:table-cell>
          <table:table-cell office:value="0.691914572699" office:value-type="float">
            <text:p>0.691914572699</text:p>
          </table:table-cell>
          <table:table-cell office:value="0.914807768383" office:value-type="float">
            <text:p>0.914807768383</text:p>
          </table:table-cell>
          <table:table-cell office:value="0.884481391818" office:value-type="float">
            <text:p>0.884481391818</text:p>
          </table:table-cell>
          <table:table-cell office:value="0.83898399409" office:value-type="float">
            <text:p>0.83898399409</text:p>
          </table:table-cell>
          <table:table-cell office:value="0.786075401105" office:value-type="float">
            <text:p>0.786075401105</text:p>
          </table:table-cell>
          <table:table-cell office:value="0.7540318754" office:value-type="float">
            <text:p>0.7540318754</text:p>
          </table:table-cell>
          <table:table-cell office:value="0.973775325141" office:value-type="float">
            <text:p>0.973775325141</text:p>
          </table:table-cell>
          <table:table-cell office:value="0.869686602067" office:value-type="float">
            <text:p>0.869686602067</text:p>
          </table:table-cell>
          <table:table-cell office:value="0.896564938371" office:value-type="float">
            <text:p>0.896564938371</text:p>
          </table:table-cell>
          <table:table-cell office:value="0.644280017029" office:value-type="float">
            <text:p>0.644280017029</text:p>
          </table:table-cell>
          <table:table-cell office:value="0.887802260865" office:value-type="float">
            <text:p>0.887802260865</text:p>
          </table:table-cell>
          <table:table-cell office:value="0.951332966534" office:value-type="float">
            <text:p>0.951332966534</text:p>
          </table:table-cell>
          <table:table-cell office:value="0.854181168828" office:value-type="float">
            <text:p>0.854181168828</text:p>
          </table:table-cell>
          <table:table-cell office:value="0.625509544132" office:value-type="float">
            <text:p>0.625509544132</text:p>
          </table:table-cell>
          <table:table-cell office:value="0.959970096791" office:value-type="float">
            <text:p>0.959970096791</text:p>
          </table:table-cell>
          <table:table-cell office:value="0.883116853633" office:value-type="float">
            <text:p>0.883116853633</text:p>
          </table:table-cell>
        </table:table-row>
        <table:table-row>
          <table:table-cell office:value-type="string">
            <text:p>STD</text:p>
          </table:table-cell>
          <table:table-cell office:value="0.0580585549263" office:value-type="float">
            <text:p>0.0580585549263</text:p>
          </table:table-cell>
          <table:table-cell office:value="0.113272140973" office:value-type="float">
            <text:p>0.113272140973</text:p>
          </table:table-cell>
          <table:table-cell office:value="0.133836651687" office:value-type="float">
            <text:p>0.133836651687</text:p>
          </table:table-cell>
          <table:table-cell office:value="0.0806094964849" office:value-type="float">
            <text:p>0.0806094964849</text:p>
          </table:table-cell>
          <table:table-cell office:value="0.0227600879234" office:value-type="float">
            <text:p>0.0227600879234</text:p>
          </table:table-cell>
          <table:table-cell office:value="0.0106261743593" office:value-type="float">
            <text:p>0.0106261743593</text:p>
          </table:table-cell>
          <table:table-cell office:value="0.0545940760416" office:value-type="float">
            <text:p>0.0545940760416</text:p>
          </table:table-cell>
          <table:table-cell office:value="0.0281165491686" office:value-type="float">
            <text:p>0.0281165491686</text:p>
          </table:table-cell>
          <table:table-cell office:value="0.259516480997" office:value-type="float">
            <text:p>0.259516480997</text:p>
          </table:table-cell>
          <table:table-cell office:value="0.0201206660639" office:value-type="float">
            <text:p>0.0201206660639</text:p>
          </table:table-cell>
          <table:table-cell office:value="0.183811765655" office:value-type="float">
            <text:p>0.183811765655</text:p>
          </table:table-cell>
          <table:table-cell office:value="0.178611762732" office:value-type="float">
            <text:p>0.178611762732</text:p>
          </table:table-cell>
          <table:table-cell office:value="0.219803605487" office:value-type="float">
            <text:p>0.219803605487</text:p>
          </table:table-cell>
          <table:table-cell office:value="0.0979728047808" office:value-type="float">
            <text:p>0.0979728047808</text:p>
          </table:table-cell>
          <table:table-cell office:value="0.137224463522" office:value-type="float">
            <text:p>0.137224463522</text:p>
          </table:table-cell>
          <table:table-cell office:value="0.0249312720101" office:value-type="float">
            <text:p>0.0249312720101</text:p>
          </table:table-cell>
        </table:table-row>
        <table:table-row>
          <table:table-cell office:value-type="string">
            <text:p>A_DEC</text:p>
          </table:table-cell>
          <table:table-cell office:value="1.28318399346" office:value-type="float">
            <text:p>1.28318399346</text:p>
          </table:table-cell>
          <table:table-cell office:value="2.51923502647" office:value-type="float">
            <text:p>2.51923502647</text:p>
          </table:table-cell>
          <table:table-cell office:value="5.90145155363" office:value-type="float">
            <text:p>5.90145155363</text:p>
          </table:table-cell>
          <table:table-cell office:value="4.8435280258" office:value-type="float">
            <text:p>4.8435280258</text:p>
          </table:table-cell>
          <table:table-cell office:value="1.88776474764" office:value-type="float">
            <text:p>1.88776474764</text:p>
          </table:table-cell>
          <table:table-cell office:value="2.26033064469" office:value-type="float">
            <text:p>2.26033064469</text:p>
          </table:table-cell>
          <table:table-cell office:value="2.7162171541" office:value-type="float">
            <text:p>2.7162171541</text:p>
          </table:table-cell>
          <table:table-cell office:value="7.36333102134" office:value-type="float">
            <text:p>7.36333102134</text:p>
          </table:table-cell>
          <table:table-cell office:value="6.19956604582" office:value-type="float">
            <text:p>6.19956604582</text:p>
          </table:table-cell>
          <table:table-cell office:value="6.36689942633" office:value-type="float">
            <text:p>6.36689942633</text:p>
          </table:table-cell>
          <table:table-cell office:value="4.21108006108" office:value-type="float">
            <text:p>4.21108006108</text:p>
          </table:table-cell>
          <table:table-cell office:value="1.16816934493" office:value-type="float">
            <text:p>1.16816934493</text:p>
          </table:table-cell>
          <table:table-cell office:value="2.6505462921" office:value-type="float">
            <text:p>2.6505462921</text:p>
          </table:table-cell>
          <table:table-cell office:value="4.39895593061" office:value-type="float">
            <text:p>4.39895593061</text:p>
          </table:table-cell>
          <table:table-cell office:value="1.51206265653" office:value-type="float">
            <text:p>1.51206265653</text:p>
          </table:table-cell>
          <table:table-cell office:value="2.8914913184" office:value-type="float">
            <text:p>2.8914913184</text:p>
          </table:table-cell>
        </table:table-row>
        <table:table-row>
          <table:table-cell office:value-type="string">
            <text:p>R_MIN</text:p>
          </table:table-cell>
          <table:table-cell office:value="8.55319018896" office:value-type="float">
            <text:p>8.55319018896</text:p>
          </table:table-cell>
          <table:table-cell office:value="7.17775739261" office:value-type="float">
            <text:p>7.17775739261</text:p>
          </table:table-cell>
          <table:table-cell office:value="14.0163354555" office:value-type="float">
            <text:p>14.0163354555</text:p>
          </table:table-cell>
          <table:table-cell office:value="14.3045147074" office:value-type="float">
            <text:p>14.3045147074</text:p>
          </table:table-cell>
          <table:table-cell office:value="7.76169980346" office:value-type="float">
            <text:p>7.76169980346</text:p>
          </table:table-cell>
          <table:table-cell office:value="8.48387068886" office:value-type="float">
            <text:p>8.48387068886</text:p>
          </table:table-cell>
          <table:table-cell office:value="6.07527326465" office:value-type="float">
            <text:p>6.07527326465</text:p>
          </table:table-cell>
          <table:table-cell office:value="14.0439726954" office:value-type="float">
            <text:p>14.0439726954</text:p>
          </table:table-cell>
          <table:table-cell office:value="14.6382643387" office:value-type="float">
            <text:p>14.6382643387</text:p>
          </table:table-cell>
          <table:table-cell office:value="14.8829027817" office:value-type="float">
            <text:p>14.8829027817</text:p>
          </table:table-cell>
          <table:table-cell office:value="13.0702105492" office:value-type="float">
            <text:p>13.0702105492</text:p>
          </table:table-cell>
          <table:table-cell office:value="7.46982096966" office:value-type="float">
            <text:p>7.46982096966</text:p>
          </table:table-cell>
          <table:table-cell office:value="13.8865470321" office:value-type="float">
            <text:p>13.8865470321</text:p>
          </table:table-cell>
          <table:table-cell office:value="14.8157208517" office:value-type="float">
            <text:p>14.8157208517</text:p>
          </table:table-cell>
          <table:table-cell office:value="6.7473562015" office:value-type="float">
            <text:p>6.7473562015</text:p>
          </table:table-cell>
          <table:table-cell office:value="7.43987969447" office:value-type="float">
            <text:p>7.43987969447</text:p>
          </table:table-cell>
        </table:table-row>
        <table:table-row>
          <table:table-cell office:value-type="string">
            <text:p>GAMMA</text:p>
          </table:table-cell>
          <table:table-cell office:value="1.3246745436" office:value-type="float">
            <text:p>1.3246745436</text:p>
          </table:table-cell>
          <table:table-cell office:value="1.52192149983" office:value-type="float">
            <text:p>1.52192149983</text:p>
          </table:table-cell>
          <table:table-cell office:value="0.991499965915" office:value-type="float">
            <text:p>0.991499965915</text:p>
          </table:table-cell>
          <table:table-cell office:value="1.17455675396" office:value-type="float">
            <text:p>1.17455675396</text:p>
          </table:table-cell>
          <table:table-cell office:value="1.40521127497" office:value-type="float">
            <text:p>1.40521127497</text:p>
          </table:table-cell>
          <table:table-cell office:value="1.18952949349" office:value-type="float">
            <text:p>1.18952949349</text:p>
          </table:table-cell>
          <table:table-cell office:value="1.38704491204" office:value-type="float">
            <text:p>1.38704491204</text:p>
          </table:table-cell>
          <table:table-cell office:value="1.17802860918" office:value-type="float">
            <text:p>1.17802860918</text:p>
          </table:table-cell>
          <table:table-cell office:value="2.0631972877" office:value-type="float">
            <text:p>2.0631972877</text:p>
          </table:table-cell>
          <table:table-cell office:value="0.143123110409" office:value-type="float">
            <text:p>0.143123110409</text:p>
          </table:table-cell>
          <table:table-cell office:value="1.75156690828" office:value-type="float">
            <text:p>1.75156690828</text:p>
          </table:table-cell>
          <table:table-cell office:value="1.82989985279" office:value-type="float">
            <text:p>1.82989985279</text:p>
          </table:table-cell>
          <table:table-cell office:value="1.61205566404" office:value-type="float">
            <text:p>1.61205566404</text:p>
          </table:table-cell>
          <table:table-cell office:value="0.591763293534" office:value-type="float">
            <text:p>0.591763293534</text:p>
          </table:table-cell>
          <table:table-cell office:value="1.82660197811" office:value-type="float">
            <text:p>1.82660197811</text:p>
          </table:table-cell>
          <table:table-cell office:value="1.42868564953" office:value-type="float">
            <text:p>1.42868564953</text:p>
          </table:table-cell>
        </table:table-row>
        <table:table-row>
          <table:table-cell office:value-type="string">
            <text:p>energy</text:p>
          </table:table-cell>
          <table:table-cell office:value="-1387.05084746" office:value-type="float">
            <text:p>-1387.05084746</text:p>
          </table:table-cell>
          <table:table-cell office:value="-1388.47457627" office:value-type="float">
            <text:p>-1388.47457627</text:p>
          </table:table-cell>
          <table:table-cell office:value="-1386.6440678" office:value-type="float">
            <text:p>-1386.6440678</text:p>
          </table:table-cell>
          <table:table-cell office:value="-1386.37288136" office:value-type="float">
            <text:p>-1386.37288136</text:p>
          </table:table-cell>
          <table:table-cell office:value="-1388.6779661" office:value-type="float">
            <text:p>-1388.6779661</text:p>
          </table:table-cell>
          <table:table-cell office:value="-1389.89830508" office:value-type="float">
            <text:p>-1389.89830508</text:p>
          </table:table-cell>
          <table:table-cell office:value="-1389.08474576" office:value-type="float">
            <text:p>-1389.08474576</text:p>
          </table:table-cell>
          <table:table-cell office:value="-1387.05084746" office:value-type="float">
            <text:p>-1387.05084746</text:p>
          </table:table-cell>
          <table:table-cell office:value="1.76559183275" office:value-type="float">
            <text:p>1.76559183275</text:p>
          </table:table-cell>
          <table:table-cell office:value="0.182290265947" office:value-type="float">
            <text:p>0.182290265947</text:p>
          </table:table-cell>
          <table:table-cell office:value="1.65948276223" office:value-type="float">
            <text:p>1.65948276223</text:p>
          </table:table-cell>
          <table:table-cell office:value="1.84645404271" office:value-type="float">
            <text:p>1.84645404271</text:p>
          </table:table-cell>
          <table:table-cell office:value="1.61137227018" office:value-type="float">
            <text:p>1.61137227018</text:p>
          </table:table-cell>
          <table:table-cell office:value="0.356895152796" office:value-type="float">
            <text:p>0.356895152796</text:p>
          </table:table-cell>
          <table:table-cell office:value="1.47143950701" office:value-type="float">
            <text:p>1.47143950701</text:p>
          </table:table-cell>
          <table:table-cell office:value="1.05769204957" office:value-type="float">
            <text:p>1.05769204957</text:p>
          </table:table-cell>
        </table:table-row>
      </table:table>
      <table:table table:name="lukc-115_0.05-8000_lowerdiff(5params)">
        <table:table-row>
          <table:table-cell office:value-type="string">
            <text:p>SLOPE</text:p>
          </table:table-cell>
          <table:table-cell office:value="0.905798277026" office:value-type="float">
            <text:p>0.905798277026</text:p>
          </table:table-cell>
          <table:table-cell office:value="0.609820206367" office:value-type="float">
            <text:p>0.609820206367</text:p>
          </table:table-cell>
          <table:table-cell office:value="0.678052214463" office:value-type="float">
            <text:p>0.678052214463</text:p>
          </table:table-cell>
          <table:table-cell office:value="0.77289267988" office:value-type="float">
            <text:p>0.77289267988</text:p>
          </table:table-cell>
          <table:table-cell office:value="0.815169513856" office:value-type="float">
            <text:p>0.815169513856</text:p>
          </table:table-cell>
          <table:table-cell office:value="0.688056158337" office:value-type="float">
            <text:p>0.688056158337</text:p>
          </table:table-cell>
          <table:table-cell office:value="0.848550972192" office:value-type="float">
            <text:p>0.848550972192</text:p>
          </table:table-cell>
          <table:table-cell office:value="0.655541268253" office:value-type="float">
            <text:p>0.655541268253</text:p>
          </table:table-cell>
        </table:table-row>
        <table:table-row>
          <table:table-cell office:value-type="string">
            <text:p>STD</text:p>
          </table:table-cell>
          <table:table-cell office:value="0.177882363416" office:value-type="float">
            <text:p>0.177882363416</text:p>
          </table:table-cell>
          <table:table-cell office:value="0.0110417813903" office:value-type="float">
            <text:p>0.0110417813903</text:p>
          </table:table-cell>
          <table:table-cell office:value="0.0443593763114" office:value-type="float">
            <text:p>0.0443593763114</text:p>
          </table:table-cell>
          <table:table-cell office:value="0.0246699063052" office:value-type="float">
            <text:p>0.0246699063052</text:p>
          </table:table-cell>
          <table:table-cell office:value="0.0115264094384" office:value-type="float">
            <text:p>0.0115264094384</text:p>
          </table:table-cell>
          <table:table-cell office:value="0.0512984726694" office:value-type="float">
            <text:p>0.0512984726694</text:p>
          </table:table-cell>
          <table:table-cell office:value="0.0560861214679" office:value-type="float">
            <text:p>0.0560861214679</text:p>
          </table:table-cell>
          <table:table-cell office:value="0.0959901851237" office:value-type="float">
            <text:p>0.0959901851237</text:p>
          </table:table-cell>
        </table:table-row>
        <table:table-row>
          <table:table-cell office:value-type="string">
            <text:p>A_DEC</text:p>
          </table:table-cell>
          <table:table-cell office:value="1.42387796328" office:value-type="float">
            <text:p>1.42387796328</text:p>
          </table:table-cell>
          <table:table-cell office:value="1.39167161959" office:value-type="float">
            <text:p>1.39167161959</text:p>
          </table:table-cell>
          <table:table-cell office:value="1.03756724279" office:value-type="float">
            <text:p>1.03756724279</text:p>
          </table:table-cell>
          <table:table-cell office:value="1.2993353268" office:value-type="float">
            <text:p>1.2993353268</text:p>
          </table:table-cell>
          <table:table-cell office:value="1.30423333514" office:value-type="float">
            <text:p>1.30423333514</text:p>
          </table:table-cell>
          <table:table-cell office:value="1.63030472315" office:value-type="float">
            <text:p>1.63030472315</text:p>
          </table:table-cell>
          <table:table-cell office:value="1.34416933847" office:value-type="float">
            <text:p>1.34416933847</text:p>
          </table:table-cell>
          <table:table-cell office:value="1.31265098289" office:value-type="float">
            <text:p>1.31265098289</text:p>
          </table:table-cell>
        </table:table-row>
        <table:table-row>
          <table:table-cell office:value-type="string">
            <text:p>R_MIN</text:p>
          </table:table-cell>
          <table:table-cell office:value="6.77237917588" office:value-type="float">
            <text:p>6.77237917588</text:p>
          </table:table-cell>
          <table:table-cell office:value="14.0261155357" office:value-type="float">
            <text:p>14.0261155357</text:p>
          </table:table-cell>
          <table:table-cell office:value="9.56605400095" office:value-type="float">
            <text:p>9.56605400095</text:p>
          </table:table-cell>
          <table:table-cell office:value="8.82891550814" office:value-type="float">
            <text:p>8.82891550814</text:p>
          </table:table-cell>
          <table:table-cell office:value="9.102104685" office:value-type="float">
            <text:p>9.102104685</text:p>
          </table:table-cell>
          <table:table-cell office:value="13.7013742795" office:value-type="float">
            <text:p>13.7013742795</text:p>
          </table:table-cell>
          <table:table-cell office:value="8.31573938374" office:value-type="float">
            <text:p>8.31573938374</text:p>
          </table:table-cell>
          <table:table-cell office:value="12.0226536384" office:value-type="float">
            <text:p>12.0226536384</text:p>
          </table:table-cell>
        </table:table-row>
        <table:table-row>
          <table:table-cell office:value-type="string">
            <text:p>GAMMA</text:p>
          </table:table-cell>
          <table:table-cell office:value="3.30228180679" office:value-type="float">
            <text:p>3.30228180679</text:p>
          </table:table-cell>
          <table:table-cell office:value="2.0687271812" office:value-type="float">
            <text:p>2.0687271812</text:p>
          </table:table-cell>
          <table:table-cell office:value="5.86823779954" office:value-type="float">
            <text:p>5.86823779954</text:p>
          </table:table-cell>
          <table:table-cell office:value="4.23390826265" office:value-type="float">
            <text:p>4.23390826265</text:p>
          </table:table-cell>
          <table:table-cell office:value="1.74435324884" office:value-type="float">
            <text:p>1.74435324884</text:p>
          </table:table-cell>
          <table:table-cell office:value="1.48294690065" office:value-type="float">
            <text:p>1.48294690065</text:p>
          </table:table-cell>
          <table:table-cell office:value="1.61136660003" office:value-type="float">
            <text:p>1.61136660003</text:p>
          </table:table-cell>
          <table:table-cell office:value="2.52130516265" office:value-type="float">
            <text:p>2.52130516265</text:p>
          </table:table-cell>
        </table:table-row>
        <table:table-row>
          <table:table-cell office:value-type="string">
            <text:p>energy</text:p>
          </table:table-cell>
          <table:table-cell office:value="-1174.7" office:value-type="float">
            <text:p>-1174.7</text:p>
          </table:table-cell>
          <table:table-cell office:value="-1175.1" office:value-type="float">
            <text:p>-1175.1</text:p>
          </table:table-cell>
          <table:table-cell office:value="-1169.9" office:value-type="float">
            <text:p>-1169.9</text:p>
          </table:table-cell>
          <table:table-cell office:value="-1173.8" office:value-type="float">
            <text:p>-1173.8</text:p>
          </table:table-cell>
          <table:table-cell office:value="-1171.1" office:value-type="float">
            <text:p>-1171.1</text:p>
          </table:table-cell>
          <table:table-cell office:value="-1169.9" office:value-type="float">
            <text:p>-1169.9</text:p>
          </table:table-cell>
          <table:table-cell office:value="-1177.7" office:value-type="float">
            <text:p>-1177.7</text:p>
          </table:table-cell>
          <table:table-cell office:value="-1172.8" office:value-type="float">
            <text:p>-1172.8</text:p>
          </table:table-cell>
        </table:table-row>
      </table:table>
      <table:table table:name="liuyc-115_0.05-10000_diff(5params)">
        <table:table-row>
          <table:table-cell office:value-type="string">
            <text:p>SLOPE</text:p>
          </table:table-cell>
          <table:table-cell office:value="0.942804605492" office:value-type="float">
            <text:p>0.942804605492</text:p>
          </table:table-cell>
          <table:table-cell office:value="0.65291083895" office:value-type="float">
            <text:p>0.65291083895</text:p>
          </table:table-cell>
          <table:table-cell office:value="0.671821534106" office:value-type="float">
            <text:p>0.671821534106</text:p>
          </table:table-cell>
          <table:table-cell office:value="0.636056264005" office:value-type="float">
            <text:p>0.636056264005</text:p>
          </table:table-cell>
          <table:table-cell office:value="0.975763674145" office:value-type="float">
            <text:p>0.975763674145</text:p>
          </table:table-cell>
          <table:table-cell office:value="0.976292055029" office:value-type="float">
            <text:p>0.976292055029</text:p>
          </table:table-cell>
          <table:table-cell office:value="0.8855806312" office:value-type="float">
            <text:p>0.8855806312</text:p>
          </table:table-cell>
          <table:table-cell office:value="0.934948215184" office:value-type="float">
            <text:p>0.934948215184</text:p>
          </table:table-cell>
          <table:table-cell office:value="0.977952170909" office:value-type="float">
            <text:p>0.977952170909</text:p>
          </table:table-cell>
          <table:table-cell office:value="0.992286170174" office:value-type="float">
            <text:p>0.992286170174</text:p>
          </table:table-cell>
          <table:table-cell office:value="0.96770424382" office:value-type="float">
            <text:p>0.96770424382</text:p>
          </table:table-cell>
          <table:table-cell office:value="0.982787092934" office:value-type="float">
            <text:p>0.982787092934</text:p>
          </table:table-cell>
          <table:table-cell office:value="0.975285409884" office:value-type="float">
            <text:p>0.975285409884</text:p>
          </table:table-cell>
          <table:table-cell office:value="0.945441676681" office:value-type="float">
            <text:p>0.945441676681</text:p>
          </table:table-cell>
          <table:table-cell office:value="0.943598923273" office:value-type="float">
            <text:p>0.943598923273</text:p>
          </table:table-cell>
          <table:table-cell office:value="0.108742793977" office:value-type="float">
            <text:p>0.108742793977</text:p>
          </table:table-cell>
          <table:table-cell office:value="0.876507447689" office:value-type="float">
            <text:p>0.876507447689</text:p>
          </table:table-cell>
          <table:table-cell office:value="0.953677657023" office:value-type="float">
            <text:p>0.953677657023</text:p>
          </table:table-cell>
          <table:table-cell office:value="0.920762425015" office:value-type="float">
            <text:p>0.920762425015</text:p>
          </table:table-cell>
          <table:table-cell office:value="0.932457139005" office:value-type="float">
            <text:p>0.932457139005</text:p>
          </table:table-cell>
          <table:table-cell office:value="3.26064854043" office:value-type="float">
            <text:p>3.26064854043</text:p>
          </table:table-cell>
          <table:table-cell office:value="1.67472770298" office:value-type="float">
            <text:p>1.67472770298</text:p>
          </table:table-cell>
          <table:table-cell office:value="1.24005592526" office:value-type="float">
            <text:p>1.24005592526</text:p>
          </table:table-cell>
          <table:table-cell office:value="1.97922246609" office:value-type="float">
            <text:p>1.97922246609</text:p>
          </table:table-cell>
          <table:table-cell office:value="1.3893191694" office:value-type="float">
            <text:p>1.3893191694</text:p>
          </table:table-cell>
          <table:table-cell office:value="2.11009781227" office:value-type="float">
            <text:p>2.11009781227</text:p>
          </table:table-cell>
          <table:table-cell office:value="1.46235934781" office:value-type="float">
            <text:p>1.46235934781</text:p>
          </table:table-cell>
          <table:table-cell office:value="2.10110238207" office:value-type="float">
            <text:p>2.10110238207</text:p>
          </table:table-cell>
        </table:table-row>
        <table:table-row>
          <table:table-cell office:value-type="string">
            <text:p>STD</text:p>
          </table:table-cell>
          <table:table-cell office:value="0.142931049291" office:value-type="float">
            <text:p>0.142931049291</text:p>
          </table:table-cell>
          <table:table-cell office:value="0.0880354596203" office:value-type="float">
            <text:p>0.0880354596203</text:p>
          </table:table-cell>
          <table:table-cell office:value="0.235535726042" office:value-type="float">
            <text:p>0.235535726042</text:p>
          </table:table-cell>
          <table:table-cell office:value="0.195264369233" office:value-type="float">
            <text:p>0.195264369233</text:p>
          </table:table-cell>
          <table:table-cell office:value="0.446001574605" office:value-type="float">
            <text:p>0.446001574605</text:p>
          </table:table-cell>
          <table:table-cell office:value="0.386847998897" office:value-type="float">
            <text:p>0.386847998897</text:p>
          </table:table-cell>
          <table:table-cell office:value="0.491923847793" office:value-type="float">
            <text:p>0.491923847793</text:p>
          </table:table-cell>
          <table:table-cell office:value="0.499440322198" office:value-type="float">
            <text:p>0.499440322198</text:p>
          </table:table-cell>
          <table:table-cell office:value="0.432961121035" office:value-type="float">
            <text:p>0.432961121035</text:p>
          </table:table-cell>
          <table:table-cell office:value="0.451295651995" office:value-type="float">
            <text:p>0.451295651995</text:p>
          </table:table-cell>
          <table:table-cell office:value="0.369800245322" office:value-type="float">
            <text:p>0.369800245322</text:p>
          </table:table-cell>
          <table:table-cell office:value="0.418350574394" office:value-type="float">
            <text:p>0.418350574394</text:p>
          </table:table-cell>
          <table:table-cell office:value="0.44160996703" office:value-type="float">
            <text:p>0.44160996703</text:p>
          </table:table-cell>
          <table:table-cell office:value="0.4573561363" office:value-type="float">
            <text:p>0.4573561363</text:p>
          </table:table-cell>
          <table:table-cell office:value="0.427376827429" office:value-type="float">
            <text:p>0.427376827429</text:p>
          </table:table-cell>
          <table:table-cell office:value="0.435746920751" office:value-type="float">
            <text:p>0.435746920751</text:p>
          </table:table-cell>
          <table:table-cell office:value="0.286786653786" office:value-type="float">
            <text:p>0.286786653786</text:p>
          </table:table-cell>
          <table:table-cell office:value="0.429730075683" office:value-type="float">
            <text:p>0.429730075683</text:p>
          </table:table-cell>
          <table:table-cell office:value="0.368137825605" office:value-type="float">
            <text:p>0.368137825605</text:p>
          </table:table-cell>
          <table:table-cell office:value="0.412279683172" office:value-type="float">
            <text:p>0.412279683172</text:p>
          </table:table-cell>
          <table:table-cell office:value="0.45842031693" office:value-type="float">
            <text:p>0.45842031693</text:p>
          </table:table-cell>
          <table:table-cell office:value="0.413168326006" office:value-type="float">
            <text:p>0.413168326006</text:p>
          </table:table-cell>
          <table:table-cell office:value="0.461189110756" office:value-type="float">
            <text:p>0.461189110756</text:p>
          </table:table-cell>
          <table:table-cell office:value="0.409383953196" office:value-type="float">
            <text:p>0.409383953196</text:p>
          </table:table-cell>
          <table:table-cell office:value="0.472469074238" office:value-type="float">
            <text:p>0.472469074238</text:p>
          </table:table-cell>
          <table:table-cell office:value="0.492839206124" office:value-type="float">
            <text:p>0.492839206124</text:p>
          </table:table-cell>
          <table:table-cell office:value="0.497209087821" office:value-type="float">
            <text:p>0.497209087821</text:p>
          </table:table-cell>
          <table:table-cell office:value="0.4962909797" office:value-type="float">
            <text:p>0.4962909797</text:p>
          </table:table-cell>
        </table:table-row>
        <table:table-row>
          <table:table-cell office:value-type="string">
            <text:p>A_DEC</text:p>
          </table:table-cell>
          <table:table-cell office:value="2.10181161761" office:value-type="float">
            <text:p>2.10181161761</text:p>
          </table:table-cell>
          <table:table-cell office:value="1.75754177465" office:value-type="float">
            <text:p>1.75754177465</text:p>
          </table:table-cell>
          <table:table-cell office:value="1.34447224776" office:value-type="float">
            <text:p>1.34447224776</text:p>
          </table:table-cell>
          <table:table-cell office:value="1.38989800802" office:value-type="float">
            <text:p>1.38989800802</text:p>
          </table:table-cell>
          <table:table-cell office:value="4.70349559962" office:value-type="float">
            <text:p>4.70349559962</text:p>
          </table:table-cell>
          <table:table-cell office:value="3.7777707805" office:value-type="float">
            <text:p>3.7777707805</text:p>
          </table:table-cell>
          <table:table-cell office:value="2.5033102979" office:value-type="float">
            <text:p>2.5033102979</text:p>
          </table:table-cell>
          <table:table-cell office:value="2.98155632443" office:value-type="float">
            <text:p>2.98155632443</text:p>
          </table:table-cell>
          <table:table-cell office:value="2.63220715356" office:value-type="float">
            <text:p>2.63220715356</text:p>
          </table:table-cell>
          <table:table-cell office:value="7.08353750414" office:value-type="float">
            <text:p>7.08353750414</text:p>
          </table:table-cell>
          <table:table-cell office:value="1.27282965457" office:value-type="float">
            <text:p>1.27282965457</text:p>
          </table:table-cell>
          <table:table-cell office:value="1.52634735661" office:value-type="float">
            <text:p>1.52634735661</text:p>
          </table:table-cell>
          <table:table-cell office:value="2.31047538095" office:value-type="float">
            <text:p>2.31047538095</text:p>
          </table:table-cell>
          <table:table-cell office:value="1.86322364139" office:value-type="float">
            <text:p>1.86322364139</text:p>
          </table:table-cell>
          <table:table-cell office:value="2.99209369836" office:value-type="float">
            <text:p>2.99209369836</text:p>
          </table:table-cell>
          <table:table-cell office:value="3.02289386507" office:value-type="float">
            <text:p>3.02289386507</text:p>
          </table:table-cell>
          <table:table-cell office:value="1.58936335298" office:value-type="float">
            <text:p>1.58936335298</text:p>
          </table:table-cell>
          <table:table-cell office:value="1.95503788887" office:value-type="float">
            <text:p>1.95503788887</text:p>
          </table:table-cell>
          <table:table-cell office:value="2.73526432519" office:value-type="float">
            <text:p>2.73526432519</text:p>
          </table:table-cell>
          <table:table-cell office:value="1.03309471616" office:value-type="float">
            <text:p>1.03309471616</text:p>
          </table:table-cell>
          <table:table-cell office:value="1.60262003776" office:value-type="float">
            <text:p>1.60262003776</text:p>
          </table:table-cell>
          <table:table-cell office:value="7.11652940248" office:value-type="float">
            <text:p>7.11652940248</text:p>
          </table:table-cell>
          <table:table-cell office:value="7.31322742654" office:value-type="float">
            <text:p>7.31322742654</text:p>
          </table:table-cell>
          <table:table-cell office:value="6.60651362571" office:value-type="float">
            <text:p>6.60651362571</text:p>
          </table:table-cell>
          <table:table-cell office:value="7.74993563614" office:value-type="float">
            <text:p>7.74993563614</text:p>
          </table:table-cell>
          <table:table-cell office:value="4.41315233289" office:value-type="float">
            <text:p>4.41315233289</text:p>
          </table:table-cell>
          <table:table-cell office:value="3.35678884933" office:value-type="float">
            <text:p>3.35678884933</text:p>
          </table:table-cell>
          <table:table-cell office:value="2.08305548333" office:value-type="float">
            <text:p>2.08305548333</text:p>
          </table:table-cell>
        </table:table-row>
        <table:table-row>
          <table:table-cell office:value-type="string">
            <text:p>R_MIN</text:p>
          </table:table-cell>
          <table:table-cell office:value="6.03386220085" office:value-type="float">
            <text:p>6.03386220085</text:p>
          </table:table-cell>
          <table:table-cell office:value="10.5484986437" office:value-type="float">
            <text:p>10.5484986437</text:p>
          </table:table-cell>
          <table:table-cell office:value="14.152129996" office:value-type="float">
            <text:p>14.152129996</text:p>
          </table:table-cell>
          <table:table-cell office:value="4.67011790992" office:value-type="float">
            <text:p>4.67011790992</text:p>
          </table:table-cell>
          <table:table-cell office:value="12.7305881402" office:value-type="float">
            <text:p>12.7305881402</text:p>
          </table:table-cell>
          <table:table-cell office:value="13.3686115503" office:value-type="float">
            <text:p>13.3686115503</text:p>
          </table:table-cell>
          <table:table-cell office:value="13.4864855892" office:value-type="float">
            <text:p>13.4864855892</text:p>
          </table:table-cell>
          <table:table-cell office:value="12.3081390447" office:value-type="float">
            <text:p>12.3081390447</text:p>
          </table:table-cell>
          <table:table-cell office:value="12.0660567575" office:value-type="float">
            <text:p>12.0660567575</text:p>
          </table:table-cell>
          <table:table-cell office:value="13.8553350735" office:value-type="float">
            <text:p>13.8553350735</text:p>
          </table:table-cell>
          <table:table-cell office:value="7.02476738522" office:value-type="float">
            <text:p>7.02476738522</text:p>
          </table:table-cell>
          <table:table-cell office:value="7.05612454686" office:value-type="float">
            <text:p>7.05612454686</text:p>
          </table:table-cell>
          <table:table-cell office:value="12.358518092" office:value-type="float">
            <text:p>12.358518092</text:p>
          </table:table-cell>
          <table:table-cell office:value="14.6305254137" office:value-type="float">
            <text:p>14.6305254137</text:p>
          </table:table-cell>
          <table:table-cell office:value="13.5089241536" office:value-type="float">
            <text:p>13.5089241536</text:p>
          </table:table-cell>
          <table:table-cell office:value="12.2315575276" office:value-type="float">
            <text:p>12.2315575276</text:p>
          </table:table-cell>
          <table:table-cell office:value="14.061096754" office:value-type="float">
            <text:p>14.061096754</text:p>
          </table:table-cell>
          <table:table-cell office:value="13.8111558776" office:value-type="float">
            <text:p>13.8111558776</text:p>
          </table:table-cell>
          <table:table-cell office:value="14.4592228202" office:value-type="float">
            <text:p>14.4592228202</text:p>
          </table:table-cell>
          <table:table-cell office:value="8.49780586354" office:value-type="float">
            <text:p>8.49780586354</text:p>
          </table:table-cell>
          <table:table-cell office:value="8.61415921471" office:value-type="float">
            <text:p>8.61415921471</text:p>
          </table:table-cell>
          <table:table-cell office:value="7.92907594182" office:value-type="float">
            <text:p>7.92907594182</text:p>
          </table:table-cell>
          <table:table-cell office:value="12.4377187394" office:value-type="float">
            <text:p>12.4377187394</text:p>
          </table:table-cell>
          <table:table-cell office:value="6.49732158129" office:value-type="float">
            <text:p>6.49732158129</text:p>
          </table:table-cell>
          <table:table-cell office:value="11.6440677299" office:value-type="float">
            <text:p>11.6440677299</text:p>
          </table:table-cell>
          <table:table-cell office:value="5.13958778364" office:value-type="float">
            <text:p>5.13958778364</text:p>
          </table:table-cell>
          <table:table-cell office:value="8.64348792227" office:value-type="float">
            <text:p>8.64348792227</text:p>
          </table:table-cell>
          <table:table-cell office:value="7.79580583433" office:value-type="float">
            <text:p>7.79580583433</text:p>
          </table:table-cell>
        </table:table-row>
        <table:table-row>
          <table:table-cell office:value-type="string">
            <text:p>GAMMA</text:p>
          </table:table-cell>
          <table:table-cell office:value="1.53591844472" office:value-type="float">
            <text:p>1.53591844472</text:p>
          </table:table-cell>
          <table:table-cell office:value="1.61556114274" office:value-type="float">
            <text:p>1.61556114274</text:p>
          </table:table-cell>
          <table:table-cell office:value="1.45737406561" office:value-type="float">
            <text:p>1.45737406561</text:p>
          </table:table-cell>
          <table:table-cell office:value="2.1707082123" office:value-type="float">
            <text:p>2.1707082123</text:p>
          </table:table-cell>
          <table:table-cell office:value="1.83521218399" office:value-type="float">
            <text:p>1.83521218399</text:p>
          </table:table-cell>
          <table:table-cell office:value="1.68224036905" office:value-type="float">
            <text:p>1.68224036905</text:p>
          </table:table-cell>
          <table:table-cell office:value="1.85755715059" office:value-type="float">
            <text:p>1.85755715059</text:p>
          </table:table-cell>
          <table:table-cell office:value="1.8593165169" office:value-type="float">
            <text:p>1.8593165169</text:p>
          </table:table-cell>
          <table:table-cell office:value="1.61672066665" office:value-type="float">
            <text:p>1.61672066665</text:p>
          </table:table-cell>
          <table:table-cell office:value="1.59123533126" office:value-type="float">
            <text:p>1.59123533126</text:p>
          </table:table-cell>
          <table:table-cell office:value="1.73384989018" office:value-type="float">
            <text:p>1.73384989018</text:p>
          </table:table-cell>
          <table:table-cell office:value="1.72258742816" office:value-type="float">
            <text:p>1.72258742816</text:p>
          </table:table-cell>
          <table:table-cell office:value="1.39748186752" office:value-type="float">
            <text:p>1.39748186752</text:p>
          </table:table-cell>
          <table:table-cell office:value="1.45307057962" office:value-type="float">
            <text:p>1.45307057962</text:p>
          </table:table-cell>
          <table:table-cell office:value="1.37062248559" office:value-type="float">
            <text:p>1.37062248559</text:p>
          </table:table-cell>
          <table:table-cell office:value="1.46467385382" office:value-type="float">
            <text:p>1.46467385382</text:p>
          </table:table-cell>
          <table:table-cell office:value="1.29675011816" office:value-type="float">
            <text:p>1.29675011816</text:p>
          </table:table-cell>
          <table:table-cell office:value="1.6067568608" office:value-type="float">
            <text:p>1.6067568608</text:p>
          </table:table-cell>
          <table:table-cell office:value="1.4231306403" office:value-type="float">
            <text:p>1.4231306403</text:p>
          </table:table-cell>
          <table:table-cell office:value="1.39427912169" office:value-type="float">
            <text:p>1.39427912169</text:p>
          </table:table-cell>
          <table:table-cell office:value="1.38769130986" office:value-type="float">
            <text:p>1.38769130986</text:p>
          </table:table-cell>
          <table:table-cell office:value="1.38164075137" office:value-type="float">
            <text:p>1.38164075137</text:p>
          </table:table-cell>
          <table:table-cell office:value="1.40610809596" office:value-type="float">
            <text:p>1.40610809596</text:p>
          </table:table-cell>
          <table:table-cell office:value="1.35575796767" office:value-type="float">
            <text:p>1.35575796767</text:p>
          </table:table-cell>
          <table:table-cell office:value="1.46801153062" office:value-type="float">
            <text:p>1.46801153062</text:p>
          </table:table-cell>
          <table:table-cell office:value="1.45510235689" office:value-type="float">
            <text:p>1.45510235689</text:p>
          </table:table-cell>
          <table:table-cell office:value="1.42975030064" office:value-type="float">
            <text:p>1.42975030064</text:p>
          </table:table-cell>
          <table:table-cell office:value="1.42539843067" office:value-type="float">
            <text:p>1.42539843067</text:p>
          </table:table-cell>
        </table:table-row>
        <table:table-row>
          <table:table-cell office:value-type="string">
            <text:p>energy</text:p>
          </table:table-cell>
          <table:table-cell office:value="-120.244055273" office:value-type="float">
            <text:p>-120.244055273</text:p>
          </table:table-cell>
          <table:table-cell office:value="-119.551490013" office:value-type="float">
            <text:p>-119.551490013</text:p>
          </table:table-cell>
          <table:table-cell office:value="-120.039002243" office:value-type="float">
            <text:p>-120.039002243</text:p>
          </table:table-cell>
          <table:table-cell office:value="-119.455486705" office:value-type="float">
            <text:p>-119.455486705</text:p>
          </table:table-cell>
          <table:table-cell office:value="53.3344955922" office:value-type="float">
            <text:p>53.3344955922</text:p>
          </table:table-cell>
          <table:table-cell office:value="51.0550446163" office:value-type="float">
            <text:p>51.0550446163</text:p>
          </table:table-cell>
          <table:table-cell office:value="47.507896073" office:value-type="float">
            <text:p>47.507896073</text:p>
          </table:table-cell>
          <table:table-cell office:value="48.3543063603" office:value-type="float">
            <text:p>48.3543063603</text:p>
          </table:table-cell>
          <table:table-cell office:value="52.6985329675" office:value-type="float">
            <text:p>52.6985329675</text:p>
          </table:table-cell>
          <table:table-cell office:value="54.1946564369" office:value-type="float">
            <text:p>54.1946564369</text:p>
          </table:table-cell>
          <table:table-cell office:value="44.35573675" office:value-type="float">
            <text:p>44.35573675</text:p>
          </table:table-cell>
          <table:table-cell office:value="48.1244584573" office:value-type="float">
            <text:p>48.1244584573</text:p>
          </table:table-cell>
          <table:table-cell office:value="-81.2926923054" office:value-type="float">
            <text:p>-81.2926923054</text:p>
          </table:table-cell>
          <table:table-cell office:value="-81.5761082579" office:value-type="float">
            <text:p>-81.5761082579</text:p>
          </table:table-cell>
          <table:table-cell office:value="-80.6465768397" office:value-type="float">
            <text:p>-80.6465768397</text:p>
          </table:table-cell>
          <table:table-cell office:value="-76.4867637081" office:value-type="float">
            <text:p>-76.4867637081</text:p>
          </table:table-cell>
          <table:table-cell office:value="-78.2486656542" office:value-type="float">
            <text:p>-78.2486656542</text:p>
          </table:table-cell>
          <table:table-cell office:value="-76.5239017429" office:value-type="float">
            <text:p>-76.5239017429</text:p>
          </table:table-cell>
          <table:table-cell office:value="-78.2552361313" office:value-type="float">
            <text:p>-78.2552361313</text:p>
          </table:table-cell>
          <table:table-cell office:value="-80.7788728996" office:value-type="float">
            <text:p>-80.7788728996</text:p>
          </table:table-cell>
          <table:table-cell office:value="-80.8482303171" office:value-type="float">
            <text:p>-80.8482303171</text:p>
          </table:table-cell>
          <table:table-cell office:value="-82.11058394" office:value-type="float">
            <text:p>-82.11058394</text:p>
          </table:table-cell>
          <table:table-cell office:value="-83.722491918" office:value-type="float">
            <text:p>-83.722491918</text:p>
          </table:table-cell>
          <table:table-cell office:value="-82.5454951242" office:value-type="float">
            <text:p>-82.5454951242</text:p>
          </table:table-cell>
          <table:table-cell office:value="-81.7783716042" office:value-type="float">
            <text:p>-81.7783716042</text:p>
          </table:table-cell>
          <table:table-cell office:value="-83.3542291513" office:value-type="float">
            <text:p>-83.3542291513</text:p>
          </table:table-cell>
          <table:table-cell office:value="-84.4265502764" office:value-type="float">
            <text:p>-84.4265502764</text:p>
          </table:table-cell>
          <table:table-cell office:value="-82.1061749" office:value-type="float">
            <text:p>-82.1061749</text:p>
          </table:table-cell>
        </table:table-row>
      </table:table>
      <table:table table:name="liuyc-115_0.05-20000_diff(5params)">
        <table:table-row>
          <table:table-cell office:value-type="string">
            <text:p>SLOPE</text:p>
          </table:table-cell>
          <table:table-cell office:value="0.881034000795" office:value-type="float">
            <text:p>0.881034000795</text:p>
          </table:table-cell>
          <table:table-cell office:value="0.737757369614" office:value-type="float">
            <text:p>0.737757369614</text:p>
          </table:table-cell>
          <table:table-cell office:value="0.880798403533" office:value-type="float">
            <text:p>0.880798403533</text:p>
          </table:table-cell>
          <table:table-cell office:value="0.67954013406" office:value-type="float">
            <text:p>0.67954013406</text:p>
          </table:table-cell>
          <table:table-cell office:value="0.788018071349" office:value-type="float">
            <text:p>0.788018071349</text:p>
          </table:table-cell>
          <table:table-cell office:value="0.866612630286" office:value-type="float">
            <text:p>0.866612630286</text:p>
          </table:table-cell>
          <table:table-cell office:value="0.90078981227" office:value-type="float">
            <text:p>0.90078981227</text:p>
          </table:table-cell>
          <table:table-cell office:value="0.999770904548" office:value-type="float">
            <text:p>0.999770904548</text:p>
          </table:table-cell>
        </table:table-row>
        <table:table-row>
          <table:table-cell office:value-type="string">
            <text:p>STD</text:p>
          </table:table-cell>
          <table:table-cell office:value="0.171647837959" office:value-type="float">
            <text:p>0.171647837959</text:p>
          </table:table-cell>
          <table:table-cell office:value="0.156465401239" office:value-type="float">
            <text:p>0.156465401239</text:p>
          </table:table-cell>
          <table:table-cell office:value="0.0950397119824" office:value-type="float">
            <text:p>0.0950397119824</text:p>
          </table:table-cell>
          <table:table-cell office:value="0.113394714632" office:value-type="float">
            <text:p>0.113394714632</text:p>
          </table:table-cell>
          <table:table-cell office:value="0.309554132932" office:value-type="float">
            <text:p>0.309554132932</text:p>
          </table:table-cell>
          <table:table-cell office:value="0.14390148678" office:value-type="float">
            <text:p>0.14390148678</text:p>
          </table:table-cell>
          <table:table-cell office:value="0.242650535956" office:value-type="float">
            <text:p>0.242650535956</text:p>
          </table:table-cell>
          <table:table-cell office:value="0.243466968627" office:value-type="float">
            <text:p>0.243466968627</text:p>
          </table:table-cell>
        </table:table-row>
        <table:table-row>
          <table:table-cell office:value-type="string">
            <text:p>A_DEC</text:p>
          </table:table-cell>
          <table:table-cell office:value="1.70987701025" office:value-type="float">
            <text:p>1.70987701025</text:p>
          </table:table-cell>
          <table:table-cell office:value="1.38767009889" office:value-type="float">
            <text:p>1.38767009889</text:p>
          </table:table-cell>
          <table:table-cell office:value="2.28119264932" office:value-type="float">
            <text:p>2.28119264932</text:p>
          </table:table-cell>
          <table:table-cell office:value="1.62637414966" office:value-type="float">
            <text:p>1.62637414966</text:p>
          </table:table-cell>
          <table:table-cell office:value="1.33899779834" office:value-type="float">
            <text:p>1.33899779834</text:p>
          </table:table-cell>
          <table:table-cell office:value="1.22813618964" office:value-type="float">
            <text:p>1.22813618964</text:p>
          </table:table-cell>
          <table:table-cell office:value="1.50238024269" office:value-type="float">
            <text:p>1.50238024269</text:p>
          </table:table-cell>
          <table:table-cell office:value="1.15688028639" office:value-type="float">
            <text:p>1.15688028639</text:p>
          </table:table-cell>
        </table:table-row>
        <table:table-row>
          <table:table-cell office:value-type="string">
            <text:p>R_MIN</text:p>
          </table:table-cell>
          <table:table-cell office:value="6.16261142639" office:value-type="float">
            <text:p>6.16261142639</text:p>
          </table:table-cell>
          <table:table-cell office:value="8.49503836327" office:value-type="float">
            <text:p>8.49503836327</text:p>
          </table:table-cell>
          <table:table-cell office:value="7.68430480592" office:value-type="float">
            <text:p>7.68430480592</text:p>
          </table:table-cell>
          <table:table-cell office:value="9.04564204346" office:value-type="float">
            <text:p>9.04564204346</text:p>
          </table:table-cell>
          <table:table-cell office:value="9.53803741247" office:value-type="float">
            <text:p>9.53803741247</text:p>
          </table:table-cell>
          <table:table-cell office:value="5.37827825081" office:value-type="float">
            <text:p>5.37827825081</text:p>
          </table:table-cell>
          <table:table-cell office:value="6.35056847535" office:value-type="float">
            <text:p>6.35056847535</text:p>
          </table:table-cell>
          <table:table-cell office:value="6.34636426022" office:value-type="float">
            <text:p>6.34636426022</text:p>
          </table:table-cell>
        </table:table-row>
        <table:table-row>
          <table:table-cell office:value-type="string">
            <text:p>GAMMA</text:p>
          </table:table-cell>
          <table:table-cell office:value="1.66653216752" office:value-type="float">
            <text:p>1.66653216752</text:p>
          </table:table-cell>
          <table:table-cell office:value="1.54475090226" office:value-type="float">
            <text:p>1.54475090226</text:p>
          </table:table-cell>
          <table:table-cell office:value="1.51913946533" office:value-type="float">
            <text:p>1.51913946533</text:p>
          </table:table-cell>
          <table:table-cell office:value="1.56153566734" office:value-type="float">
            <text:p>1.56153566734</text:p>
          </table:table-cell>
          <table:table-cell office:value="1.80210606846" office:value-type="float">
            <text:p>1.80210606846</text:p>
          </table:table-cell>
          <table:table-cell office:value="1.68392254671" office:value-type="float">
            <text:p>1.68392254671</text:p>
          </table:table-cell>
          <table:table-cell office:value="1.79520613118" office:value-type="float">
            <text:p>1.79520613118</text:p>
          </table:table-cell>
          <table:table-cell office:value="1.68687138463" office:value-type="float">
            <text:p>1.68687138463</text:p>
          </table:table-cell>
        </table:table-row>
        <table:table-row>
          <table:table-cell office:value-type="string">
            <text:p>energy</text:p>
          </table:table-cell>
          <table:table-cell office:value="-119.796597912" office:value-type="float">
            <text:p>-119.796597912</text:p>
          </table:table-cell>
          <table:table-cell office:value="-120.017712642" office:value-type="float">
            <text:p>-120.017712642</text:p>
          </table:table-cell>
          <table:table-cell office:value="-119.588470467" office:value-type="float">
            <text:p>-119.588470467</text:p>
          </table:table-cell>
          <table:table-cell office:value="-119.997777644" office:value-type="float">
            <text:p>-119.997777644</text:p>
          </table:table-cell>
          <table:table-cell office:value="-13.4801892267" office:value-type="float">
            <text:p>-13.4801892267</text:p>
          </table:table-cell>
          <table:table-cell office:value="-13.7665304967" office:value-type="float">
            <text:p>-13.7665304967</text:p>
          </table:table-cell>
          <table:table-cell office:value="-13.6303238014" office:value-type="float">
            <text:p>-13.6303238014</text:p>
          </table:table-cell>
          <table:table-cell office:value="-13.9577765441" office:value-type="float">
            <text:p>-13.9577765441</text:p>
          </table:table-cell>
        </table:table-row>
      </table:table>
      <table:table table:name="liuyc-115_0.05-250000_diff(5params)">
        <table:table-row>
          <table:table-cell office:value-type="string">
            <text:p>SLOPE</text:p>
          </table:table-cell>
          <table:table-cell office:value="0.965230390706" office:value-type="float">
            <text:p>0.965230390706</text:p>
          </table:table-cell>
          <table:table-cell office:value="0.996147192197" office:value-type="float">
            <text:p>0.996147192197</text:p>
          </table:table-cell>
          <table:table-cell office:value="0.915632276278" office:value-type="float">
            <text:p>0.915632276278</text:p>
          </table:table-cell>
          <table:table-cell office:value="0.936274518973" office:value-type="float">
            <text:p>0.936274518973</text:p>
          </table:table-cell>
          <table:table-cell office:value="0.890837722281" office:value-type="float">
            <text:p>0.890837722281</text:p>
          </table:table-cell>
          <table:table-cell office:value="0.876022592843" office:value-type="float">
            <text:p>0.876022592843</text:p>
          </table:table-cell>
          <table:table-cell office:value="0.940909922365" office:value-type="float">
            <text:p>0.940909922365</text:p>
          </table:table-cell>
          <table:table-cell office:value="0.992021074247" office:value-type="float">
            <text:p>0.992021074247</text:p>
          </table:table-cell>
        </table:table-row>
        <table:table-row>
          <table:table-cell office:value-type="string">
            <text:p>STD</text:p>
          </table:table-cell>
          <table:table-cell office:value="0.131320439774" office:value-type="float">
            <text:p>0.131320439774</text:p>
          </table:table-cell>
          <table:table-cell office:value="0.0382164486794" office:value-type="float">
            <text:p>0.0382164486794</text:p>
          </table:table-cell>
          <table:table-cell office:value="0.217272326229" office:value-type="float">
            <text:p>0.217272326229</text:p>
          </table:table-cell>
          <table:table-cell office:value="0.117095171911" office:value-type="float">
            <text:p>0.117095171911</text:p>
          </table:table-cell>
          <table:table-cell office:value="0.102701437144" office:value-type="float">
            <text:p>0.102701437144</text:p>
          </table:table-cell>
          <table:table-cell office:value="0.144838677307" office:value-type="float">
            <text:p>0.144838677307</text:p>
          </table:table-cell>
          <table:table-cell office:value="0.155089862133" office:value-type="float">
            <text:p>0.155089862133</text:p>
          </table:table-cell>
          <table:table-cell office:value="0.297016489844" office:value-type="float">
            <text:p>0.297016489844</text:p>
          </table:table-cell>
        </table:table-row>
        <table:table-row>
          <table:table-cell office:value-type="string">
            <text:p>A_DEC</text:p>
          </table:table-cell>
          <table:table-cell office:value="1.14163240396" office:value-type="float">
            <text:p>1.14163240396</text:p>
          </table:table-cell>
          <table:table-cell office:value="1.12653485355" office:value-type="float">
            <text:p>1.12653485355</text:p>
          </table:table-cell>
          <table:table-cell office:value="1.0217948226" office:value-type="float">
            <text:p>1.0217948226</text:p>
          </table:table-cell>
          <table:table-cell office:value="1.14008997403" office:value-type="float">
            <text:p>1.14008997403</text:p>
          </table:table-cell>
          <table:table-cell office:value="1.15059378995" office:value-type="float">
            <text:p>1.15059378995</text:p>
          </table:table-cell>
          <table:table-cell office:value="1.03334728073" office:value-type="float">
            <text:p>1.03334728073</text:p>
          </table:table-cell>
          <table:table-cell office:value="1.07649277776" office:value-type="float">
            <text:p>1.07649277776</text:p>
          </table:table-cell>
          <table:table-cell office:value="1.19908774873" office:value-type="float">
            <text:p>1.19908774873</text:p>
          </table:table-cell>
        </table:table-row>
        <table:table-row>
          <table:table-cell office:value-type="string">
            <text:p>R_MIN</text:p>
          </table:table-cell>
          <table:table-cell office:value="5.44369466449" office:value-type="float">
            <text:p>5.44369466449</text:p>
          </table:table-cell>
          <table:table-cell office:value="4.72975683716" office:value-type="float">
            <text:p>4.72975683716</text:p>
          </table:table-cell>
          <table:table-cell office:value="4.94557939625" office:value-type="float">
            <text:p>4.94557939625</text:p>
          </table:table-cell>
          <table:table-cell office:value="5.44122001728" office:value-type="float">
            <text:p>5.44122001728</text:p>
          </table:table-cell>
          <table:table-cell office:value="5.96667013625" office:value-type="float">
            <text:p>5.96667013625</text:p>
          </table:table-cell>
          <table:table-cell office:value="6.49724196643" office:value-type="float">
            <text:p>6.49724196643</text:p>
          </table:table-cell>
          <table:table-cell office:value="5.17556440821" office:value-type="float">
            <text:p>5.17556440821</text:p>
          </table:table-cell>
          <table:table-cell office:value="5.34316739159" office:value-type="float">
            <text:p>5.34316739159</text:p>
          </table:table-cell>
        </table:table-row>
        <table:table-row>
          <table:table-cell office:value-type="string">
            <text:p>GAMMA</text:p>
          </table:table-cell>
          <table:table-cell office:value="1.54649653062" office:value-type="float">
            <text:p>1.54649653062</text:p>
          </table:table-cell>
          <table:table-cell office:value="1.78773951677" office:value-type="float">
            <text:p>1.78773951677</text:p>
          </table:table-cell>
          <table:table-cell office:value="1.67389597594" office:value-type="float">
            <text:p>1.67389597594</text:p>
          </table:table-cell>
          <table:table-cell office:value="1.57609313896" office:value-type="float">
            <text:p>1.57609313896</text:p>
          </table:table-cell>
          <table:table-cell office:value="1.56545848711" office:value-type="float">
            <text:p>1.56545848711</text:p>
          </table:table-cell>
          <table:table-cell office:value="1.55291062812" office:value-type="float">
            <text:p>1.55291062812</text:p>
          </table:table-cell>
          <table:table-cell office:value="1.6473894757" office:value-type="float">
            <text:p>1.6473894757</text:p>
          </table:table-cell>
          <table:table-cell office:value="1.74318173121" office:value-type="float">
            <text:p>1.74318173121</text:p>
          </table:table-cell>
        </table:table-row>
        <table:table-row>
          <table:table-cell office:value-type="string">
            <text:p>energy</text:p>
          </table:table-cell>
          <table:table-cell office:value="-14.3362979162" office:value-type="float">
            <text:p>-14.3362979162</text:p>
          </table:table-cell>
          <table:table-cell office:value="-13.9823030845" office:value-type="float">
            <text:p>-13.9823030845</text:p>
          </table:table-cell>
          <table:table-cell office:value="-14.2126330684" office:value-type="float">
            <text:p>-14.2126330684</text:p>
          </table:table-cell>
          <table:table-cell office:value="-14.0882537344" office:value-type="float">
            <text:p>-14.0882537344</text:p>
          </table:table-cell>
          <table:table-cell office:value="-13.9175197436" office:value-type="float">
            <text:p>-13.9175197436</text:p>
          </table:table-cell>
          <table:table-cell office:value="-14.2157979936" office:value-type="float">
            <text:p>-14.2157979936</text:p>
          </table:table-cell>
          <table:table-cell office:value="-14.111393456" office:value-type="float">
            <text:p>-14.111393456</text:p>
          </table:table-cell>
          <table:table-cell office:value="-14.227168773" office:value-type="float">
            <text:p>-14.227168773</text:p>
          </table:table-cell>
        </table:table-row>
      </table:table>
      <table:table table:name="liuyc-115_0.05-10001_diff(5params)">
        <table:table-row>
          <table:table-cell office:value-type="string">
            <text:p>SLOPE</text:p>
          </table:table-cell>
          <table:table-cell office:value="1.16580477502" office:value-type="float">
            <text:p>1.16580477502</text:p>
          </table:table-cell>
          <table:table-cell office:value="0.648600595614" office:value-type="float">
            <text:p>0.648600595614</text:p>
          </table:table-cell>
          <table:table-cell office:value="1.18527908224" office:value-type="float">
            <text:p>1.18527908224</text:p>
          </table:table-cell>
          <table:table-cell office:value="0.831554648321" office:value-type="float">
            <text:p>0.831554648321</text:p>
          </table:table-cell>
          <table:table-cell office:value="1.23459290295" office:value-type="float">
            <text:p>1.23459290295</text:p>
          </table:table-cell>
          <table:table-cell office:value="1.05377385417" office:value-type="float">
            <text:p>1.05377385417</text:p>
          </table:table-cell>
          <table:table-cell office:value="1.31759382792" office:value-type="float">
            <text:p>1.31759382792</text:p>
          </table:table-cell>
          <table:table-cell office:value="1.17121698008" office:value-type="float">
            <text:p>1.17121698008</text:p>
          </table:table-cell>
        </table:table-row>
        <table:table-row>
          <table:table-cell office:value-type="string">
            <text:p>STD</text:p>
          </table:table-cell>
          <table:table-cell office:value="0.451137630468" office:value-type="float">
            <text:p>0.451137630468</text:p>
          </table:table-cell>
          <table:table-cell office:value="0.423260603272" office:value-type="float">
            <text:p>0.423260603272</text:p>
          </table:table-cell>
          <table:table-cell office:value="0.44931372858" office:value-type="float">
            <text:p>0.44931372858</text:p>
          </table:table-cell>
          <table:table-cell office:value="0.430659430373" office:value-type="float">
            <text:p>0.430659430373</text:p>
          </table:table-cell>
          <table:table-cell office:value="0.482953164312" office:value-type="float">
            <text:p>0.482953164312</text:p>
          </table:table-cell>
          <table:table-cell office:value="0.468985262113" office:value-type="float">
            <text:p>0.468985262113</text:p>
          </table:table-cell>
          <table:table-cell office:value="0.424017903039" office:value-type="float">
            <text:p>0.424017903039</text:p>
          </table:table-cell>
          <table:table-cell office:value="0.458954947948" office:value-type="float">
            <text:p>0.458954947948</text:p>
          </table:table-cell>
        </table:table-row>
        <table:table-row>
          <table:table-cell office:value-type="string">
            <text:p>A_DEC</text:p>
          </table:table-cell>
          <table:table-cell office:value="5.97054083599" office:value-type="float">
            <text:p>5.97054083599</text:p>
          </table:table-cell>
          <table:table-cell office:value="1.05890480763" office:value-type="float">
            <text:p>1.05890480763</text:p>
          </table:table-cell>
          <table:table-cell office:value="6.2307631296" office:value-type="float">
            <text:p>6.2307631296</text:p>
          </table:table-cell>
          <table:table-cell office:value="2.00430080587" office:value-type="float">
            <text:p>2.00430080587</text:p>
          </table:table-cell>
          <table:table-cell office:value="3.85157851972" office:value-type="float">
            <text:p>3.85157851972</text:p>
          </table:table-cell>
          <table:table-cell office:value="5.7806655824" office:value-type="float">
            <text:p>5.7806655824</text:p>
          </table:table-cell>
          <table:table-cell office:value="6.63818823012" office:value-type="float">
            <text:p>6.63818823012</text:p>
          </table:table-cell>
          <table:table-cell office:value="3.93247523509" office:value-type="float">
            <text:p>3.93247523509</text:p>
          </table:table-cell>
        </table:table-row>
        <table:table-row>
          <table:table-cell office:value-type="string">
            <text:p>R_MIN</text:p>
          </table:table-cell>
          <table:table-cell office:value="5.01893226342" office:value-type="float">
            <text:p>5.01893226342</text:p>
          </table:table-cell>
          <table:table-cell office:value="7.85533597576" office:value-type="float">
            <text:p>7.85533597576</text:p>
          </table:table-cell>
          <table:table-cell office:value="5.72883169888" office:value-type="float">
            <text:p>5.72883169888</text:p>
          </table:table-cell>
          <table:table-cell office:value="6.7148581908" office:value-type="float">
            <text:p>6.7148581908</text:p>
          </table:table-cell>
          <table:table-cell office:value="4.58298943101" office:value-type="float">
            <text:p>4.58298943101</text:p>
          </table:table-cell>
          <table:table-cell office:value="7.89729137338" office:value-type="float">
            <text:p>7.89729137338</text:p>
          </table:table-cell>
          <table:table-cell office:value="4.55764708855" office:value-type="float">
            <text:p>4.55764708855</text:p>
          </table:table-cell>
          <table:table-cell office:value="4.70446945035" office:value-type="float">
            <text:p>4.70446945035</text:p>
          </table:table-cell>
        </table:table-row>
        <table:table-row>
          <table:table-cell office:value-type="string">
            <text:p>GAMMA</text:p>
          </table:table-cell>
          <table:table-cell office:value="0.606003248802" office:value-type="float">
            <text:p>0.606003248802</text:p>
          </table:table-cell>
          <table:table-cell office:value="0.556466664959" office:value-type="float">
            <text:p>0.556466664959</text:p>
          </table:table-cell>
          <table:table-cell office:value="0.922777291292" office:value-type="float">
            <text:p>0.922777291292</text:p>
          </table:table-cell>
          <table:table-cell office:value="0.725737286869" office:value-type="float">
            <text:p>0.725737286869</text:p>
          </table:table-cell>
          <table:table-cell office:value="0.781711046234" office:value-type="float">
            <text:p>0.781711046234</text:p>
          </table:table-cell>
          <table:table-cell office:value="0.93057681538" office:value-type="float">
            <text:p>0.93057681538</text:p>
          </table:table-cell>
          <table:table-cell office:value="0.833012734469" office:value-type="float">
            <text:p>0.833012734469</text:p>
          </table:table-cell>
          <table:table-cell office:value="0.731887137722" office:value-type="float">
            <text:p>0.731887137722</text:p>
          </table:table-cell>
        </table:table-row>
        <table:table-row>
          <table:table-cell office:value-type="string">
            <text:p>energy</text:p>
          </table:table-cell>
          <table:table-cell office:value="154.51769806" office:value-type="float">
            <text:p>154.51769806</text:p>
          </table:table-cell>
          <table:table-cell office:value="150.545547207" office:value-type="float">
            <text:p>150.545547207</text:p>
          </table:table-cell>
          <table:table-cell office:value="149.045293611" office:value-type="float">
            <text:p>149.045293611</text:p>
          </table:table-cell>
          <table:table-cell office:value="146.949295193" office:value-type="float">
            <text:p>146.949295193</text:p>
          </table:table-cell>
          <table:table-cell office:value="143.154165331" office:value-type="float">
            <text:p>143.154165331</text:p>
          </table:table-cell>
          <table:table-cell office:value="149.7233724" office:value-type="float">
            <text:p>149.7233724</text:p>
          </table:table-cell>
          <table:table-cell office:value="148.79709066" office:value-type="float">
            <text:p>148.79709066</text:p>
          </table:table-cell>
          <table:table-cell office:value="146.433427447" office:value-type="float">
            <text:p>146.433427447</text:p>
          </table:table-cell>
        </table:table-row>
      </table:table>
      <table:table table:name="liuyc-1_1-10001_diff(5params)">
        <table:table-row>
          <table:table-cell office:value-type="string">
            <text:p>SLOPE</text:p>
          </table:table-cell>
          <table:table-cell office:value="4.72002168964" office:value-type="float">
            <text:p>4.72002168964</text:p>
          </table:table-cell>
          <table:table-cell office:value="1.82540095394" office:value-type="float">
            <text:p>1.82540095394</text:p>
          </table:table-cell>
          <table:table-cell office:value="2.44530242592" office:value-type="float">
            <text:p>2.44530242592</text:p>
          </table:table-cell>
          <table:table-cell office:value="4.33871077755" office:value-type="float">
            <text:p>4.33871077755</text:p>
          </table:table-cell>
          <table:table-cell office:value="3.48097803371" office:value-type="float">
            <text:p>3.48097803371</text:p>
          </table:table-cell>
          <table:table-cell office:value="1.47440996725" office:value-type="float">
            <text:p>1.47440996725</text:p>
          </table:table-cell>
          <table:table-cell office:value="1.24551168489" office:value-type="float">
            <text:p>1.24551168489</text:p>
          </table:table-cell>
          <table:table-cell office:value="1.46547865755" office:value-type="float">
            <text:p>1.46547865755</text:p>
          </table:table-cell>
          <table:table-cell office:value="2.27346104826" office:value-type="float">
            <text:p>2.27346104826</text:p>
          </table:table-cell>
          <table:table-cell office:value="0.3" office:value-type="float">
            <text:p>0.3</text:p>
          </table:table-cell>
          <table:table-cell office:value="1.09782888247" office:value-type="float">
            <text:p>1.09782888247</text:p>
          </table:table-cell>
          <table:table-cell office:value="1.06080514896" office:value-type="float">
            <text:p>1.06080514896</text:p>
          </table:table-cell>
          <table:table-cell office:value="1.18941274615" office:value-type="float">
            <text:p>1.18941274615</text:p>
          </table:table-cell>
          <table:table-cell office:value="1.05892518868" office:value-type="float">
            <text:p>1.05892518868</text:p>
          </table:table-cell>
          <table:table-cell office:value="0.977757744206" office:value-type="float">
            <text:p>0.977757744206</text:p>
          </table:table-cell>
        </table:table-row>
        <table:table-row>
          <table:table-cell office:value-type="string">
            <text:p>STD</text:p>
          </table:table-cell>
          <table:table-cell office:value="0.138056681473" office:value-type="float">
            <text:p>0.138056681473</text:p>
          </table:table-cell>
          <table:table-cell office:value="0.477337174488" office:value-type="float">
            <text:p>0.477337174488</text:p>
          </table:table-cell>
          <table:table-cell office:value="0.47392456689" office:value-type="float">
            <text:p>0.47392456689</text:p>
          </table:table-cell>
          <table:table-cell office:value="0.472406148225" office:value-type="float">
            <text:p>0.472406148225</text:p>
          </table:table-cell>
          <table:table-cell office:value="0.464335002955" office:value-type="float">
            <text:p>0.464335002955</text:p>
          </table:table-cell>
          <table:table-cell office:value="0.476280776162" office:value-type="float">
            <text:p>0.476280776162</text:p>
          </table:table-cell>
          <table:table-cell office:value="0.499109529544" office:value-type="float">
            <text:p>0.499109529544</text:p>
          </table:table-cell>
          <table:table-cell office:value="0.498140903239" office:value-type="float">
            <text:p>0.498140903239</text:p>
          </table:table-cell>
          <table:table-cell office:value="0.46056018127" office:value-type="float">
            <text:p>0.46056018127</text:p>
          </table:table-cell>
          <table:table-cell office:value="0.08" office:value-type="float">
            <text:p>0.08</text:p>
          </table:table-cell>
          <table:table-cell office:value="0.25607467338" office:value-type="float">
            <text:p>0.25607467338</text:p>
          </table:table-cell>
          <table:table-cell office:value="0.358943735501" office:value-type="float">
            <text:p>0.358943735501</text:p>
          </table:table-cell>
          <table:table-cell office:value="0.152880926023" office:value-type="float">
            <text:p>0.152880926023</text:p>
          </table:table-cell>
          <table:table-cell office:value="0.477519794882" office:value-type="float">
            <text:p>0.477519794882</text:p>
          </table:table-cell>
          <table:table-cell office:value="0.405228786469" office:value-type="float">
            <text:p>0.405228786469</text:p>
          </table:table-cell>
        </table:table-row>
        <table:table-row>
          <table:table-cell office:value-type="string">
            <text:p>A_DEC</text:p>
          </table:table-cell>
          <table:table-cell office:value="2.95899785982" office:value-type="float">
            <text:p>2.95899785982</text:p>
          </table:table-cell>
          <table:table-cell office:value="4.76016795241" office:value-type="float">
            <text:p>4.76016795241</text:p>
          </table:table-cell>
          <table:table-cell office:value="7.19269539459" office:value-type="float">
            <text:p>7.19269539459</text:p>
          </table:table-cell>
          <table:table-cell office:value="1.38084952374" office:value-type="float">
            <text:p>1.38084952374</text:p>
          </table:table-cell>
          <table:table-cell office:value="7.4754659455" office:value-type="float">
            <text:p>7.4754659455</text:p>
          </table:table-cell>
          <table:table-cell office:value="6.2376078902" office:value-type="float">
            <text:p>6.2376078902</text:p>
          </table:table-cell>
          <table:table-cell office:value="6.61124718668" office:value-type="float">
            <text:p>6.61124718668</text:p>
          </table:table-cell>
          <table:table-cell office:value="1.41421853529" office:value-type="float">
            <text:p>1.41421853529</text:p>
          </table:table-cell>
          <table:table-cell office:value="7.75915743702" office:value-type="float">
            <text:p>7.75915743702</text:p>
          </table:table-cell>
          <table:table-cell office:value="8.5" office:value-type="float">
            <text:p>8.5</text:p>
          </table:table-cell>
          <table:table-cell office:value="2.20540184364" office:value-type="float">
            <text:p>2.20540184364</text:p>
          </table:table-cell>
          <table:table-cell office:value="1.13896450051" office:value-type="float">
            <text:p>1.13896450051</text:p>
          </table:table-cell>
          <table:table-cell office:value="6.76589428242" office:value-type="float">
            <text:p>6.76589428242</text:p>
          </table:table-cell>
          <table:table-cell office:value="5.49303184283" office:value-type="float">
            <text:p>5.49303184283</text:p>
          </table:table-cell>
          <table:table-cell office:value="1.50547238643" office:value-type="float">
            <text:p>1.50547238643</text:p>
          </table:table-cell>
        </table:table-row>
        <table:table-row>
          <table:table-cell office:value-type="string">
            <text:p>R_MIN</text:p>
          </table:table-cell>
          <table:table-cell office:value="9.31873172723" office:value-type="float">
            <text:p>9.31873172723</text:p>
          </table:table-cell>
          <table:table-cell office:value="6.88975296302" office:value-type="float">
            <text:p>6.88975296302</text:p>
          </table:table-cell>
          <table:table-cell office:value="5.08795438518" office:value-type="float">
            <text:p>5.08795438518</text:p>
          </table:table-cell>
          <table:table-cell office:value="7.1492090187" office:value-type="float">
            <text:p>7.1492090187</text:p>
          </table:table-cell>
          <table:table-cell office:value="5.64250905217" office:value-type="float">
            <text:p>5.64250905217</text:p>
          </table:table-cell>
          <table:table-cell office:value="9.95935001759" office:value-type="float">
            <text:p>9.95935001759</text:p>
          </table:table-cell>
          <table:table-cell office:value="13.1789067806" office:value-type="float">
            <text:p>13.1789067806</text:p>
          </table:table-cell>
          <table:table-cell office:value="7.77420243678" office:value-type="float">
            <text:p>7.77420243678</text:p>
          </table:table-cell>
          <table:table-cell office:value="5.98142309493" office:value-type="float">
            <text:p>5.98142309493</text:p>
          </table:table-cell>
          <table:table-cell office:value="3" office:value-type="float">
            <text:p>3</text:p>
          </table:table-cell>
          <table:table-cell office:value="12.9483909836" office:value-type="float">
            <text:p>12.9483909836</text:p>
          </table:table-cell>
          <table:table-cell office:value="13.5520190108" office:value-type="float">
            <text:p>13.5520190108</text:p>
          </table:table-cell>
          <table:table-cell office:value="12.2035621258" office:value-type="float">
            <text:p>12.2035621258</text:p>
          </table:table-cell>
          <table:table-cell office:value="12.969625524" office:value-type="float">
            <text:p>12.969625524</text:p>
          </table:table-cell>
          <table:table-cell office:value="13.1111158483" office:value-type="float">
            <text:p>13.1111158483</text:p>
          </table:table-cell>
        </table:table-row>
        <table:table-row>
          <table:table-cell office:value-type="string">
            <text:p>GAMMA</text:p>
          </table:table-cell>
          <table:table-cell office:value="5.72001562309" office:value-type="float">
            <text:p>5.72001562309</text:p>
          </table:table-cell>
          <table:table-cell office:value="1.41418153654" office:value-type="float">
            <text:p>1.41418153654</text:p>
          </table:table-cell>
          <table:table-cell office:value="1.42890692152" office:value-type="float">
            <text:p>1.42890692152</text:p>
          </table:table-cell>
          <table:table-cell office:value="1.40097684048" office:value-type="float">
            <text:p>1.40097684048</text:p>
          </table:table-cell>
          <table:table-cell office:value="1.41476678633" office:value-type="float">
            <text:p>1.41476678633</text:p>
          </table:table-cell>
          <table:table-cell office:value="1.4709871991" office:value-type="float">
            <text:p>1.4709871991</text:p>
          </table:table-cell>
          <table:table-cell office:value="1.4650825528" office:value-type="float">
            <text:p>1.4650825528</text:p>
          </table:table-cell>
          <table:table-cell office:value="1.47451716309" office:value-type="float">
            <text:p>1.47451716309</text:p>
          </table:table-cell>
          <table:table-cell office:value="1.41379736114" office:value-type="float">
            <text:p>1.41379736114</text:p>
          </table:table-cell>
          <table:table-cell office:value="1" office:value-type="float">
            <text:p>1</text:p>
          </table:table-cell>
          <table:table-cell office:value="6.34800011333" office:value-type="float">
            <text:p>6.34800011333</text:p>
          </table:table-cell>
          <table:table-cell office:value="7.84187632514" office:value-type="float">
            <text:p>7.84187632514</text:p>
          </table:table-cell>
          <table:table-cell office:value="7.8122146298" office:value-type="float">
            <text:p>7.8122146298</text:p>
          </table:table-cell>
          <table:table-cell office:value="4.45915859178" office:value-type="float">
            <text:p>4.45915859178</text:p>
          </table:table-cell>
          <table:table-cell office:value="6.20417630397" office:value-type="float">
            <text:p>6.20417630397</text:p>
          </table:table-cell>
        </table:table-row>
        <table:table-row>
          <table:table-cell office:value-type="string">
            <text:p>energy</text:p>
          </table:table-cell>
          <table:table-cell office:value="-68.6016949153" office:value-type="float">
            <text:p>-68.6016949153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</table:table>
      <table:table table:name="liuyc-1_1-10007_diff(5params)">
        <table:table-row>
          <table:table-cell office:value-type="string">
            <text:p>SLOPE</text:p>
          </table:table-cell>
          <table:table-cell office:value="1.17706011532" office:value-type="float">
            <text:p>1.17706011532</text:p>
          </table:table-cell>
          <table:table-cell office:value="1.1730345237" office:value-type="float">
            <text:p>1.1730345237</text:p>
          </table:table-cell>
          <table:table-cell office:value="1.01274401789" office:value-type="float">
            <text:p>1.01274401789</text:p>
          </table:table-cell>
          <table:table-cell office:value="1.11943942477" office:value-type="float">
            <text:p>1.11943942477</text:p>
          </table:table-cell>
          <table:table-cell office:value="0.966743335529" office:value-type="float">
            <text:p>0.966743335529</text:p>
          </table:table-cell>
          <table:table-cell office:value="1.06398991428" office:value-type="float">
            <text:p>1.06398991428</text:p>
          </table:table-cell>
          <table:table-cell office:value="1.13346638976" office:value-type="float">
            <text:p>1.13346638976</text:p>
          </table:table-cell>
          <table:table-cell office:value="0.863592535191" office:value-type="float">
            <text:p>0.863592535191</text:p>
          </table:table-cell>
          <table:table-cell office:value="0.837658638107" office:value-type="float">
            <text:p>0.837658638107</text:p>
          </table:table-cell>
          <table:table-cell office:value="1.121096106" office:value-type="float">
            <text:p>1.121096106</text:p>
          </table:table-cell>
          <table:table-cell office:value="0.715563336455" office:value-type="float">
            <text:p>0.715563336455</text:p>
          </table:table-cell>
          <table:table-cell office:value="0.755411666137" office:value-type="float">
            <text:p>0.755411666137</text:p>
          </table:table-cell>
          <table:table-cell office:value="1.0081996897" office:value-type="float">
            <text:p>1.0081996897</text:p>
          </table:table-cell>
          <table:table-cell office:value="1.01207554157" office:value-type="float">
            <text:p>1.01207554157</text:p>
          </table:table-cell>
          <table:table-cell office:value="0.681723273624" office:value-type="float">
            <text:p>0.681723273624</text:p>
          </table:table-cell>
        </table:table-row>
        <table:table-row>
          <table:table-cell office:value-type="string">
            <text:p>STD</text:p>
          </table:table-cell>
          <table:table-cell office:value="0.448232171196" office:value-type="float">
            <text:p>0.448232171196</text:p>
          </table:table-cell>
          <table:table-cell office:value="0.207951090326" office:value-type="float">
            <text:p>0.207951090326</text:p>
          </table:table-cell>
          <table:table-cell office:value="0.477975808463" office:value-type="float">
            <text:p>0.477975808463</text:p>
          </table:table-cell>
          <table:table-cell office:value="0.49689345465" office:value-type="float">
            <text:p>0.49689345465</text:p>
          </table:table-cell>
          <table:table-cell office:value="0.443531753125" office:value-type="float">
            <text:p>0.443531753125</text:p>
          </table:table-cell>
          <table:table-cell office:value="0.46951453738" office:value-type="float">
            <text:p>0.46951453738</text:p>
          </table:table-cell>
          <table:table-cell office:value="0.46919325756" office:value-type="float">
            <text:p>0.46919325756</text:p>
          </table:table-cell>
          <table:table-cell office:value="0.412788501259" office:value-type="float">
            <text:p>0.412788501259</text:p>
          </table:table-cell>
          <table:table-cell office:value="0.378292445671" office:value-type="float">
            <text:p>0.378292445671</text:p>
          </table:table-cell>
          <table:table-cell office:value="0.473586322469" office:value-type="float">
            <text:p>0.473586322469</text:p>
          </table:table-cell>
          <table:table-cell office:value="0.39466560214" office:value-type="float">
            <text:p>0.39466560214</text:p>
          </table:table-cell>
          <table:table-cell office:value="0.484504558776" office:value-type="float">
            <text:p>0.484504558776</text:p>
          </table:table-cell>
          <table:table-cell office:value="0.499266799119" office:value-type="float">
            <text:p>0.499266799119</text:p>
          </table:table-cell>
          <table:table-cell office:value="0.334006801598" office:value-type="float">
            <text:p>0.334006801598</text:p>
          </table:table-cell>
          <table:table-cell office:value="0.361518244871" office:value-type="float">
            <text:p>0.361518244871</text:p>
          </table:table-cell>
        </table:table-row>
        <table:table-row>
          <table:table-cell office:value-type="string">
            <text:p>A_DEC</text:p>
          </table:table-cell>
          <table:table-cell office:value="5.16869011334" office:value-type="float">
            <text:p>5.16869011334</text:p>
          </table:table-cell>
          <table:table-cell office:value="1.0029912597" office:value-type="float">
            <text:p>1.0029912597</text:p>
          </table:table-cell>
          <table:table-cell office:value="1.01160599616" office:value-type="float">
            <text:p>1.01160599616</text:p>
          </table:table-cell>
          <table:table-cell office:value="7.93222787033" office:value-type="float">
            <text:p>7.93222787033</text:p>
          </table:table-cell>
          <table:table-cell office:value="1.2278220172" office:value-type="float">
            <text:p>1.2278220172</text:p>
          </table:table-cell>
          <table:table-cell office:value="7.55175861064" office:value-type="float">
            <text:p>7.55175861064</text:p>
          </table:table-cell>
          <table:table-cell office:value="1.04128912925" office:value-type="float">
            <text:p>1.04128912925</text:p>
          </table:table-cell>
          <table:table-cell office:value="1.11750317102" office:value-type="float">
            <text:p>1.11750317102</text:p>
          </table:table-cell>
          <table:table-cell office:value="7.46531506535" office:value-type="float">
            <text:p>7.46531506535</text:p>
          </table:table-cell>
          <table:table-cell office:value="1.49361624636" office:value-type="float">
            <text:p>1.49361624636</text:p>
          </table:table-cell>
          <table:table-cell office:value="4.84787628386" office:value-type="float">
            <text:p>4.84787628386</text:p>
          </table:table-cell>
          <table:table-cell office:value="7.63520923469" office:value-type="float">
            <text:p>7.63520923469</text:p>
          </table:table-cell>
          <table:table-cell office:value="1.86758864538" office:value-type="float">
            <text:p>1.86758864538</text:p>
          </table:table-cell>
          <table:table-cell office:value="1.97116181173" office:value-type="float">
            <text:p>1.97116181173</text:p>
          </table:table-cell>
          <table:table-cell office:value="7.57360084989" office:value-type="float">
            <text:p>7.57360084989</text:p>
          </table:table-cell>
        </table:table-row>
        <table:table-row>
          <table:table-cell office:value-type="string">
            <text:p>R_MIN</text:p>
          </table:table-cell>
          <table:table-cell office:value="11.9085853494" office:value-type="float">
            <text:p>11.9085853494</text:p>
          </table:table-cell>
          <table:table-cell office:value="4.64191778378" office:value-type="float">
            <text:p>4.64191778378</text:p>
          </table:table-cell>
          <table:table-cell office:value="7.34664389408" office:value-type="float">
            <text:p>7.34664389408</text:p>
          </table:table-cell>
          <table:table-cell office:value="13.2898683329" office:value-type="float">
            <text:p>13.2898683329</text:p>
          </table:table-cell>
          <table:table-cell office:value="9.08407500681" office:value-type="float">
            <text:p>9.08407500681</text:p>
          </table:table-cell>
          <table:table-cell office:value="13.8059069949" office:value-type="float">
            <text:p>13.8059069949</text:p>
          </table:table-cell>
          <table:table-cell office:value="5.51243989021" office:value-type="float">
            <text:p>5.51243989021</text:p>
          </table:table-cell>
          <table:table-cell office:value="10.4375540566" office:value-type="float">
            <text:p>10.4375540566</text:p>
          </table:table-cell>
          <table:table-cell office:value="10.9718725563" office:value-type="float">
            <text:p>10.9718725563</text:p>
          </table:table-cell>
          <table:table-cell office:value="4.87592815677" office:value-type="float">
            <text:p>4.87592815677</text:p>
          </table:table-cell>
          <table:table-cell office:value="12.3893467897" office:value-type="float">
            <text:p>12.3893467897</text:p>
          </table:table-cell>
          <table:table-cell office:value="12.3621820868" office:value-type="float">
            <text:p>12.3621820868</text:p>
          </table:table-cell>
          <table:table-cell office:value="6.53432650183" office:value-type="float">
            <text:p>6.53432650183</text:p>
          </table:table-cell>
          <table:table-cell office:value="6.65637070399" office:value-type="float">
            <text:p>6.65637070399</text:p>
          </table:table-cell>
          <table:table-cell office:value="13.5917172829" office:value-type="float">
            <text:p>13.5917172829</text:p>
          </table:table-cell>
        </table:table-row>
        <table:table-row>
          <table:table-cell office:value-type="string">
            <text:p>GAMMA</text:p>
          </table:table-cell>
          <table:table-cell office:value="4.58540920751" office:value-type="float">
            <text:p>4.58540920751</text:p>
          </table:table-cell>
          <table:table-cell office:value="4.29833919149" office:value-type="float">
            <text:p>4.29833919149</text:p>
          </table:table-cell>
          <table:table-cell office:value="5.44889481499" office:value-type="float">
            <text:p>5.44889481499</text:p>
          </table:table-cell>
          <table:table-cell office:value="4.52099117574" office:value-type="float">
            <text:p>4.52099117574</text:p>
          </table:table-cell>
          <table:table-cell office:value="6.93774868258" office:value-type="float">
            <text:p>6.93774868258</text:p>
          </table:table-cell>
          <table:table-cell office:value="6.21034836216" office:value-type="float">
            <text:p>6.21034836216</text:p>
          </table:table-cell>
          <table:table-cell office:value="5.27184518447" office:value-type="float">
            <text:p>5.27184518447</text:p>
          </table:table-cell>
          <table:table-cell office:value="9.67186657148" office:value-type="float">
            <text:p>9.67186657148</text:p>
          </table:table-cell>
          <table:table-cell office:value="4.2621695703" office:value-type="float">
            <text:p>4.2621695703</text:p>
          </table:table-cell>
          <table:table-cell office:value="8.52869989462" office:value-type="float">
            <text:p>8.52869989462</text:p>
          </table:table-cell>
          <table:table-cell office:value="3.98123614589" office:value-type="float">
            <text:p>3.98123614589</text:p>
          </table:table-cell>
          <table:table-cell office:value="4.40858695523" office:value-type="float">
            <text:p>4.40858695523</text:p>
          </table:table-cell>
          <table:table-cell office:value="7.3745085962" office:value-type="float">
            <text:p>7.3745085962</text:p>
          </table:table-cell>
          <table:table-cell office:value="4.15249584949" office:value-type="float">
            <text:p>4.15249584949</text:p>
          </table:table-cell>
          <table:table-cell office:value="3.66903114926" office:value-type="float">
            <text:p>3.66903114926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  <table:table-cell office:value-type="string">
            <text:p>poyop.PENALTY</text:p>
          </table:table-cell>
        </table:table-row>
        <table:table-row>
          <table:table-cell office:value-type="string">
            <text:p>energy</text:p>
          </table:table-cell>
          <table:table-cell office:value="144.979417555" office:value-type="float">
            <text:p>144.979417555</text:p>
          </table:table-cell>
          <table:table-cell office:value="144.71909815" office:value-type="float">
            <text:p>144.71909815</text:p>
          </table:table-cell>
          <table:table-cell office:value="144.713254779" office:value-type="float">
            <text:p>144.713254779</text:p>
          </table:table-cell>
          <table:table-cell office:value="144.885726196" office:value-type="float">
            <text:p>144.885726196</text:p>
          </table:table-cell>
          <table:table-cell office:value="144.839412858" office:value-type="float">
            <text:p>144.839412858</text:p>
          </table:table-cell>
          <table:table-cell office:value="144.900561753" office:value-type="float">
            <text:p>144.900561753</text:p>
          </table:table-cell>
          <table:table-cell office:value="144.539468494" office:value-type="float">
            <text:p>144.539468494</text:p>
          </table:table-cell>
          <table:table-cell office:value="144.995329842" office:value-type="float">
            <text:p>144.995329842</text:p>
          </table:table-cell>
          <table:table-cell office:value="586.331121414" office:value-type="float">
            <text:p>586.331121414</text:p>
          </table:table-cell>
          <table:table-cell office:value="585.409044496" office:value-type="float">
            <text:p>585.409044496</text:p>
          </table:table-cell>
          <table:table-cell office:value="586.379494515" office:value-type="float">
            <text:p>586.379494515</text:p>
          </table:table-cell>
          <table:table-cell office:value="586.056592969" office:value-type="float">
            <text:p>586.056592969</text:p>
          </table:table-cell>
          <table:table-cell office:value="584.833166412" office:value-type="float">
            <text:p>584.833166412</text:p>
          </table:table-cell>
          <table:table-cell office:value="585.580781928" office:value-type="float">
            <text:p>585.580781928</text:p>
          </table:table-cell>
          <table:table-cell office:value="585.85383921" office:value-type="float">
            <text:p>585.85383921</text:p>
          </table:table-cell>
        </table:table-row>
      </table:table>
      <table:table table:name="liuyc-1_1-100007_diff(5params)">
        <table:table-row>
          <table:table-cell office:value-type="string">
            <text:p>SLOPE</text:p>
          </table:table-cell>
          <table:table-cell office:value="0.66995148497" office:value-type="float">
            <text:p>0.66995148497</text:p>
          </table:table-cell>
          <table:table-cell office:value="0.837351985422" office:value-type="float">
            <text:p>0.837351985422</text:p>
          </table:table-cell>
          <table:table-cell office:value="0.851678044887" office:value-type="float">
            <text:p>0.851678044887</text:p>
          </table:table-cell>
          <table:table-cell office:value="1.15556569612" office:value-type="float">
            <text:p>1.15556569612</text:p>
          </table:table-cell>
          <table:table-cell office:value="0.88445204803" office:value-type="float">
            <text:p>0.88445204803</text:p>
          </table:table-cell>
          <table:table-cell office:value="0.653567760683" office:value-type="float">
            <text:p>0.653567760683</text:p>
          </table:table-cell>
          <table:table-cell office:value="0.610594808155" office:value-type="float">
            <text:p>0.610594808155</text:p>
          </table:table-cell>
          <table:table-cell office:value="0.718399008834" office:value-type="float">
            <text:p>0.718399008834</text:p>
          </table:table-cell>
        </table:table-row>
        <table:table-row>
          <table:table-cell office:value-type="string">
            <text:p>STD</text:p>
          </table:table-cell>
          <table:table-cell office:value="0.479369870359" office:value-type="float">
            <text:p>0.479369870359</text:p>
          </table:table-cell>
          <table:table-cell office:value="0.45277195825" office:value-type="float">
            <text:p>0.45277195825</text:p>
          </table:table-cell>
          <table:table-cell office:value="0.475450459259" office:value-type="float">
            <text:p>0.475450459259</text:p>
          </table:table-cell>
          <table:table-cell office:value="0.464343081841" office:value-type="float">
            <text:p>0.464343081841</text:p>
          </table:table-cell>
          <table:table-cell office:value="0.473170377317" office:value-type="float">
            <text:p>0.473170377317</text:p>
          </table:table-cell>
          <table:table-cell office:value="0.40527349202" office:value-type="float">
            <text:p>0.40527349202</text:p>
          </table:table-cell>
          <table:table-cell office:value="0.472743720098" office:value-type="float">
            <text:p>0.472743720098</text:p>
          </table:table-cell>
          <table:table-cell office:value="0.390299714172" office:value-type="float">
            <text:p>0.390299714172</text:p>
          </table:table-cell>
        </table:table-row>
        <table:table-row>
          <table:table-cell office:value-type="string">
            <text:p>A_DEC</text:p>
          </table:table-cell>
          <table:table-cell office:value="1.17712365425" office:value-type="float">
            <text:p>1.17712365425</text:p>
          </table:table-cell>
          <table:table-cell office:value="1.63499515163" office:value-type="float">
            <text:p>1.63499515163</text:p>
          </table:table-cell>
          <table:table-cell office:value="1.18542066241" office:value-type="float">
            <text:p>1.18542066241</text:p>
          </table:table-cell>
          <table:table-cell office:value="1.67682557681" office:value-type="float">
            <text:p>1.67682557681</text:p>
          </table:table-cell>
          <table:table-cell office:value="1.58230918259" office:value-type="float">
            <text:p>1.58230918259</text:p>
          </table:table-cell>
          <table:table-cell office:value="1.19912993832" office:value-type="float">
            <text:p>1.19912993832</text:p>
          </table:table-cell>
          <table:table-cell office:value="1.11246960653" office:value-type="float">
            <text:p>1.11246960653</text:p>
          </table:table-cell>
          <table:table-cell office:value="1.20536503962" office:value-type="float">
            <text:p>1.20536503962</text:p>
          </table:table-cell>
        </table:table-row>
        <table:table-row>
          <table:table-cell office:value-type="string">
            <text:p>R_MIN</text:p>
          </table:table-cell>
          <table:table-cell office:value="10.5634283914" office:value-type="float">
            <text:p>10.5634283914</text:p>
          </table:table-cell>
          <table:table-cell office:value="8.47892771939" office:value-type="float">
            <text:p>8.47892771939</text:p>
          </table:table-cell>
          <table:table-cell office:value="7.20182729507" office:value-type="float">
            <text:p>7.20182729507</text:p>
          </table:table-cell>
          <table:table-cell office:value="4.94530987952" office:value-type="float">
            <text:p>4.94530987952</text:p>
          </table:table-cell>
          <table:table-cell office:value="7.71764622063" office:value-type="float">
            <text:p>7.71764622063</text:p>
          </table:table-cell>
          <table:table-cell office:value="11.2053239286" office:value-type="float">
            <text:p>11.2053239286</text:p>
          </table:table-cell>
          <table:table-cell office:value="12.1324965776" office:value-type="float">
            <text:p>12.1324965776</text:p>
          </table:table-cell>
          <table:table-cell office:value="9.35414117003" office:value-type="float">
            <text:p>9.35414117003</text:p>
          </table:table-cell>
        </table:table-row>
        <table:table-row>
          <table:table-cell office:value-type="string">
            <text:p>GAMMA</text:p>
          </table:table-cell>
          <table:table-cell office:value="6.22127914397" office:value-type="float">
            <text:p>6.22127914397</text:p>
          </table:table-cell>
          <table:table-cell office:value="5.64371325938" office:value-type="float">
            <text:p>5.64371325938</text:p>
          </table:table-cell>
          <table:table-cell office:value="8.98790380348" office:value-type="float">
            <text:p>8.98790380348</text:p>
          </table:table-cell>
          <table:table-cell office:value="7.90293675599" office:value-type="float">
            <text:p>7.90293675599</text:p>
          </table:table-cell>
          <table:table-cell office:value="6.31024756194" office:value-type="float">
            <text:p>6.31024756194</text:p>
          </table:table-cell>
          <table:table-cell office:value="4.87078993337" office:value-type="float">
            <text:p>4.87078993337</text:p>
          </table:table-cell>
          <table:table-cell office:value="6.09918228392" office:value-type="float">
            <text:p>6.09918228392</text:p>
          </table:table-cell>
          <table:table-cell office:value="5.15722337758" office:value-type="float">
            <text:p>5.15722337758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584.887992784" office:value-type="float">
            <text:p>584.887992784</text:p>
          </table:table-cell>
          <table:table-cell office:value="585.213292741" office:value-type="float">
            <text:p>585.213292741</text:p>
          </table:table-cell>
          <table:table-cell office:value="585.497521635" office:value-type="float">
            <text:p>585.497521635</text:p>
          </table:table-cell>
          <table:table-cell office:value="585.387861674" office:value-type="float">
            <text:p>585.387861674</text:p>
          </table:table-cell>
          <table:table-cell office:value="585.226280844" office:value-type="float">
            <text:p>585.226280844</text:p>
          </table:table-cell>
          <table:table-cell office:value="585.116985093" office:value-type="float">
            <text:p>585.116985093</text:p>
          </table:table-cell>
          <table:table-cell office:value="585.000934208" office:value-type="float">
            <text:p>585.000934208</text:p>
          </table:table-cell>
          <table:table-cell office:value="585.071907174" office:value-type="float">
            <text:p>585.071907174</text:p>
          </table:table-cell>
        </table:table-row>
      </table:table>
      <table:table table:name="lukc-1_1-250007_1area3diff(5params)">
        <table:table-row>
          <table:table-cell office:value-type="string">
            <text:p>SLOPE</text:p>
          </table:table-cell>
          <table:table-cell office:value="0.0101951494357" office:value-type="float">
            <text:p>0.0101951494357</text:p>
          </table:table-cell>
          <table:table-cell office:value="0.0101888779453" office:value-type="float">
            <text:p>0.0101888779453</text:p>
          </table:table-cell>
          <table:table-cell office:value="0.0105580376816" office:value-type="float">
            <text:p>0.0105580376816</text:p>
          </table:table-cell>
          <table:table-cell office:value="0.0102931368974" office:value-type="float">
            <text:p>0.0102931368974</text:p>
          </table:table-cell>
          <table:table-cell office:value="0.0105134746934" office:value-type="float">
            <text:p>0.0105134746934</text:p>
          </table:table-cell>
        </table:table-row>
        <table:table-row>
          <table:table-cell office:value-type="string">
            <text:p>STD</text:p>
          </table:table-cell>
          <table:table-cell office:value="0.235006992438" office:value-type="float">
            <text:p>0.235006992438</text:p>
          </table:table-cell>
          <table:table-cell office:value="0.31004343297" office:value-type="float">
            <text:p>0.31004343297</text:p>
          </table:table-cell>
          <table:table-cell office:value="0.100094635727" office:value-type="float">
            <text:p>0.100094635727</text:p>
          </table:table-cell>
          <table:table-cell office:value="0.171691130705" office:value-type="float">
            <text:p>0.171691130705</text:p>
          </table:table-cell>
          <table:table-cell office:value="0.0456559790357" office:value-type="float">
            <text:p>0.0456559790357</text:p>
          </table:table-cell>
        </table:table-row>
        <table:table-row>
          <table:table-cell office:value-type="string">
            <text:p>A_DEC</text:p>
          </table:table-cell>
          <table:table-cell office:value="7.58650772416" office:value-type="float">
            <text:p>7.58650772416</text:p>
          </table:table-cell>
          <table:table-cell office:value="6.48819745908" office:value-type="float">
            <text:p>6.48819745908</text:p>
          </table:table-cell>
          <table:table-cell office:value="7.20994676115" office:value-type="float">
            <text:p>7.20994676115</text:p>
          </table:table-cell>
          <table:table-cell office:value="7.57540016762" office:value-type="float">
            <text:p>7.57540016762</text:p>
          </table:table-cell>
          <table:table-cell office:value="3.78065142825" office:value-type="float">
            <text:p>3.78065142825</text:p>
          </table:table-cell>
        </table:table-row>
        <table:table-row>
          <table:table-cell office:value-type="string">
            <text:p>R_MIN</text:p>
          </table:table-cell>
          <table:table-cell office:value="4.4906293552" office:value-type="float">
            <text:p>4.4906293552</text:p>
          </table:table-cell>
          <table:table-cell office:value="5.83921933865" office:value-type="float">
            <text:p>5.83921933865</text:p>
          </table:table-cell>
          <table:table-cell office:value="4.5227064737" office:value-type="float">
            <text:p>4.5227064737</text:p>
          </table:table-cell>
          <table:table-cell office:value="4.62759642635" office:value-type="float">
            <text:p>4.62759642635</text:p>
          </table:table-cell>
          <table:table-cell office:value="4.70744861023" office:value-type="float">
            <text:p>4.70744861023</text:p>
          </table:table-cell>
        </table:table-row>
        <table:table-row>
          <table:table-cell office:value-type="string">
            <text:p>GAMMA</text:p>
          </table:table-cell>
          <table:table-cell office:value="0.397732152061" office:value-type="float">
            <text:p>0.397732152061</text:p>
          </table:table-cell>
          <table:table-cell office:value="0.288079073246" office:value-type="float">
            <text:p>0.288079073246</text:p>
          </table:table-cell>
          <table:table-cell office:value="0.302345640032" office:value-type="float">
            <text:p>0.302345640032</text:p>
          </table:table-cell>
          <table:table-cell office:value="0.0568086019267" office:value-type="float">
            <text:p>0.0568086019267</text:p>
          </table:table-cell>
          <table:table-cell office:value="0.304298223246" office:value-type="float">
            <text:p>0.304298223246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369.015806095" office:value-type="float">
            <text:p>369.015806095</text:p>
          </table:table-cell>
          <table:table-cell office:value="435.106522467" office:value-type="float">
            <text:p>435.106522467</text:p>
          </table:table-cell>
          <table:table-cell office:value="324.767797608" office:value-type="float">
            <text:p>324.767797608</text:p>
          </table:table-cell>
          <table:table-cell office:value="190.351772585" office:value-type="float">
            <text:p>190.351772585</text:p>
          </table:table-cell>
          <table:table-cell office:value="464.858077587" office:value-type="float">
            <text:p>464.858077587</text:p>
          </table:table-cell>
        </table:table-row>
      </table:table>
      <table:table table:name="liuyc-1_1-250007_1area3diff(5params)">
        <table:table-row>
          <table:table-cell office:value-type="string">
            <text:p>SLOPE</text:p>
          </table:table-cell>
          <table:table-cell office:value="0.614370796809" office:value-type="float">
            <text:p>0.614370796809</text:p>
          </table:table-cell>
          <table:table-cell office:value="0.851030097412" office:value-type="float">
            <text:p>0.851030097412</text:p>
          </table:table-cell>
          <table:table-cell office:value="1.02135272088" office:value-type="float">
            <text:p>1.02135272088</text:p>
          </table:table-cell>
          <table:table-cell office:value="0.0102626881176" office:value-type="float">
            <text:p>0.0102626881176</text:p>
          </table:table-cell>
          <table:table-cell office:value="0.744496678386" office:value-type="float">
            <text:p>0.744496678386</text:p>
          </table:table-cell>
        </table:table-row>
        <table:table-row>
          <table:table-cell office:value-type="string">
            <text:p>STD</text:p>
          </table:table-cell>
          <table:table-cell office:value="0.459401532541" office:value-type="float">
            <text:p>0.459401532541</text:p>
          </table:table-cell>
          <table:table-cell office:value="0.486248388297" office:value-type="float">
            <text:p>0.486248388297</text:p>
          </table:table-cell>
          <table:table-cell office:value="0.475730071277" office:value-type="float">
            <text:p>0.475730071277</text:p>
          </table:table-cell>
          <table:table-cell office:value="0.0820136368859" office:value-type="float">
            <text:p>0.0820136368859</text:p>
          </table:table-cell>
          <table:table-cell office:value="0.424878338379" office:value-type="float">
            <text:p>0.424878338379</text:p>
          </table:table-cell>
        </table:table-row>
        <table:table-row>
          <table:table-cell office:value-type="string">
            <text:p>A_DEC</text:p>
          </table:table-cell>
          <table:table-cell office:value="1.1218926304" office:value-type="float">
            <text:p>1.1218926304</text:p>
          </table:table-cell>
          <table:table-cell office:value="1.54943025464" office:value-type="float">
            <text:p>1.54943025464</text:p>
          </table:table-cell>
          <table:table-cell office:value="1.93086035455" office:value-type="float">
            <text:p>1.93086035455</text:p>
          </table:table-cell>
          <table:table-cell office:value="6.27315062855" office:value-type="float">
            <text:p>6.27315062855</text:p>
          </table:table-cell>
          <table:table-cell office:value="1.3335476035" office:value-type="float">
            <text:p>1.3335476035</text:p>
          </table:table-cell>
        </table:table-row>
        <table:table-row>
          <table:table-cell office:value-type="string">
            <text:p>R_MIN</text:p>
          </table:table-cell>
          <table:table-cell office:value="12.1568157409" office:value-type="float">
            <text:p>12.1568157409</text:p>
          </table:table-cell>
          <table:table-cell office:value="8.17418209727" office:value-type="float">
            <text:p>8.17418209727</text:p>
          </table:table-cell>
          <table:table-cell office:value="6.54228675274" office:value-type="float">
            <text:p>6.54228675274</text:p>
          </table:table-cell>
          <table:table-cell office:value="4.85362861672" office:value-type="float">
            <text:p>4.85362861672</text:p>
          </table:table-cell>
          <table:table-cell office:value="9.44125770419" office:value-type="float">
            <text:p>9.44125770419</text:p>
          </table:table-cell>
        </table:table-row>
        <table:table-row>
          <table:table-cell office:value-type="string">
            <text:p>GAMMA</text:p>
          </table:table-cell>
          <table:table-cell office:value="5.25576424019" office:value-type="float">
            <text:p>5.25576424019</text:p>
          </table:table-cell>
          <table:table-cell office:value="6.16420272828" office:value-type="float">
            <text:p>6.16420272828</text:p>
          </table:table-cell>
          <table:table-cell office:value="5.79647648958" office:value-type="float">
            <text:p>5.79647648958</text:p>
          </table:table-cell>
          <table:table-cell office:value="0.319546611872" office:value-type="float">
            <text:p>0.319546611872</text:p>
          </table:table-cell>
          <table:table-cell office:value="5.9261980697" office:value-type="float">
            <text:p>5.9261980697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585.154277731" office:value-type="float">
            <text:p>585.154277731</text:p>
          </table:table-cell>
          <table:table-cell office:value="584.855859595" office:value-type="float">
            <text:p>584.855859595</text:p>
          </table:table-cell>
          <table:table-cell office:value="584.895265245" office:value-type="float">
            <text:p>584.895265245</text:p>
          </table:table-cell>
          <table:table-cell office:value="577.627936007" office:value-type="float">
            <text:p>577.627936007</text:p>
          </table:table-cell>
          <table:table-cell office:value="584.911637536" office:value-type="float">
            <text:p>584.911637536</text:p>
          </table:table-cell>
        </table:table-row>
      </table:table>
      <table:table table:name="lukc-1_1-20007_1area3diff(5params)">
        <table:table-row>
          <table:table-cell office:value-type="string">
            <text:p>SLOPE</text:p>
          </table:table-cell>
          <table:table-cell office:value="0.685958114198" office:value-type="float">
            <text:p>0.685958114198</text:p>
          </table:table-cell>
          <table:table-cell office:value="0.674840161293" office:value-type="float">
            <text:p>0.674840161293</text:p>
          </table:table-cell>
          <table:table-cell office:value="0.918776215283" office:value-type="float">
            <text:p>0.918776215283</text:p>
          </table:table-cell>
          <table:table-cell office:value="0.80632005518" office:value-type="float">
            <text:p>0.80632005518</text:p>
          </table:table-cell>
        </table:table-row>
        <table:table-row>
          <table:table-cell office:value-type="string">
            <text:p>STD</text:p>
          </table:table-cell>
          <table:table-cell office:value="0.470665653337" office:value-type="float">
            <text:p>0.470665653337</text:p>
          </table:table-cell>
          <table:table-cell office:value="0.443470904055" office:value-type="float">
            <text:p>0.443470904055</text:p>
          </table:table-cell>
          <table:table-cell office:value="0.461303478872" office:value-type="float">
            <text:p>0.461303478872</text:p>
          </table:table-cell>
          <table:table-cell office:value="0.439940942846" office:value-type="float">
            <text:p>0.439940942846</text:p>
          </table:table-cell>
        </table:table-row>
        <table:table-row>
          <table:table-cell office:value-type="string">
            <text:p>A_DEC</text:p>
          </table:table-cell>
          <table:table-cell office:value="4.03274529629" office:value-type="float">
            <text:p>4.03274529629</text:p>
          </table:table-cell>
          <table:table-cell office:value="5.49133909219" office:value-type="float">
            <text:p>5.49133909219</text:p>
          </table:table-cell>
          <table:table-cell office:value="6.6164559262" office:value-type="float">
            <text:p>6.6164559262</text:p>
          </table:table-cell>
          <table:table-cell office:value="7.11954365943" office:value-type="float">
            <text:p>7.11954365943</text:p>
          </table:table-cell>
        </table:table-row>
        <table:table-row>
          <table:table-cell office:value-type="string">
            <text:p>R_MIN</text:p>
          </table:table-cell>
          <table:table-cell office:value="13.8069477458" office:value-type="float">
            <text:p>13.8069477458</text:p>
          </table:table-cell>
          <table:table-cell office:value="14.9062805306" office:value-type="float">
            <text:p>14.9062805306</text:p>
          </table:table-cell>
          <table:table-cell office:value="9.96712661674" office:value-type="float">
            <text:p>9.96712661674</text:p>
          </table:table-cell>
          <table:table-cell office:value="12.1563668392" office:value-type="float">
            <text:p>12.1563668392</text:p>
          </table:table-cell>
        </table:table-row>
        <table:table-row>
          <table:table-cell office:value-type="string">
            <text:p>GAMMA</text:p>
          </table:table-cell>
          <table:table-cell office:value="5" office:value-type="float">
            <text:p>5</text:p>
          </table:table-cell>
          <table:table-cell office:value="5" office:value-type="float">
            <text:p>5</text:p>
          </table:table-cell>
          <table:table-cell office:value="5" office:value-type="float">
            <text:p>5</text:p>
          </table:table-cell>
          <table:table-cell office:value="5" office:value-type="float">
            <text:p>5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544.978768872" office:value-type="float">
            <text:p>544.978768872</text:p>
          </table:table-cell>
          <table:table-cell office:value="544.658617613" office:value-type="float">
            <text:p>544.658617613</text:p>
          </table:table-cell>
          <table:table-cell office:value="544.931407351" office:value-type="float">
            <text:p>544.931407351</text:p>
          </table:table-cell>
          <table:table-cell office:value="544.852423888" office:value-type="float">
            <text:p>544.852423888</text:p>
          </table:table-cell>
        </table:table-row>
      </table:table>
      <table:table table:name="liuyc-1_1-20007_1area3diff(5params)">
        <table:table-row>
          <table:table-cell office:value-type="string">
            <text:p>SLOPE</text:p>
          </table:table-cell>
          <table:table-cell office:value="0.954539653183" office:value-type="float">
            <text:p>0.954539653183</text:p>
          </table:table-cell>
          <table:table-cell office:value="0.928412300248" office:value-type="float">
            <text:p>0.928412300248</text:p>
          </table:table-cell>
          <table:table-cell office:value="0.805526858791" office:value-type="float">
            <text:p>0.805526858791</text:p>
          </table:table-cell>
          <table:table-cell office:value="0.906572844741" office:value-type="float">
            <text:p>0.906572844741</text:p>
          </table:table-cell>
          <table:table-cell office:value="0.3" office:value-type="float">
            <text:p>0.3</text:p>
          </table:table-cell>
        </table:table-row>
        <table:table-row>
          <table:table-cell office:value-type="string">
            <text:p>STD</text:p>
          </table:table-cell>
          <table:table-cell office:value="0.394514058901" office:value-type="float">
            <text:p>0.394514058901</text:p>
          </table:table-cell>
          <table:table-cell office:value="0.382740946236" office:value-type="float">
            <text:p>0.382740946236</text:p>
          </table:table-cell>
          <table:table-cell office:value="0.396968809366" office:value-type="float">
            <text:p>0.396968809366</text:p>
          </table:table-cell>
          <table:table-cell office:value="0.424765597682" office:value-type="float">
            <text:p>0.424765597682</text:p>
          </table:table-cell>
          <table:table-cell office:value="0.08" office:value-type="float">
            <text:p>0.08</text:p>
          </table:table-cell>
        </table:table-row>
        <table:table-row>
          <table:table-cell office:value-type="string">
            <text:p>A_DEC</text:p>
          </table:table-cell>
          <table:table-cell office:value="1.82386969977" office:value-type="float">
            <text:p>1.82386969977</text:p>
          </table:table-cell>
          <table:table-cell office:value="1.78507374714" office:value-type="float">
            <text:p>1.78507374714</text:p>
          </table:table-cell>
          <table:table-cell office:value="1.47023436503" office:value-type="float">
            <text:p>1.47023436503</text:p>
          </table:table-cell>
          <table:table-cell office:value="1.93314531589" office:value-type="float">
            <text:p>1.93314531589</text:p>
          </table:table-cell>
          <table:table-cell office:value="8.5" office:value-type="float">
            <text:p>8.5</text:p>
          </table:table-cell>
        </table:table-row>
        <table:table-row>
          <table:table-cell office:value-type="string">
            <text:p>R_MIN</text:p>
          </table:table-cell>
          <table:table-cell office:value="7.05895021081" office:value-type="float">
            <text:p>7.05895021081</text:p>
          </table:table-cell>
          <table:table-cell office:value="7.49025733296" office:value-type="float">
            <text:p>7.49025733296</text:p>
          </table:table-cell>
          <table:table-cell office:value="8.64448501631" office:value-type="float">
            <text:p>8.64448501631</text:p>
          </table:table-cell>
          <table:table-cell office:value="8.10191134168" office:value-type="float">
            <text:p>8.10191134168</text:p>
          </table:table-cell>
          <table:table-cell office:value="3" office:value-type="float">
            <text:p>3</text:p>
          </table:table-cell>
        </table:table-row>
        <table:table-row>
          <table:table-cell office:value-type="string">
            <text:p>GAMMA</text:p>
          </table:table-cell>
          <table:table-cell office:value="5" office:value-type="float">
            <text:p>5</text:p>
          </table:table-cell>
          <table:table-cell office:value="5" office:value-type="float">
            <text:p>5</text:p>
          </table:table-cell>
          <table:table-cell office:value="5" office:value-type="float">
            <text:p>5</text:p>
          </table:table-cell>
          <table:table-cell office:value="5" office:value-type="float">
            <text:p>5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585.377466946" office:value-type="float">
            <text:p>585.377466946</text:p>
          </table:table-cell>
          <table:table-cell office:value="585.725979769" office:value-type="float">
            <text:p>585.725979769</text:p>
          </table:table-cell>
          <table:table-cell office:value="584.967798156" office:value-type="float">
            <text:p>584.967798156</text:p>
          </table:table-cell>
          <table:table-cell office:value="585.973771493" office:value-type="float">
            <text:p>585.973771493</text:p>
          </table:table-cell>
          <table:table-cell office:value="680.857582229" office:value-type="float">
            <text:p>680.857582229</text:p>
          </table:table-cell>
        </table:table-row>
      </table:table>
      <table:table table:name="lukc-1_1-20077_1area3diff(5params)">
        <table:table-row>
          <table:table-cell office:value-type="string">
            <text:p>SLOPE</text:p>
          </table:table-cell>
          <table:table-cell office:value="0.390454613966" office:value-type="float">
            <text:p>0.390454613966</text:p>
          </table:table-cell>
          <table:table-cell office:value="0.432714125506" office:value-type="float">
            <text:p>0.432714125506</text:p>
          </table:table-cell>
          <table:table-cell office:value="0.406271750807" office:value-type="float">
            <text:p>0.406271750807</text:p>
          </table:table-cell>
          <table:table-cell office:value="0.532646637038" office:value-type="float">
            <text:p>0.532646637038</text:p>
          </table:table-cell>
        </table:table-row>
        <table:table-row>
          <table:table-cell office:value-type="string">
            <text:p>STD</text:p>
          </table:table-cell>
          <table:table-cell office:value="0.36281395192" office:value-type="float">
            <text:p>0.36281395192</text:p>
          </table:table-cell>
          <table:table-cell office:value="0.365377892684" office:value-type="float">
            <text:p>0.365377892684</text:p>
          </table:table-cell>
          <table:table-cell office:value="0.409113206914" office:value-type="float">
            <text:p>0.409113206914</text:p>
          </table:table-cell>
          <table:table-cell office:value="0.388440344942" office:value-type="float">
            <text:p>0.388440344942</text:p>
          </table:table-cell>
        </table:table-row>
        <table:table-row>
          <table:table-cell office:value-type="string">
            <text:p>A_DEC</text:p>
          </table:table-cell>
          <table:table-cell office:value="1.09748605209" office:value-type="float">
            <text:p>1.09748605209</text:p>
          </table:table-cell>
          <table:table-cell office:value="1.14079765534" office:value-type="float">
            <text:p>1.14079765534</text:p>
          </table:table-cell>
          <table:table-cell office:value="1.59854866511" office:value-type="float">
            <text:p>1.59854866511</text:p>
          </table:table-cell>
          <table:table-cell office:value="1.78521950337" office:value-type="float">
            <text:p>1.78521950337</text:p>
          </table:table-cell>
        </table:table-row>
        <table:table-row>
          <table:table-cell office:value-type="string">
            <text:p>R_MIN</text:p>
          </table:table-cell>
          <table:table-cell office:value="6.52875405267" office:value-type="float">
            <text:p>6.52875405267</text:p>
          </table:table-cell>
          <table:table-cell office:value="4.98700933851" office:value-type="float">
            <text:p>4.98700933851</text:p>
          </table:table-cell>
          <table:table-cell office:value="8.30938066899" office:value-type="float">
            <text:p>8.30938066899</text:p>
          </table:table-cell>
          <table:table-cell office:value="5.12583404257" office:value-type="float">
            <text:p>5.12583404257</text:p>
          </table:table-cell>
        </table:table-row>
        <table:table-row>
          <table:table-cell office:value-type="string">
            <text:p>GAMMA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543.983765693" office:value-type="float">
            <text:p>543.983765693</text:p>
          </table:table-cell>
          <table:table-cell office:value="543.534513281" office:value-type="float">
            <text:p>543.534513281</text:p>
          </table:table-cell>
          <table:table-cell office:value="544.314808351" office:value-type="float">
            <text:p>544.314808351</text:p>
          </table:table-cell>
          <table:table-cell office:value="544.09151793" office:value-type="float">
            <text:p>544.09151793</text:p>
          </table:table-cell>
        </table:table-row>
      </table:table>
      <table:table table:name="liuyc-1_1-20077_1area3diff(5params)">
        <table:table-row>
          <table:table-cell office:value-type="string">
            <text:p>SLOPE</text:p>
          </table:table-cell>
          <table:table-cell office:value="0.768482245688" office:value-type="float">
            <text:p>0.768482245688</text:p>
          </table:table-cell>
          <table:table-cell office:value="0.654901816483" office:value-type="float">
            <text:p>0.654901816483</text:p>
          </table:table-cell>
          <table:table-cell office:value="0.62853242235" office:value-type="float">
            <text:p>0.62853242235</text:p>
          </table:table-cell>
          <table:table-cell office:value="0.629056121757" office:value-type="float">
            <text:p>0.629056121757</text:p>
          </table:table-cell>
        </table:table-row>
        <table:table-row>
          <table:table-cell office:value-type="string">
            <text:p>STD</text:p>
          </table:table-cell>
          <table:table-cell office:value="0.173758293465" office:value-type="float">
            <text:p>0.173758293465</text:p>
          </table:table-cell>
          <table:table-cell office:value="0.177631868947" office:value-type="float">
            <text:p>0.177631868947</text:p>
          </table:table-cell>
          <table:table-cell office:value="0.203032510884" office:value-type="float">
            <text:p>0.203032510884</text:p>
          </table:table-cell>
          <table:table-cell office:value="0.169213232467" office:value-type="float">
            <text:p>0.169213232467</text:p>
          </table:table-cell>
        </table:table-row>
        <table:table-row>
          <table:table-cell office:value-type="string">
            <text:p>A_DEC</text:p>
          </table:table-cell>
          <table:table-cell office:value="7.81156896374" office:value-type="float">
            <text:p>7.81156896374</text:p>
          </table:table-cell>
          <table:table-cell office:value="5.18545517629" office:value-type="float">
            <text:p>5.18545517629</text:p>
          </table:table-cell>
          <table:table-cell office:value="7.17486014559" office:value-type="float">
            <text:p>7.17486014559</text:p>
          </table:table-cell>
          <table:table-cell office:value="5.41850812979" office:value-type="float">
            <text:p>5.41850812979</text:p>
          </table:table-cell>
        </table:table-row>
        <table:table-row>
          <table:table-cell office:value-type="string">
            <text:p>R_MIN</text:p>
          </table:table-cell>
          <table:table-cell office:value="11.8487026554" office:value-type="float">
            <text:p>11.8487026554</text:p>
          </table:table-cell>
          <table:table-cell office:value="13.7284779304" office:value-type="float">
            <text:p>13.7284779304</text:p>
          </table:table-cell>
          <table:table-cell office:value="14.7454907568" office:value-type="float">
            <text:p>14.7454907568</text:p>
          </table:table-cell>
          <table:table-cell office:value="14.8355997314" office:value-type="float">
            <text:p>14.8355997314</text:p>
          </table:table-cell>
        </table:table-row>
        <table:table-row>
          <table:table-cell office:value-type="string">
            <text:p>GAMMA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  <table:table-cell office:value="2" office:value-type="float">
            <text:p>2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586.795753017" office:value-type="float">
            <text:p>586.795753017</text:p>
          </table:table-cell>
          <table:table-cell office:value="586.787967463" office:value-type="float">
            <text:p>586.787967463</text:p>
          </table:table-cell>
          <table:table-cell office:value="586.851570626" office:value-type="float">
            <text:p>586.851570626</text:p>
          </table:table-cell>
          <table:table-cell office:value="586.713792438" office:value-type="float">
            <text:p>586.713792438</text:p>
          </table:table-cell>
        </table:table-row>
      </table:table>
      <table:table table:name="liuyc-1_1-20077_1area3diff(4params)">
        <table:table-row>
          <table:table-cell office:value-type="string">
            <text:p>SLOPE</text:p>
          </table:table-cell>
          <table:table-cell office:value="0.3" office:value-type="float">
            <text:p>0.3</text:p>
          </table:table-cell>
          <table:table-cell office:value="1.05520034702" office:value-type="float">
            <text:p>1.05520034702</text:p>
          </table:table-cell>
          <table:table-cell office:value="0.95539482314" office:value-type="float">
            <text:p>0.95539482314</text:p>
          </table:table-cell>
          <table:table-cell office:value="0.89126721839" office:value-type="float">
            <text:p>0.89126721839</text:p>
          </table:table-cell>
          <table:table-cell office:value="0.941702972309" office:value-type="float">
            <text:p>0.941702972309</text:p>
          </table:table-cell>
          <table:table-cell office:value="0.830214543233" office:value-type="float">
            <text:p>0.830214543233</text:p>
          </table:table-cell>
          <table:table-cell office:value="0.582474964197" office:value-type="float">
            <text:p>0.582474964197</text:p>
          </table:table-cell>
          <table:table-cell office:value="0.555956327464" office:value-type="float">
            <text:p>0.555956327464</text:p>
          </table:table-cell>
          <table:table-cell office:value="0.64821566429" office:value-type="float">
            <text:p>0.64821566429</text:p>
          </table:table-cell>
        </table:table-row>
        <table:table-row>
          <table:table-cell office:value-type="string">
            <text:p>STD</text:p>
          </table:table-cell>
          <table:table-cell office:value="0.08" office:value-type="float">
            <text:p>0.08</text:p>
          </table:table-cell>
          <table:table-cell office:value="0.113833623624" office:value-type="float">
            <text:p>0.113833623624</text:p>
          </table:table-cell>
          <table:table-cell office:value="0.109037214408" office:value-type="float">
            <text:p>0.109037214408</text:p>
          </table:table-cell>
          <table:table-cell office:value="0.113474186018" office:value-type="float">
            <text:p>0.113474186018</text:p>
          </table:table-cell>
          <table:table-cell office:value="0.118008649991" office:value-type="float">
            <text:p>0.118008649991</text:p>
          </table:table-cell>
          <table:table-cell office:value="0.0321820403356" office:value-type="float">
            <text:p>0.0321820403356</text:p>
          </table:table-cell>
          <table:table-cell office:value="0.0345525131984" office:value-type="float">
            <text:p>0.0345525131984</text:p>
          </table:table-cell>
          <table:table-cell office:value="0.0398578174326" office:value-type="float">
            <text:p>0.0398578174326</text:p>
          </table:table-cell>
          <table:table-cell office:value="0.0294304963541" office:value-type="float">
            <text:p>0.0294304963541</text:p>
          </table:table-cell>
        </table:table-row>
        <table:table-row>
          <table:table-cell office:value-type="string">
            <text:p>A_DEC</text:p>
          </table:table-cell>
          <table:table-cell office:value="8.5" office:value-type="float">
            <text:p>8.5</text:p>
          </table:table-cell>
          <table:table-cell office:value="6.36515777649" office:value-type="float">
            <text:p>6.36515777649</text:p>
          </table:table-cell>
          <table:table-cell office:value="4.97472984452" office:value-type="float">
            <text:p>4.97472984452</text:p>
          </table:table-cell>
          <table:table-cell office:value="4.804409708" office:value-type="float">
            <text:p>4.804409708</text:p>
          </table:table-cell>
          <table:table-cell office:value="6.46098587341" office:value-type="float">
            <text:p>6.46098587341</text:p>
          </table:table-cell>
          <table:table-cell office:value="7.31029918868" office:value-type="float">
            <text:p>7.31029918868</text:p>
          </table:table-cell>
          <table:table-cell office:value="5.61578006649" office:value-type="float">
            <text:p>5.61578006649</text:p>
          </table:table-cell>
          <table:table-cell office:value="6.55304982793" office:value-type="float">
            <text:p>6.55304982793</text:p>
          </table:table-cell>
          <table:table-cell office:value="3.17513796464" office:value-type="float">
            <text:p>3.17513796464</text:p>
          </table:table-cell>
        </table:table-row>
        <table:table-row>
          <table:table-cell office:value-type="string">
            <text:p>R_MIN</text:p>
          </table:table-cell>
          <table:table-cell office:value="3" office:value-type="float">
            <text:p>3</text:p>
          </table:table-cell>
          <table:table-cell office:value="7.28480017638" office:value-type="float">
            <text:p>7.28480017638</text:p>
          </table:table-cell>
          <table:table-cell office:value="8.04895633321" office:value-type="float">
            <text:p>8.04895633321</text:p>
          </table:table-cell>
          <table:table-cell office:value="8.829927049" office:value-type="float">
            <text:p>8.829927049</text:p>
          </table:table-cell>
          <table:table-cell office:value="8.59696202517" office:value-type="float">
            <text:p>8.59696202517</text:p>
          </table:table-cell>
          <table:table-cell office:value="9.01854401214" office:value-type="float">
            <text:p>9.01854401214</text:p>
          </table:table-cell>
          <table:table-cell office:value="13.9101290604" office:value-type="float">
            <text:p>13.9101290604</text:p>
          </table:table-cell>
          <table:table-cell office:value="14.676982639" office:value-type="float">
            <text:p>14.676982639</text:p>
          </table:table-cell>
          <table:table-cell office:value="11.7674468696" office:value-type="float">
            <text:p>11.7674468696</text:p>
          </table:table-cell>
        </table:table-row>
        <table:table-row>
          <table:table-cell office:value-type="string">
            <text:p>GAMMA</text:p>
          </table:table-cell>
          <table:table-cell office:value="1" office:value-type="float">
            <text:p>1</text:p>
          </table:table-cell>
          <table:table-cell office:value="1.35" office:value-type="float">
            <text:p>1.35</text:p>
          </table:table-cell>
          <table:table-cell office:value="1.35" office:value-type="float">
            <text:p>1.35</text:p>
          </table:table-cell>
          <table:table-cell office:value="1.35" office:value-type="float">
            <text:p>1.35</text:p>
          </table:table-cell>
          <table:table-cell office:value="1.35" office:value-type="float">
            <text:p>1.35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680.857582229" office:value-type="float">
            <text:p>680.857582229</text:p>
          </table:table-cell>
          <table:table-cell office:value="589.035882227" office:value-type="float">
            <text:p>589.035882227</text:p>
          </table:table-cell>
          <table:table-cell office:value="589.05558503" office:value-type="float">
            <text:p>589.05558503</text:p>
          </table:table-cell>
          <table:table-cell office:value="588.845085151" office:value-type="float">
            <text:p>588.845085151</text:p>
          </table:table-cell>
          <table:table-cell office:value="589.018216486" office:value-type="float">
            <text:p>589.018216486</text:p>
          </table:table-cell>
          <table:table-cell office:value="591.196488717" office:value-type="float">
            <text:p>591.196488717</text:p>
          </table:table-cell>
          <table:table-cell office:value="590.699588575" office:value-type="float">
            <text:p>590.699588575</text:p>
          </table:table-cell>
          <table:table-cell office:value="590.765243766" office:value-type="float">
            <text:p>590.765243766</text:p>
          </table:table-cell>
          <table:table-cell office:value="590.98831424" office:value-type="float">
            <text:p>590.98831424</text:p>
          </table:table-cell>
        </table:table-row>
      </table:table>
      <table:table table:name="lukc-1_1-20077_1area3diff(4params)">
        <table:table-row>
          <table:table-cell office:value-type="string">
            <text:p>SLOPE</text:p>
          </table:table-cell>
          <table:table-cell office:value="0.0110466323738" office:value-type="float">
            <text:p>0.0110466323738</text:p>
          </table:table-cell>
          <table:table-cell office:value="0.0100483674253" office:value-type="float">
            <text:p>0.0100483674253</text:p>
          </table:table-cell>
          <table:table-cell office:value="0.0110811003789" office:value-type="float">
            <text:p>0.0110811003789</text:p>
          </table:table-cell>
          <table:table-cell office:value="0.0101852889618" office:value-type="float">
            <text:p>0.0101852889618</text:p>
          </table:table-cell>
          <table:table-cell office:value="0.443590352745" office:value-type="float">
            <text:p>0.443590352745</text:p>
          </table:table-cell>
          <table:table-cell office:value="0.321633364748" office:value-type="float">
            <text:p>0.321633364748</text:p>
          </table:table-cell>
          <table:table-cell office:value="0.721824011906" office:value-type="float">
            <text:p>0.721824011906</text:p>
          </table:table-cell>
          <table:table-cell office:value="0.456731496672" office:value-type="float">
            <text:p>0.456731496672</text:p>
          </table:table-cell>
          <table:table-cell office:value="0.457210302147" office:value-type="float">
            <text:p>0.457210302147</text:p>
          </table:table-cell>
          <table:table-cell office:value="0.271676640922" office:value-type="float">
            <text:p>0.271676640922</text:p>
          </table:table-cell>
          <table:table-cell office:value="0.351066006101" office:value-type="float">
            <text:p>0.351066006101</text:p>
          </table:table-cell>
          <table:table-cell office:value="0.264119091966" office:value-type="float">
            <text:p>0.264119091966</text:p>
          </table:table-cell>
          <table:table-cell office:value="0.415825755564" office:value-type="float">
            <text:p>0.415825755564</text:p>
          </table:table-cell>
          <table:table-cell office:value="0.52776639476" office:value-type="float">
            <text:p>0.52776639476</text:p>
          </table:table-cell>
          <table:table-cell office:value="0.28135699423" office:value-type="float">
            <text:p>0.28135699423</text:p>
          </table:table-cell>
          <table:table-cell office:value="0.358354172883" office:value-type="float">
            <text:p>0.358354172883</text:p>
          </table:table-cell>
          <table:table-cell office:value="0.0102619265172" office:value-type="float">
            <text:p>0.0102619265172</text:p>
          </table:table-cell>
          <table:table-cell office:value="0.429088992986" office:value-type="float">
            <text:p>0.429088992986</text:p>
          </table:table-cell>
          <table:table-cell office:value="0.254457617895" office:value-type="float">
            <text:p>0.254457617895</text:p>
          </table:table-cell>
          <table:table-cell office:value="0.417973989178" office:value-type="float">
            <text:p>0.417973989178</text:p>
          </table:table-cell>
        </table:table-row>
        <table:table-row>
          <table:table-cell office:value-type="string">
            <text:p>STD</text:p>
          </table:table-cell>
          <table:table-cell office:value="0.442462625955" office:value-type="float">
            <text:p>0.442462625955</text:p>
          </table:table-cell>
          <table:table-cell office:value="0.350491537752" office:value-type="float">
            <text:p>0.350491537752</text:p>
          </table:table-cell>
          <table:table-cell office:value="0.079979768159" office:value-type="float">
            <text:p>0.079979768159</text:p>
          </table:table-cell>
          <table:table-cell office:value="0.405029555087" office:value-type="float">
            <text:p>0.405029555087</text:p>
          </table:table-cell>
          <table:table-cell office:value="0.153181517223" office:value-type="float">
            <text:p>0.153181517223</text:p>
          </table:table-cell>
          <table:table-cell office:value="0.086587052294" office:value-type="float">
            <text:p>0.086587052294</text:p>
          </table:table-cell>
          <table:table-cell office:value="0.0381555718717" office:value-type="float">
            <text:p>0.0381555718717</text:p>
          </table:table-cell>
          <table:table-cell office:value="0.133287667259" office:value-type="float">
            <text:p>0.133287667259</text:p>
          </table:table-cell>
          <table:table-cell office:value="0.031607352615" office:value-type="float">
            <text:p>0.031607352615</text:p>
          </table:table-cell>
          <table:table-cell office:value="0.0238709167408" office:value-type="float">
            <text:p>0.0238709167408</text:p>
          </table:table-cell>
          <table:table-cell office:value="0.0341535371172" office:value-type="float">
            <text:p>0.0341535371172</text:p>
          </table:table-cell>
          <table:table-cell office:value="0.0271196326553" office:value-type="float">
            <text:p>0.0271196326553</text:p>
          </table:table-cell>
          <table:table-cell office:value="0.0337237290854" office:value-type="float">
            <text:p>0.0337237290854</text:p>
          </table:table-cell>
          <table:table-cell office:value="0.0171636115866" office:value-type="float">
            <text:p>0.0171636115866</text:p>
          </table:table-cell>
          <table:table-cell office:value="0.0234186996008" office:value-type="float">
            <text:p>0.0234186996008</text:p>
          </table:table-cell>
          <table:table-cell office:value="0.0146044233547" office:value-type="float">
            <text:p>0.0146044233547</text:p>
          </table:table-cell>
          <table:table-cell office:value="0.439466814657" office:value-type="float">
            <text:p>0.439466814657</text:p>
          </table:table-cell>
          <table:table-cell office:value="0.0305674146774" office:value-type="float">
            <text:p>0.0305674146774</text:p>
          </table:table-cell>
          <table:table-cell office:value="0.0319993205553" office:value-type="float">
            <text:p>0.0319993205553</text:p>
          </table:table-cell>
          <table:table-cell office:value="0.0230628977439" office:value-type="float">
            <text:p>0.0230628977439</text:p>
          </table:table-cell>
        </table:table-row>
        <table:table-row>
          <table:table-cell office:value-type="string">
            <text:p>A_DEC</text:p>
          </table:table-cell>
          <table:table-cell office:value="7.55104688281" office:value-type="float">
            <text:p>7.55104688281</text:p>
          </table:table-cell>
          <table:table-cell office:value="6.82698682573" office:value-type="float">
            <text:p>6.82698682573</text:p>
          </table:table-cell>
          <table:table-cell office:value="6.7849583692" office:value-type="float">
            <text:p>6.7849583692</text:p>
          </table:table-cell>
          <table:table-cell office:value="5.93046026446" office:value-type="float">
            <text:p>5.93046026446</text:p>
          </table:table-cell>
          <table:table-cell office:value="1.46079474254" office:value-type="float">
            <text:p>1.46079474254</text:p>
          </table:table-cell>
          <table:table-cell office:value="1.30497594663" office:value-type="float">
            <text:p>1.30497594663</text:p>
          </table:table-cell>
          <table:table-cell office:value="1.91405928274" office:value-type="float">
            <text:p>1.91405928274</text:p>
          </table:table-cell>
          <table:table-cell office:value="1.56547005547" office:value-type="float">
            <text:p>1.56547005547</text:p>
          </table:table-cell>
          <table:table-cell office:value="2.1922887212" office:value-type="float">
            <text:p>2.1922887212</text:p>
          </table:table-cell>
          <table:table-cell office:value="1.50093398257" office:value-type="float">
            <text:p>1.50093398257</text:p>
          </table:table-cell>
          <table:table-cell office:value="1.36524893892" office:value-type="float">
            <text:p>1.36524893892</text:p>
          </table:table-cell>
          <table:table-cell office:value="2.98291631829" office:value-type="float">
            <text:p>2.98291631829</text:p>
          </table:table-cell>
          <table:table-cell office:value="2.44382456287" office:value-type="float">
            <text:p>2.44382456287</text:p>
          </table:table-cell>
          <table:table-cell office:value="2.56156289701" office:value-type="float">
            <text:p>2.56156289701</text:p>
          </table:table-cell>
          <table:table-cell office:value="1.07836317785" office:value-type="float">
            <text:p>1.07836317785</text:p>
          </table:table-cell>
          <table:table-cell office:value="1.38405757253" office:value-type="float">
            <text:p>1.38405757253</text:p>
          </table:table-cell>
          <table:table-cell office:value="7.44004330969" office:value-type="float">
            <text:p>7.44004330969</text:p>
          </table:table-cell>
          <table:table-cell office:value="2.65331101883" office:value-type="float">
            <text:p>2.65331101883</text:p>
          </table:table-cell>
          <table:table-cell office:value="2.35329025105" office:value-type="float">
            <text:p>2.35329025105</text:p>
          </table:table-cell>
          <table:table-cell office:value="2.12595485099" office:value-type="float">
            <text:p>2.12595485099</text:p>
          </table:table-cell>
        </table:table-row>
        <table:table-row>
          <table:table-cell office:value-type="string">
            <text:p>R_MIN</text:p>
          </table:table-cell>
          <table:table-cell office:value="4.85317518939" office:value-type="float">
            <text:p>4.85317518939</text:p>
          </table:table-cell>
          <table:table-cell office:value="5.04739463291" office:value-type="float">
            <text:p>5.04739463291</text:p>
          </table:table-cell>
          <table:table-cell office:value="5.24660191477" office:value-type="float">
            <text:p>5.24660191477</text:p>
          </table:table-cell>
          <table:table-cell office:value="4.88325617708" office:value-type="float">
            <text:p>4.88325617708</text:p>
          </table:table-cell>
          <table:table-cell office:value="5.33724698972" office:value-type="float">
            <text:p>5.33724698972</text:p>
          </table:table-cell>
          <table:table-cell office:value="6.1988315477" office:value-type="float">
            <text:p>6.1988315477</text:p>
          </table:table-cell>
          <table:table-cell office:value="11.8257435704" office:value-type="float">
            <text:p>11.8257435704</text:p>
          </table:table-cell>
          <table:table-cell office:value="5.20513126441" office:value-type="float">
            <text:p>5.20513126441</text:p>
          </table:table-cell>
          <table:table-cell office:value="4.76379840639" office:value-type="float">
            <text:p>4.76379840639</text:p>
          </table:table-cell>
          <table:table-cell office:value="11.2812922118" office:value-type="float">
            <text:p>11.2812922118</text:p>
          </table:table-cell>
          <table:table-cell office:value="5.53496896635" office:value-type="float">
            <text:p>5.53496896635</text:p>
          </table:table-cell>
          <table:table-cell office:value="13.8320447113" office:value-type="float">
            <text:p>13.8320447113</text:p>
          </table:table-cell>
          <table:table-cell office:value="6.07538260507" office:value-type="float">
            <text:p>6.07538260507</text:p>
          </table:table-cell>
          <table:table-cell office:value="4.5393304067" office:value-type="float">
            <text:p>4.5393304067</text:p>
          </table:table-cell>
          <table:table-cell office:value="8.31571053159" office:value-type="float">
            <text:p>8.31571053159</text:p>
          </table:table-cell>
          <table:table-cell office:value="6.80631142399" office:value-type="float">
            <text:p>6.80631142399</text:p>
          </table:table-cell>
          <table:table-cell office:value="4.86377333511" office:value-type="float">
            <text:p>4.86377333511</text:p>
          </table:table-cell>
          <table:table-cell office:value="6.13397512848" office:value-type="float">
            <text:p>6.13397512848</text:p>
          </table:table-cell>
          <table:table-cell office:value="13.437247494" office:value-type="float">
            <text:p>13.437247494</text:p>
          </table:table-cell>
          <table:table-cell office:value="6.13858787056" office:value-type="float">
            <text:p>6.13858787056</text:p>
          </table:table-cell>
        </table:table-row>
        <table:table-row>
          <table:table-cell office:value-type="string">
            <text:p>GAMMA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.35" office:value-type="float">
            <text:p>1.35</text:p>
          </table:table-cell>
          <table:table-cell office:value="1.35" office:value-type="float">
            <text:p>1.35</text:p>
          </table:table-cell>
          <table:table-cell office:value="1.35" office:value-type="float">
            <text:p>1.35</text:p>
          </table:table-cell>
          <table:table-cell office:value="1.35" office:value-type="float">
            <text:p>1.35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  <table:table-cell office:value="1.1" office:value-type="float">
            <text:p>1.1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543.284186888" office:value-type="float">
            <text:p>543.284186888</text:p>
          </table:table-cell>
          <table:table-cell office:value="544.714944762" office:value-type="float">
            <text:p>544.714944762</text:p>
          </table:table-cell>
          <table:table-cell office:value="569.251472865" office:value-type="float">
            <text:p>569.251472865</text:p>
          </table:table-cell>
          <table:table-cell office:value="538.742485024" office:value-type="float">
            <text:p>538.742485024</text:p>
          </table:table-cell>
          <table:table-cell office:value="546.655157017" office:value-type="float">
            <text:p>546.655157017</text:p>
          </table:table-cell>
          <table:table-cell office:value="547.466670613" office:value-type="float">
            <text:p>547.466670613</text:p>
          </table:table-cell>
          <table:table-cell office:value="547.195385815" office:value-type="float">
            <text:p>547.195385815</text:p>
          </table:table-cell>
          <table:table-cell office:value="546.534810003" office:value-type="float">
            <text:p>546.534810003</text:p>
          </table:table-cell>
          <table:table-cell office:value="547.683422509" office:value-type="float">
            <text:p>547.683422509</text:p>
          </table:table-cell>
          <table:table-cell office:value="548.413252929" office:value-type="float">
            <text:p>548.413252929</text:p>
          </table:table-cell>
          <table:table-cell office:value="547.934254459" office:value-type="float">
            <text:p>547.934254459</text:p>
          </table:table-cell>
          <table:table-cell office:value="548.331021626" office:value-type="float">
            <text:p>548.331021626</text:p>
          </table:table-cell>
          <table:table-cell office:value="547.956887918" office:value-type="float">
            <text:p>547.956887918</text:p>
          </table:table-cell>
          <table:table-cell office:value="547.774160882" office:value-type="float">
            <text:p>547.774160882</text:p>
          </table:table-cell>
          <table:table-cell office:value="547.656531576" office:value-type="float">
            <text:p>547.656531576</text:p>
          </table:table-cell>
          <table:table-cell office:value="547.465674943" office:value-type="float">
            <text:p>547.465674943</text:p>
          </table:table-cell>
          <table:table-cell office:value="541.071152625" office:value-type="float">
            <text:p>541.071152625</text:p>
          </table:table-cell>
          <table:table-cell office:value="547.761698915" office:value-type="float">
            <text:p>547.761698915</text:p>
          </table:table-cell>
          <table:table-cell office:value="548.170103118" office:value-type="float">
            <text:p>548.170103118</text:p>
          </table:table-cell>
          <table:table-cell office:value="547.61306309" office:value-type="float">
            <text:p>547.61306309</text:p>
          </table:table-cell>
        </table:table-row>
      </table:table>
      <table:table table:name="liuyc-1_1-50077_1area1diff(4params)">
        <table:table-row>
          <table:table-cell office:value-type="string">
            <text:p>DELTA</text:p>
          </table:table-cell>
          <table:table-cell office:value="-1.84479521068" office:value-type="float">
            <text:p>-1.84479521068</text:p>
          </table:table-cell>
          <table:table-cell office:value="-4.38134816962" office:value-type="float">
            <text:p>-4.38134816962</text:p>
          </table:table-cell>
          <table:table-cell office:value="-3.13428764585" office:value-type="float">
            <text:p>-3.13428764585</text:p>
          </table:table-cell>
          <table:table-cell office:value="-4.03843862947" office:value-type="float">
            <text:p>-4.03843862947</text:p>
          </table:table-cell>
        </table:table-row>
        <table:table-row>
          <table:table-cell office:value-type="string">
            <text:p>STD</text:p>
          </table:table-cell>
          <table:table-cell office:value="0.457572422726" office:value-type="float">
            <text:p>0.457572422726</text:p>
          </table:table-cell>
          <table:table-cell office:value="0.484231138582" office:value-type="float">
            <text:p>0.484231138582</text:p>
          </table:table-cell>
          <table:table-cell office:value="0.464673212596" office:value-type="float">
            <text:p>0.464673212596</text:p>
          </table:table-cell>
          <table:table-cell office:value="0.232757165398" office:value-type="float">
            <text:p>0.232757165398</text:p>
          </table:table-cell>
        </table:table-row>
        <table:table-row>
          <table:table-cell office:value-type="string">
            <text:p>A_DEC</text:p>
          </table:table-cell>
          <table:table-cell office:value="6.43297027788" office:value-type="float">
            <text:p>6.43297027788</text:p>
          </table:table-cell>
          <table:table-cell office:value="2.46939759369" office:value-type="float">
            <text:p>2.46939759369</text:p>
          </table:table-cell>
          <table:table-cell office:value="2.22529588678" office:value-type="float">
            <text:p>2.22529588678</text:p>
          </table:table-cell>
          <table:table-cell office:value="1.63414589695" office:value-type="float">
            <text:p>1.63414589695</text:p>
          </table:table-cell>
        </table:table-row>
        <table:table-row>
          <table:table-cell office:value-type="string">
            <text:p>R_MIN</text:p>
          </table:table-cell>
          <table:table-cell office:value="4.48434690161" office:value-type="float">
            <text:p>4.48434690161</text:p>
          </table:table-cell>
          <table:table-cell office:value="14.2484419812" office:value-type="float">
            <text:p>14.2484419812</text:p>
          </table:table-cell>
          <table:table-cell office:value="7.24416325245" office:value-type="float">
            <text:p>7.24416325245</text:p>
          </table:table-cell>
          <table:table-cell office:value="9.64724411799" office:value-type="float">
            <text:p>9.64724411799</text:p>
          </table:table-cell>
        </table:table-row>
        <table:table-row>
          <table:table-cell office:value-type="string">
            <text:p>WEIGHT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PENALTY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energy</text:p>
          </table:table-cell>
          <table:table-cell office:value="99.8288218511" office:value-type="float">
            <text:p>99.8288218511</text:p>
          </table:table-cell>
          <table:table-cell office:value="102.922433884" office:value-type="float">
            <text:p>102.922433884</text:p>
          </table:table-cell>
          <table:table-cell office:value="99.3407495068" office:value-type="float">
            <text:p>99.3407495068</text:p>
          </table:table-cell>
          <table:table-cell office:value="90.7505970466" office:value-type="float">
            <text:p>90.7505970466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